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6" style:family="paragraph" style:parent-style-name="Standard">
      <style:paragraph-properties fo:margin-bottom="0.1667in" style:line-height-at-least="0.2361in"/>
      <style:text-properties style:font-name="PingFang TC" fo:font-size="12.0pt" fo:color="#032726"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letter-spacing="0.0000in" fo:color="#000000"/>
    </style:style>
    <style:style style:name="T5" style:family="text">
      <style:text-properties fo:letter-spacing="0.0000in" fo:color="#000000"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06.30 04:49 | </text:span><text:span text:style-name="T2">#</text:span></text:p>
      <text:p text:style-name="P2"><text:span text:style-name="T1">底下是透過本院 mailing list 發給醫界人士的一封信.</text:span></text:p>
      <text:p text:style-name="P2"><text:span text:style-name="T1">陳真</text:span><text:span text:style-name="T3"><text:line-break/></text:span><text:span text:style-name="T1">=============</text:span><text:span text:style-name="T3"><text:line-break/></text:span><text:span text:style-name="T1">麥當勞的油竟然比新鮮油之油酸價高出兩百三十九倍! 比最最最保守標準的再生油酸價高出 12 倍! 甚至一鍋油一用就是兩個禮拜, 實在很誇張.</text:span><text:span text:style-name="T3"><text:line-break/><text:line-break/></text:span><text:span text:style-name="T1">底下是最近的 "新聞", 但其實稱不上什麼新聞? 麥當勞食品並不健康理應是一種普通常識!</text:span></text:p>
      <text:p text:style-name="P2"><text:span text:style-name="T1">至於所謂 "濾油", 只是添加濾油粉讓油 "看起來" 好看一些而已, 而無法改變油品酸敗的事實. 就好像把發霉的食物給抹上一層漂亮的糖衣讓它 "好看" 一些, 但無法改變發霉的事實.</text:span></text:p>
      <text:p text:style-name="P2"><text:span text:style-name="T1">最底下是一年前曾經寄給精神科同事的舊信件及一篇文章 (麥當勞麥吃兒童豆腐), 舊事重提, 我很虔誠地希望咱們醫院不要再犯這種荒謬的錯, 不要再把麥當勞叔叔給請來醫院宣導兒童健康了.</text:span><text:span text:style-name="T3"><text:line-break/><text:line-break/></text:span><text:span text:style-name="T1">大人愛吃不吃個人自便 (我有時覺得活得有點不耐煩偶而也會去光顧一下), 但兒童最好要遠離這樣一些垃圾食物. 再怎麼說, 一家醫院都不該把麥當勞捧做兒童健康的守護神. 那就好像請毒販來充當美沙冬門診的守護神一樣.</text:span><text:span text:style-name="T3"><text:line-break/><text:line-break/></text:span><text:span text:style-name="T1">精神部 陳興正</text:span><text:span text:style-name="T3"><text:line-break/><text:line-break/></text:span><text:span text:style-name="T1">================</text:span><text:span text:style-name="T3"><text:line-break/></text:span><text:span text:style-name="T1">炸油超標12倍 麥當勞道歉</text:span><text:span text:style-name="T3"><text:line-break/></text:span><text:span text:style-name="T1">2009-06-30 中國時報</text:span></text:p>
      <text:p text:style-name="P2"><text:span text:style-name="T1">林金池、張翠芬／綜合報導</text:span></text:p>
      <text:p text:style-name="P2"><text:span text:style-name="T1">速食業者油品問題引發民眾關切，台北縣政府昨天公布廿二日速食業者油品抽驗結果，其中麥當勞土城中央路分店竟超標十二倍，肯德基、達美樂也不合格。麥當勞當場道歉，並承諾自七月一日起，將每天增加兩次試紙檢測，以作為換油標準。</text:span></text:p>
      <text:p text:style-name="P2"><text:span text:style-name="T1">衛生署食品處簡任技正許景鑫則表示，已指示地方衛生局將麥當勞列為「重點稽查」對象，切實輔導改善。若再不符標準，可依食品衛生管理法處新台幣三萬元以上、十五萬元以下罰鍰；一年內再次違反者，必要將廢止其營業或工廠登記證照。</text:span></text:p>
      <text:p text:style-name="P2"><text:span text:style-name="T1">列重點稽查對象 再犯撤照</text:span></text:p>
      <text:p text:style-name="P2"><text:span text:style-name="T1">北縣法制局昨日邀請行政院消保會、消基會、林口長庚醫院毒物科主任林杰樑及麥當勞、肯德基、達美樂、必勝客、拿坡里等五家連鎖速食業者舉行公聽會，同時公布上周六抽驗北縣速食業者油炸油結果。</text:span></text:p>
      <text:p text:style-name="P2"><text:span text:style-name="T1">七家速食業者有四家不合格，麥當勞土城中央路分店油炸油酸價高達二三．八八，高出標準十二倍，達美樂永和中正路分店九．一七四、肯德基土城金城路分店三．六六八、麥當勞土城金城路分店二．九三四，都超過衛生署訂的標準值二。</text:span></text:p>
      <text:p text:style-name="P2"><text:span text:style-name="T1">劣質油傷肝腎 專家批可惡</text:span></text:p>
      <text:p text:style-name="P2"><text:span text:style-name="T1">林口長庚臨床毒物科主任林杰樑直說：「真是太可惡了！」新鮮的油酸價約○．一，再生油約二．○，政府目前採用的是「最基本」的安全標準，麥當勞是跨國聯鎖企業，竟然會發生超標十二倍情形，實在匪夷所思。</text:span></text:p>
      <text:p text:style-name="P2"><text:span text:style-name="T1">林杰樑說，酸價越高代表油品反覆加熱時間越長，產生的有害物質越多。目前最廣為人知的是一種致癌物多環芳香碳氫化合物，長期吃這種油炸的食物，很容易傷害肝臟、腎臟。很多小孩從小就吃麥當勞薯條、雞塊，長期對健康影響至鉅。國人大腸直腸癌罹患比例在十大癌症中高居第一，和這些沒良心的油品絕對有關。</text:span></text:p>
      <text:p text:style-name="P2"><text:span text:style-name="T1">法制局長陳坤榮也痛批業者罔顧消費者權益，原以為跨國企業會有高標準，未料比本國企業還不如，前往稽查時，還發現店內人員竄改換油紀錄。他要求業者，七月一日起，必須在各分店門口公布油品檢測時間表與檢驗結果，違者依法處罰六萬到一五○萬，得連續處罰。</text:span></text:p>
      <text:p text:style-name="P2"><text:span text:style-name="T1">肯德基達美樂 同樣不合格</text:span></text:p>
      <text:p text:style-name="P2"><text:span text:style-name="T1">台灣百勝集團公司（肯德基母公司）、達美樂公司也承諾依試紙檢測改善油品，但並未對超過酸價標準值致歉，會後快閃離開。</text:span></text:p>
      <text:p text:style-name="P2"><text:span text:style-name="T1">=================</text:span></text:p>
      <text:p text:style-name="P2"><text:span text:style-name="T1">土城店改紀錄？麥當勞稱疏失</text:span><text:span text:style-name="T3"><text:line-break/><text:line-break/></text:span><text:span text:style-name="T1">消基會呼籲／濾油粉難阻變質 應每日換油</text:span><text:span text:style-name="T3"><text:line-break/></text:span><text:span text:style-name="T1">〔記者王昶閔、李穎／台北報導〕國內濾油粉（合成矽酸鎂）使用日漸廣泛，消基會認為，即便去除雜質，也無法改變油品酸敗狀態，速食業者應至少每日換一次油。衛生署也提醒使用濾油粉的業者，油品清澈不代表沒有酸敗。</text:span></text:p>
      <text:p text:style-name="P2"><text:span text:style-name="T1">業者：須搭配濾油機才有效</text:span></text:p>
      <text:p text:style-name="P2"><text:span text:style-name="T1">濾油粉進口業者黃永基指出，濾油粉應配合濾油機使用，油與粉混和沈澱後，變成泥狀，再以耐高溫馬達，將髒油強力抽離到高密度濾紙的另一端，便可有效去除各類雜質效果，並使油變壞的速度減緩一倍以上。</text:span></text:p>
      <text:p text:style-name="P2"><text:span text:style-name="T1">問題是，坊間有不少中小型業者不用濾油機與濾紙，而是採用濾布、儲油桶，靠粉末吸附雜質，自然就沈澱在底部。更有少數餐飲業者採取不換油、只補充新油與濾油粉。醫師表示，那只是一種稀釋法，有毒物質依舊存在。</text:span></text:p>
      <text:p text:style-name="P2"><text:span text:style-name="T1">儘管合成矽酸鎂本身安全性較無爭議，但林口長庚毒物科主任林杰樑提醒，目前衛生署以酸鹼值做為油品是否劣變的指標，但矽酸鎂含鹼性物質，可中和酸性，是否會因此讓油品的酸性檢測失真？值得討論。</text:span></text:p>
      <text:p text:style-name="P2"><text:span text:style-name="T1">林杰樑籲直接測致癌物含量</text:span></text:p>
      <text:p text:style-name="P2"><text:span text:style-name="T1">林杰樑表示，酸價是油酸化、氧化的間接指標，酸性被中和後，酸敗、氧化的毒性依舊存在。就好像腐敗的食物會變酸，灑上鹼性的小蘇打後，雖然吃起來不酸，但還是會拉肚子。</text:span></text:p>
      <text:p text:style-name="P2"><text:span text:style-name="T1">消基會秘書長、師大化學系教授吳家誠表示，每日換油才是正確作法，油炸食物量大時，更應縮短換油頻率。衛生署既然核准使用濾油粉，就應訂出配套標準，避免餐飲業者使用方式錯誤，適得其反。</text:span></text:p>
      <text:p text:style-name="P2"><text:span text:style-name="T1">林杰樑則建議，針對使用濾油粉的業者，主管單位除測定炸油的酸鹼值外，可直接測定氧化膽固醇等有害致癌物質含量，以進行更嚴密把關，檢測結果也能作為未來管理濾油粉的依據。</text:span></text:p>
      <text:p text:style-name="P2"><text:span text:style-name="T1">衛生署食品衛生處副處長謝定宏指出，油品清澈不代表沒有酸敗，如果低溫冒煙（一百七十度以下），油炸時，泡沫面積超過一半等因素，都代表油品有問題，衛生單位將持續針對業者稽查與輔導。</text:span></text:p>
      <text:p text:style-name="P2"><text:span text:style-name="T1">土城店改紀錄？麥當勞稱疏失</text:span></text:p>
      <text:p text:style-name="P2"><text:span text:style-name="T1">而台北縣政府消保官日前稽查八家知名速食連鎖店油炸用油品質，經進一步複查麥當勞土城市金城路門市，發現員工疑似竄改換油紀錄表。</text:span></text:p>
      <text:p text:style-name="P2"><text:span text:style-name="T1">縣府法制局長陳坤榮說，消保官廿一日稽查時，只有麥當勞土城市金城店員工聲稱每天下午二至四點都會換油、清洗油槽，其他七家速食業者則都坦言並非每天更換。</text:span></text:p>
      <text:p text:style-name="P2"><text:span text:style-name="T1">廿二日下午四點複查麥當勞金城店，查看店家張貼的換油紀錄表，發現從十三日起至廿二日的簽名，筆跡、墨水一致，拍照留存證據後，質疑業者「根本是一次填好」，返回縣府一比對，發現連隔天廿三日都填上換好油的員工簽名，成了「未來式」紀錄表。</text:span></text:p>
      <text:p text:style-name="P2"><text:span text:style-name="T1">麥當勞發出聲明稿表示，土城金城麥當勞油質品質管理表紀錄，屬單一餐廳人為疏失，不是刻意竄改。</text:span><text:span text:style-name="T3"><text:line-break/><text:line-break/></text:span><text:span text:style-name="T1">---- Original Message -----</text:span><text:span text:style-name="T3"><text:line-break/></text:span><text:span text:style-name="T1">From: emir chen</text:span><text:span text:style-name="T3"><text:line-break/></text:span><text:span text:style-name="T1">To:</text:span><text:span text:style-name="T3"><text:line-break/></text:span><text:span text:style-name="T1">Sent: Saturday, May 03, 2008 11:40 AM</text:span><text:span text:style-name="T3"><text:line-break/></text:span><text:span text:style-name="T1">Subject: 麥當勞嘜吃兒童豆腐</text:span></text:p>
      <text:p text:style-name="P2"><text:span text:style-name="T1">各位好,</text:span><text:span text:style-name="T3"><text:line-break/><text:line-break/></text:span><text:span text:style-name="T1">底下是前天寫給蘋果的稿子, 預定過兩天會刊出. 給各位看是因為那天科內開會挑院訊文章照片, 我看到原來我們醫院做這樣的事, 感覺很不可思議, 而大家卻似乎覺得這樣很棒, 難道我們之間的道德感差異這麼大? 我覺得很可恥的事, 你們反倒覺得很溫馨?</text:span><text:span text:style-name="T3"><text:line-break/><text:line-break/></text:span><text:span text:style-name="T1">如果如此, 我建議下回不妨找酒商來我們精神科探視酒癮病人, 或請他們廣為宣導喝酒的好處多多, 比方說可以幫助睡眠, 比方說可以解除焦慮, 比方說能加強自信, 比方說可以預防心臟病, 比方說可以增加文學創作靈感, 好處真的講不完呢.</text:span><text:span text:style-name="T3"><text:line-break/><text:line-break/></text:span><text:span text:style-name="T1">emir</text:span><text:span text:style-name="T3"><text:line-break/><text:line-break/></text:span><text:span text:style-name="T1">===============================</text:span><text:span text:style-name="T3"><text:line-break/></text:span><text:span text:style-name="T1">麥當勞嘜吃兒童豆腐</text:span></text:p>
      <text:p text:style-name="P2"><text:span text:style-name="T1">陳興正（台大醫院雲林分院精神部主治醫師）</text:span></text:p>
      <text:p text:style-name="P2"><text:span text:style-name="T1">2008. 5. 1.(蘋果日報)</text:span></text:p>
      <text:p text:style-name="P2"><text:span text:style-name="T1">歐洲街頭牆上或電線桿，常見諸如McMurder、McMoney（嘜謀殺、嘜搞錢）的反麥當勞貼紙；凡是帶點人文思維的示威遊行，麥當勞總是路過群眾攻擊辱罵對象，因它以兒童為促銷對象，年收數千億暴利。麥當勞叔叔若有小孩，我不相信他會樂意餵食這樣一些其所謂「優質營養、充滿健康活力」的高糖高脂高鹽高熱量食物，升高致癌與罹患心血管疾病風險。</text:span></text:p>
      <text:p text:style-name="P2"><text:span text:style-name="T1">麥當勞卻似乎認為別人家的小孩死不完，致力研究兒童消費心理，長久以來不斷以各種文具玩具、鮮艷聲光刺激及溫馨軟調，進行洗腦轟炸。尤有甚者，以愛心關懷為名，行剝削兒童之實，而麥當勞叔叔正是在這樣的利潤精算下，塑造為兒童守護神。英麥當勞總裁曾這麼說：「兒童是麥當勞營運業績的決定性角色，當兒童喜歡麥當勞叔叔，就會要求父母帶他們來消費。」</text:span></text:p>
      <text:p text:style-name="P2"><text:span text:style-name="T1">在這純屬虛構的兒童樂園背後，是飽受虐待以降低養殖成本的數百億動物血淚，是窮國的農地剝削與森林破壞，是鼓勵肉品消費的生態污染與全球暖化，是窮人挨餓侍候富人嗜血胃口的悲劇。舉世糧食危機聲中，據悉，一英畝田足以生產四萬磅馬鈴薯三萬磅葫蘿蔔及五萬磅蕃茄，卻僅能生產250磅牛肉；而動物養殖之大量抗生素使用，易生抗藥性而危害人類；動物處境更不忍卒睹，空間狹隘以致豬隻無法轉身，雞隻空間不及一張 A4 紙，一生無法動彈；彷彿生命不是生命，而只是一種製造肉品賺取鈔票的機器。</text:span></text:p>
      <text:p text:style-name="P2"><text:span text:style-name="T1">1997年，在一場舉世聞名的歷史性毀謗官司中，英國法庭判定麥當勞「以廣告剝削兒童，提供錯誤營養資訊」、「殘酷對待動物」及「打壓工會結社自由、剝削勞力」三項罪名。在庭上，法官問麥當勞自稱產品「很營養」究竟何意，麥當勞總部代表竟稱：「很營養的意思是它提供了養份並且可以是均衡飲食的一部份。」法官續問：「所以，依麥當勞的標準，糖果也很營養嗎？」「是的。」「那可樂呢？」「可樂提供人體大量水分，所以也算均衡飲食的一部份。」</text:span></text:p>
      <text:p text:style-name="P2"><text:span text:style-name="T1">每年十月十六日為聯合國「世界糧食日」，同時也是「世界反麥當勞日」。自1985 年起，每年這一天世界各地總有許多抗議活動。兩年前，在輿論壓力下，</text:span></text:p>
      <text:p text:style-name="P2"><text:span text:style-name="T1">英國麥當勞決定停止對 13歲以下學童發放文具及課業輔導，表明「徹底修正」兒童行銷手段。可悲的是，麥當勞在台灣，依然打扮成兒童樂園形象，例如台大醫院雲林分院最近四週年慶，竟找來麥當勞充當「健康寶寶」代言人，發起麥當勞叔叔探視住院病童活動。看這一連串荒腔走板的演出，心裏有說不出的悲痛。</text:span></text:p>
      <text:p text:style-name="P2"><text:span text:style-name="T1">----- Original Message -----</text:span><text:span text:style-name="T3"><text:line-break/></text:span><text:span text:style-name="T1">From: emir chen</text:span><text:span text:style-name="T3"><text:line-break/></text:span><text:span text:style-name="T1">To:</text:span><text:span text:style-name="T3"><text:line-break/></text:span><text:span text:style-name="T1">Sent: Saturday, May 03, 2008 11:03 AM</text:span><text:span text:style-name="T3"><text:line-break/></text:span><text:span text:style-name="T1">Subject: 麥當勞嘜吃兒童豆腐</text:span></text:p>
      <text:p text:style-name="P2"><text:span text:style-name="T1">社長好,</text:span><text:span text:style-name="T3"><text:line-break/><text:line-break/></text:span><text:span text:style-name="T1">昨天在電視上恰好又看到麥當勞接受某個節目專訪, 說他們在兒童公益上有多麼棒的貢獻云云, 但我認為與其說公益, 不如說公關, 與其說慈善, 不如說精算, 他們誇稱自己在台灣某年度花了一億多做公益, 但他們忘了說麥當勞全球每年營收超過九千億台幣; 那一億多只是一種廣告費.</text:span><text:span text:style-name="T3"><text:line-break/><text:line-break/></text:span><text:span text:style-name="T1">生意人做廣告無可厚非, 但不能以關懷兒童為名, 行剝削兒童之實, 就好像酒公司不能以關懷酒鬼為名來賣出更多的酒一樣. 他們要行善很簡單, 那就是像英國那樣, 改變行銷策略, 逐步減少以學童為行銷對象的作法.</text:span><text:span text:style-name="T3"><text:line-break/><text:line-break/></text:span><text:span text:style-name="T1">面對各種跨國企業的崛起, 比如星巴克, 麥當勞這幾年生意越來越不好做, 因為西方社會綁手綁腳, 於是他們就加強對第三世界國家或開發中國家的行銷, 這些國家比方說中國和台灣, 幾乎啥限制也沒有, 而且還相當抬舉麥當勞, 比方說台灣曾創下麥當</text:span><text:span text:style-name="T3"><text:line-break/></text:span><text:span text:style-name="T1">勞單周全球最高銷售量紀錄, 北京和上海這兩年的麥當勞, 聽說大行其道, 如雨後春筍般冒出來.</text:span><text:span text:style-name="T3"><text:line-break/><text:line-break/></text:span><text:span text:style-name="T1">騙大人無所謂, 但不該騙小孩, 企業搞形象也無所謂, 但搞形象的事應該獨立於行銷之外, 而不是以之為行銷本身來撈更多黑心錢.</text:span><text:span text:style-name="T3"><text:line-break/><text:line-break/></text:span><text:span text:style-name="T1">雲林的麥當勞, 在 5月17日還準備讓麥當勞叔叔和 "朱宗慶打擊樂斗六教室" 在斗六火車站前辦個什麼 "和小朋友有約" 的活動, 廣邀雲林學童帶家長來. 有錢有勢的大財團聲音真的很大, 想做什麼就能做什麼, 但是, 對他們所做所為持有異議者, 不但分貝根本不成比例, 甚至彷彿什麼異端邪說或偏激言論似的.</text:span><text:span text:style-name="T3"><text:line-break/><text:line-break/></text:span><text:span text:style-name="T1">台灣社會真的很野蠻, 有錢好辦事, 毫無基本是非觀念, 卻又特別喜歡講各種溫馨話語或道德口號.</text:span><text:span text:style-name="T3"><text:line-break/><text:line-break/></text:span><text:span text:style-name="T1">陳真</text:span></text:p>
      <text:p text:style-name="P1"><text:span text:style-name="T1">陳真 | 2009.06.27 02:58 | </text:span><text:span text:style-name="T2">#</text:span></text:p>
      <text:p text:style-name="P3"><text:span text:style-name="T1">有了網路之後, 的確比過去更容易掌握一些基本 "常識". 前幾年, 我用Google的news alert 訂閱了一些 key words, 只要新聞內容一出現相關字眼, 便會寄到信箱來.</text:span></text:p>
      <text:p text:style-name="P3"><text:span text:style-name="T1">我訂的大部份是一些導演或哲學家的名字, 少部份則是一些令人不愉快的字眼, 例如 white phosphorus (白磷彈), depleted uranium (貧鈾彈), cluster bomb (集束彈), nepalm (燒夷彈), September 11, agent orange (橙劑) 等等, 大多是美國長年以來不顧世人譴責而大量使用的一些非法或極不人道或遺禍億萬年或完全不長眼睛的大規模殺傷武器.</text:span></text:p>
      <text:p text:style-name="P3"><text:span text:style-name="T1">但我後來就沒再訂閱這些字眼, 因為看了光生氣, 悶在心裏而什麼也沒做, 等於是虐待自己. 至於其它來源的一些資料, 寄來了我也不敢看, 幾年前的哈巴狗電台, 很多資料或圖片我都已整理好或已翻譯, 但最後仍然還是決定不公開, 包括欺盡世人的所謂 911, 貼了兩集 "你還相信911嗎?" 就沒再貼, 其實可以貼上十幾集.</text:span></text:p>
      <text:p text:style-name="P3"><text:span text:style-name="T1">雖然布希等人 "渴望再來一次珍珠港事件" 的心聲, 恰恰是美國在911之前所擘畫的武力擴張鴻圖大計, 但目前的證據仍然無法 "直接" 證明911就是美國自導自演, 但卻足以充份證明美國對911的多數說法全是一派謊言, 比方說美國強調他們事先不知情.</text:span></text:p>
      <text:p text:style-name="P3"><text:span text:style-name="T1">美國為了侵略伊拉克, 撒了九百多個漫天大謊一一被揭穿 (請見伊拉克淪陷真相), 但在我看來, 千謊之首就是 911! 911 是一切謊言的根本架構. 但這些東西實在越說越令人生氣, 悶在心裏什麼也沒做, 等於是在清談或虐待自己, 乾脆眼不見為淨.</text:span></text:p>
      <text:p text:style-name="P3"><text:span text:style-name="T1">除了 911, 特別是一些有關貧鈾彈的圖片或資料, 當時整理好一堆, 但最後都還是決定不公開. 我有上百張貧鈾彈之後大量出生的伊拉克畸形兒圖片, 若非貧鈾彈, 很難想像為什麼畸形兒或各類型癌症發生率會驟然提高數倍或十幾倍, 而且其畸形程度之詭異與錯亂遠超乎一般臨床所見. 我還擁有一些具有相當公信力的醫學研究之相關證詞或資料來源. 但所有這些資料後來全拋諸腦後.</text:span></text:p>
      <text:p text:style-name="P3"><text:span text:style-name="T1">我覺得一個人只要他還有點人性, 理應很難面對這樣一些資料而能心情不受影響. 我那篇惹禍的早期反美文章大約叫做 "反輻射混蛋與伊拉克禁運", 網路上應該都還找得到, 也是寫了兩集之後就沒有勇氣再寫. 記得那文章最後結尾我寫著一句話說: "一個想安安靜靜過自己的日子的人, 活在這年代, 可真是他媽的生不逢時."</text:span></text:p>
      <text:p text:style-name="P3"><text:span text:style-name="T1">當時許多網站或雜誌要求轉載這篇文章, 但這些優雅的網站或雜誌在轉載時卻一律把 "他媽的" 三個字給擅自刪掉. 沒想到人們竟能優雅到這種地步, 他們可以忍受那樣一種泯滅天良的暴行, 照樣每天拼經濟拼前途看美眉打電動, 卻無法忍受別人對這些暴行寫下 "他媽的" 三個字.</text:span></text:p>
      <text:p text:style-name="P3"><text:span text:style-name="T1">我要說的是: 資訊本身是有害的, 它傷害了你的正直, 污染了你的靈魂. 當你接觸許多資訊, 卻什麼也沒做, 照樣每天拼經濟拼前途看美眉打電動, 那我會覺得 你不如跟我看齊好了, 不要再接觸那些理應打亂你的人生或甚至理應使你以命相許的資訊. 就好像漂亮話還是少講, 除非你真的配得上那些話.</text:span></text:p>
      <text:p text:style-name="P3"><text:span text:style-name="T1">當我知道一, 我做一的事, 可當我知道一千或知道一萬, 卻依然只做一的事時, 那就是有害, 那只是傷害了自己的靈魂. 一個人實在不應該知道太多資訊卻什麼也不做; 那意味著他只是把各種資訊抽離它應有的生命, 把它當成一種 “與我無關” 之身外物; 戰爭依然是別人的戰爭, 而不是 "我的" 戰爭; 我只是一個旁觀者, 就像看電影一樣, 頂多掉兩滴清淚, 走出戲院外就沒事了¸ 我的生命絲毫沒有因此而有任何傷痕, 我照樣每天拼經濟拼前途看美眉打電動而甚至沒有一絲惆悵或痛苦.</text:span></text:p>
      <text:p text:style-name="P3"><text:span text:style-name="T1">如果是這樣, 那麼, 知道更多資訊只是讓我們更可恥更敗德. 哈巴狗電台或更早的 "紀念若雪不銹鋼網頁" 就是因此而決定關門; 因為當初它之所以存在, 並不是要讓你獲得各種資訊來寫作業, 也不是要增加你的什麼國際觀, 讓你變得更有氣質更有深度, 更不是要讓你變得好像很進步很厲害很懂或很炫.</text:span></text:p>
      <text:p text:style-name="P3"><text:span text:style-name="T1">哈巴狗電台或更早的 "紀念若雪不銹鋼網頁" 或更更早的card228或CARD等等等, 它們的存在, 理應是要打亂你的人生, 破壞你的生涯規劃, 讓你忘記前途, 忘記事業, 忘記拼經濟, 讓你夜半垂淚, 痛不欲生, 否則它不但沒有存在價值, 反而只是帶來一種齷齪的感覺.</text:span></text:p>
      <text:p text:style-name="P3"><text:span text:style-name="T1">雖然我已經好幾年沒有再訂閱那些字眼, 但偶爾很少的情況下還是會留意一下.</text:span></text:p>
      <text:p text:style-name="P3"><text:span text:style-name="T1">底下是一個阿富汗八歲女孩叫Razia 被白磷彈灼傷的新聞圖片, 事情發生在 2009. 3. 14. 她全身上下約有一半的面積重度灼傷. 美軍醫院替她治療, 前後經歷了 15 次的手術.</text:span></text:p>
      <text:p text:style-name="P3"><text:span text:style-name="T1">http://www.morungexpress.com/gallery/27034.html</text:span></text:p>
      <text:p text:style-name="P3"><text:span text:style-name="T1">底下是她前天 (6. 24) 出院的影片:</text:span></text:p>
      <text:p text:style-name="P3"><text:span text:style-name="T1">http://www.yout ube.com/watch?v=_DWQBPs43Go (請自行把yout 和ube之間的空隙去掉,電腦不讓我出現youtube字眼,很煩.)</text:span></text:p>
      <text:p text:style-name="P3"><text:span text:style-name="T1">底下是英國衛報對這事件的一個較為完整的報導:</text:span></text:p>
      <text:p text:style-name="P3"><text:span text:style-name="T1">http://www.guardian.co.uk/world/feedarticle/8573713</text:span></text:p>
      <text:p text:style-name="P3"><text:span text:style-name="T1">底下是用 white phosphorus去搜尋的最近新聞:</text:span></text:p>
      <text:p text:style-name="P3"><text:span text:style-name="T1">http://news.goo gle.com.tw/news?sourceid=navclient&amp;hl=zh-TW&amp;rlz=1T4RNWN_zh-TWTW220TW230&amp;q=%22WHITE%20PHOSPHORUS%22&amp;um=1&amp;ie=UTF-8&amp;sa=N&amp;tab=wn</text:span></text:p>
      <text:p text:style-name="P3"><text:span text:style-name="T1">(請自行把goo和gle之間的空隙去掉,電腦不讓我出現google字眼,很煩.)</text:span></text:p>
      <text:p text:style-name="P3"><text:span text:style-name="T3"><text:line-break/></text:span><text:span text:style-name="T1">西方媒體對此事大量報導, 甚至說是美國軍醫救了Razia!</text:span></text:p>
      <text:p text:style-name="P3"><text:span text:style-name="T1">問題是, 誰投的白磷彈? 美軍不承認, 但也 (不好意思) 否認. 有些報導則說是塔利班幹的好事, 但Razia的父親說: 肯定是美法聯軍所投擲, 因為塔利班軍隊並沒有這種白磷彈.</text:span></text:p>
      <text:p text:style-name="P3"><text:span text:style-name="T1">真相如何, 不得而知. 但如果你從當時的交戰時間及部署之各項報導來看, 極有可能是美軍所為. 但美軍不承認也不否認, 反倒從這個小女孩身上展現了他們的 “愛心”.</text:span></text:p>
      <text:p text:style-name="P3"><text:span text:style-name="T1">我相信個人與個人之間的感情超越政治或立場, 我相信照顧她的美國醫生和護士純粹的善意, 但她們背後的那個 “國家”, 卻不但照樣使用白磷彈¸ 反倒一副慈善大使的模樣.</text:span></text:p>
      <text:p text:style-name="P3"><text:span text:style-name="T1">最近伊朗選舉事件抗爭, 有位女學生遭射殺, 西方媒體立即強力大放送, 變成一種 (女權) 反抗象徵, 但她男友和父親說他們父女只是路過而非參與抗爭. 我看到歐巴馬當記者問到此事時, 他面對鏡頭近乎哽咽地一連說了幾次: 太令人心碎了! 太令人心碎了! 太令人心碎了! 但他其實應該心知肚明, 美軍在世界各地所造成的傷害, 又豈是僅僅千萬倍於此?</text:span></text:p>
      <text:p text:style-name="P3"><text:span text:style-name="T1">遭白磷彈灼傷的Razia, 原本院方預估她存活機會不高. 但卻奇蹟式地活了下來. 影片中說, Razia終於又能像往常那樣微笑了¸ 而且還學會了一句英文: ice cream.</text:span></text:p>
      <text:p text:style-name="P3"><text:span text:style-name="T1">我看著這影片, 心中感慨, 小孩的心很單純. 她們不像我們那樣總能立刻想到背後那麼多複雜醜陋的事.</text:span></text:p>
      <text:p text:style-name="P3"><text:span text:style-name="T1">去年四川地震時, 每天一下班我就守候在電視前透過世界各地電視台了解災情. 一直記得一些現場畫面或報導, 並且馬上拿筆記錄了下來. 比方說, 有個被壓在倒塌房屋底下等待救援的小女孩安慰周遭為她哭泣的人們說: “你們別哭, 我不疼.”</text:span></text:p>
      <text:p text:style-name="P3"><text:span text:style-name="T1">還有個小女孩, 對著正考慮要鋸斷她的雙手把她救出來的救難人員說: 叔叔, 留一隻手給我吧, 我以後還想學習 (學習即讀書之意).</text:span></text:p>
      <text:p text:style-name="P3"><text:span text:style-name="T1">另外還有個小男孩, 則是在醫院哭著說他不願被截肢, 他說 “我沒手沒腳了將來怎麼幫忙掙錢? 我爸媽很窮, 我不要成為他們的負擔.”</text:span></text:p>
      <text:p text:style-name="P3"><text:span text:style-name="T1">還有一天, 救援現場夜裏竟傳來歌聲, 原來是個小女孩, 身體被壓在校舍底下, 兀自唱著 “兩隻老虎”. 她說, “唱著歌就不覺得疼了” .</text:span></text:p>
      <text:p text:style-name="P3"><text:span text:style-name="T1">還有個小男生, 當救難人員想辦法要把他挖出來時, 突然又來了一次強烈餘震, 他竟對著救他的人員喊著: 叔叔危險, 叔叔你們快走.</text:span></text:p>
      <text:p text:style-name="P3"><text:span text:style-name="T1">Razia也一樣, 他們在經歷那麼大的一種痛苦時¸ 心裏依然想著別人, 依然單純地對世界抱持著希望而沒有那麼多複雜的念頭. 或許終究不是理念, 而是歌聲, 不是思考, 而是感情, 或許這樣一些全然無辜的小心靈, 她們的單純與良善, 才是一切生命值得擁有所有明天的原因與希望.</text:span><text:span text:style-name="T3"><text:line-break/></text:span></text:p>
      <text:p text:style-name="P1"><text:span text:style-name="T1">智巽 | 2009.06.26 23:56 | </text:span><text:span text:style-name="T2">#</text:span></text:p>
      <text:p text:style-name="P2"><text:span text:style-name="T1">如果有一天,我找到自己問題的答案..我就懂了</text:span></text:p>
      <text:p text:style-name="P1"><text:span text:style-name="T1">陳真 | 2009.06.26 03:43 | </text:span><text:span text:style-name="T2">#</text:span></text:p>
      <text:p text:style-name="P3"><text:span text:style-name="T1">尼采有句話說: "追隨我,你將失去你和我; 追隨你自己,你終將會遇見我."</text:span></text:p>
      <text:p text:style-name="P3"><text:span text:style-name="T1">電影Blade Runner(銀翼殺手)裏頭,生命極其短暫的複製人追殺製造他們的人類,拼命想追問他們的 "造物者" 即人類一些問題: "我是誰? 我從哪裡來? 我往何處去? 我能活多久?"</text:span></text:p>
      <text:p text:style-name="P3"><text:span text:style-name="T1">可是,在生命程式終止的前一刻,複製人卻反倒決定用生命最後一點力氣救了那個奉命來消滅他的人類一命,並喃喃自語了一首(我想至少其中一部份應該是) Rilke 的詩.</text:span></text:p>
      <text:p text:style-name="P3"><text:span text:style-name="T1">那詩大意說: 億萬星塵,如此輝煌,我們曾見識過宇宙萬般盛事,但這一切終歸無有,就如消失在雨中的淚水.</text:span></text:p>
      <text:p text:style-name="P3"><text:span text:style-name="T1">"我是誰? 我從哪裡來? 我往何處去? 我能活多久?" 複製人的問題,其實也正是我們的問題. 對某些類型的哲學家如叔本華或尼采來說,哲學不外就是個 "我" 字,跟 "我" 纏鬥不休. 看不見,摸不著,卻又主宰了整個世界.</text:span></text:p>
      <text:p text:style-name="P3"><text:span text:style-name="T1">我的數學向來要比國文好上許多,數學的純粹,邏輯的絕對,物理的完美秩序,我總著迷於如此輝煌的萬般宇宙盛事,但到頭來一切似乎仍歸於一個我字而終歸無有,就像消失在雨中的淚水.</text:span></text:p>
      <text:p text:style-name="P3"><text:span text:style-name="T1">叔本華說,"世界無法存在,除非睜開一雙眼,即便那只是一隻昆蟲的眼睛." 一切故事至此才終於有個開端. 但這故事的開端,卻無法被尋獲,而只能被見證;就好像影子見證了本尊的存在一般. 世上的 "我" 就像個影子,稍縱即逝,虛無而飄渺;若不是背後有個大寫的我,生命只是一場毫無意義的悲劇.</text:span></text:p>
      <text:p text:style-name="P3"><text:span text:style-name="T1">一生只談邏輯本質與數學基礎的維根斯坦,被世人誤解了半個多世紀,如他自己所說,那些闡釋他的想法的專業哲學著作全是垃圾. 維根斯坦期望,或許百年以後,會有人出來掃除這些垃圾,給他一個正確的評價,一種真實的理解,為他寫出好的東西.</text:span></text:p>
      <text:p text:style-name="P3"><text:span text:style-name="T1">隨著時光流逝,名聲卻日益崇高的維根斯坦,到底在講些什麼? 在我看來,依然不外就是在講一個我字;特殊之處在於這個 "我" 字是用邏輯與數學寫成.</text:span></text:p>
      <text:p text:style-name="P3"><text:span text:style-name="T1">很多智能不高卻自我感覺良好的笨蛋,總喜歡鄙視我字,而看重所謂客觀,好像懂得那些所謂客觀的東西或知識很厲害似的. 但什麼知識能比邏輯數學更客觀呢? 在那極度客觀的盡頭,難道不就恰恰是 "我" 所立足之地?</text:span></text:p>
      <text:p text:style-name="P3"><text:span text:style-name="T1">看不懂我在說什麼就直接跳過. 颱風來了,夜裏顯得特別淒涼,一個人無日無夜伏案寫書寫了十多年了,寫著一本這輩子我都不知道能不能寫成的書. 中場休息時刻,一個人對著電腦,等於是我對著我胡說八道,胡說八道一些廢話般的真理.</text:span></text:p>
      <text:p text:style-name="P1"><text:span text:style-name="T1">Potato | 2009.06.26 01:36 | </text:span><text:span text:style-name="T2">#</text:span></text:p>
      <text:p text:style-name="P2"><text:span text:style-name="T1">看了陳真大哥回應智巽的留言, 有感而發. +</text:span><text:span text:style-name="T3"><text:line-break/></text:span><text:span text:style-name="T1">了解自己內心的想法, 並非一件容易的事, 我想最基本的條件就是忠於自己, 也好好去感受自己的意向, 當每分每秒在世界不同角落同時發生或持續演變各種值得讓人深思的事件時, 每個人都會各有著眼點, 就如在這個網站上留言的朋友都關心人權或戰爭的事, 但也會有人緊貼經濟金融事務, 各有所求, 各有所望. 人與人之間互相認同與反駁, 都是附帶的, 不是核心, 核心終歸是在自己的心中. 回到開段所說的最基本的條件-忠於自己, 這個既是基本, 但也不好去發現/了解/認同, 在生活中, 總有太多讓人懷疑自己的事正無間斷的出現且大加干擾, 要堅持的話, 就要先把那些干擾的事撥開, 也要一點一滴的把自己的想法凝聚凝結成堅定不移的意志, 這種堅持個人意志的過程總讓人感到漫長而孤獨, 但若不能勇於面對, 那便成不了意志. 現在的我正正需要勇敢漠視干擾與打擊我的人和事, 只要相信自己所關心所投入所相信所理解的都是美好而重要的. 只要地球不死, 也就一直期望世界能越見美好.</text:span></text:p>
      <text:p text:style-name="P1"><text:span text:style-name="T1">智巽 | 2009.06.26 00:54 | </text:span><text:span text:style-name="T2">#</text:span></text:p>
      <text:p text:style-name="P3"><text:span text:style-name="T1">關於地點,那個地方應該很多補習的年輕人.. 智巽加一票!</text:span></text:p>
      <text:p text:style-name="P1"><text:span text:style-name="T1">智巽 | 2009.06.26 00:47 | </text:span><text:span text:style-name="T2">#</text:span></text:p>
      <text:p text:style-name="P4"><text:span text:style-name="T1"/></text:p>
      <text:p text:style-name="P2"><text:span text:style-name="T1">我有種難以言喻的感激</text:span><text:span text:style-name="T3"><text:line-break/></text:span><text:span text:style-name="T1">能見自己的面貌,不管美醜,總要看清楚點</text:span></text:p>
      <text:p text:style-name="P2"><text:span text:style-name="T1">理解自己真的是很難..</text:span><text:span text:style-name="T3"><text:line-break/></text:span><text:span text:style-name="T1">我常想自己與世界的關係</text:span><text:span text:style-name="T3"><text:line-break/></text:span><text:span text:style-name="T1">之間的隔閡或關聯一直都好像透明又模糊,似有似無</text:span><text:span text:style-name="T3"><text:line-break/></text:span><text:span text:style-name="T1">原來..沒什麼兩樣</text:span><text:span text:style-name="T3"><text:line-break/></text:span><text:span text:style-name="T1">在這時空,此時此刻..</text:span><text:span text:style-name="T3"><text:line-break/></text:span><text:span text:style-name="T1">我+世界=世界, 我-世界=0,</text:span><text:span text:style-name="T3"><text:line-break/></text:span><text:span text:style-name="T1">世界一直在變..我呢?到底是誰?</text:span><text:span text:style-name="T3"><text:line-break/></text:span><text:span text:style-name="T1">世界-我=?? 總希望是更好的世界</text:span></text:p>
      <text:p text:style-name="P2"><text:span text:style-name="T1">理性與非理性哪個是最頭的原因那個是最後的原因..也常搞不清楚</text:span><text:span text:style-name="T3"><text:line-break/></text:span><text:span text:style-name="T1">有時為了理性而感動又再認同理性~</text:span><text:span text:style-name="T3"><text:line-break/></text:span><text:span text:style-name="T1">有時為了壓抑非理性而理性,卻好像又是為了非理性的原因</text:span><text:span text:style-name="T3"><text:line-break/></text:span><text:span text:style-name="T1">直到真正問了自己的內心.. 一切才終於有了結果(或停止再問)</text:span><text:span text:style-name="T3"><text:line-break/></text:span><text:span text:style-name="T1">理性是什麼,非理性是什麼..彷彿忘了再去問~</text:span><text:span text:style-name="T3"><text:line-break/></text:span><text:span text:style-name="T1">可能那是理性的,同時也是非理性的!</text:span><text:span text:style-name="T3"><text:line-break/></text:span><text:span text:style-name="T1">(與初戀女友分手記也差不多是這樣寫的)</text:span><text:span text:style-name="T3"><text:line-break/></text:span><text:span text:style-name="T1">世界終於又是我的世界..</text:span></text:p>
      <text:p text:style-name="P2"><text:span text:style-name="T1">過去的苦,我只能略知ㄧ二,卻很難想像</text:span><text:span text:style-name="T3"><text:line-break/></text:span><text:span text:style-name="T1">這樣的苦鍊出這些箴言和勸誡</text:span><text:span text:style-name="T3"><text:line-break/></text:span><text:span text:style-name="T1">實在感激!</text:span><text:span text:style-name="T3"><text:line-break/></text:span><text:span text:style-name="T1">我沒法體會的部份..是將來要再看看,再想想的!</text:span></text:p>
      <text:p text:style-name="P4"><text:span text:style-name="T1"/></text:p>
      <text:p text:style-name="P4"><text:span text:style-name="T1"><text:line-break/></text:span></text:p>
      <text:p text:style-name="P1"><text:span text:style-name="T1">陳真 | 2009.06.25 16:29 | </text:span><text:span text:style-name="T2">#</text:span></text:p>
      <text:p text:style-name="P3"><text:span text:style-name="T1">好,那我們來投票好了,我投阿忠講的那個地點一票.</text:span></text:p>
      <text:p text:style-name="P1"><text:a xlink:type="simple" xlink:href="http://palinfo.habago.org/mt-comments.cgi?__mode=red&amp;id=18205"><text:span text:style-name="T2">柳春春阿忠</text:span></text:a><text:span text:style-name="T1"> | 2009.06.25 13:44 | </text:span><text:span text:style-name="T2">#</text:span></text:p>
      <text:p text:style-name="P2"><text:span text:style-name="T1">如果要去南海路建中對面站的話，最好的日子反而是週一到週五，學生中午跟傍晚都會出來覓食。7月份學生都放假了，但還是會有一些學生到校唸書。就行人密度比較，歷史博物館前是有比AIT高一些些。</text:span></text:p>
      <text:p text:style-name="P2"><text:span text:style-name="T1">如果要選師大路以外的地點，我比較推薦舊稱新公園靠近襄陽路館前路口的國立台灣博物館。離台北車站有點距離又不會太近。</text:span></text:p>
      <text:p text:style-name="P1"><text:span text:style-name="T1">陳真 | 2009.06.24 19:52 | </text:span><text:span text:style-name="T2">#</text:span></text:p>
      <text:p text:style-name="P3"><text:span text:style-name="T1">(續前)</text:span></text:p>
      <text:p text:style-name="P3"><text:span text:style-name="T1">彭明敏逃亡海外時,曾發出豪語說,如果國民黨願意讓他在台灣自由演講一個月,他保證國民黨會立刻瓦解! 因為所有謊言將被揭穿,人們將恍然大悟進而推翻國民黨.</text:span></text:p>
      <text:p text:style-name="P3"><text:span text:style-name="T1">二三十年前或更早,國民黨封鎖一切資訊,我記得大約是在1985-87之間(忘了確切是哪一年),許多黨外支持者一直想找一篇台灣時報的社論,那是報紙上首次出現的一篇非常驚人竟然敢直接挑戰國民黨的文章.</text:span></text:p>
      <text:p text:style-name="P3"><text:span text:style-name="T1">我看過那文章,裏面最 "大膽" 的一句話是說: "苛政猛於虎",一個政府若施政不良,其為害遠勝一隻老虎. 通篇行文措詞用的是一種假設語氣及勸誡政府務必努力推行 "德政" 的各種封建語句,你現在看了一定覺得很納悶,這樣一些溫吞吞的封建文字怎麼會惹起軒然大波及眾人矚目?</text:span></text:p>
      <text:p text:style-name="P3"><text:span text:style-name="T1">可是,你要知道,在那樣一個年代,甚至連批評警察或批評賄選也不行,都會被冠上 "挑撥政府與人民感情" 的罪名. 每一場電影播放前要先全體起立唱國歌,即便是看 A 片也一樣要先全體起立唱國歌.</text:span></text:p>
      <text:p text:style-name="P3"><text:span text:style-name="T1">至於像我寫文章,一概使用西元紀年而不寫民國,這便成為我台獨意識的罪證,若是在學校考卷上以西元紀年,大學裏那些教授就會給你整個打叉叉,或是幫你改為 "民國" 幾年,以免他也被牽連而惹禍上身.</text:span></text:p>
      <text:p text:style-name="P3"><text:span text:style-name="T1">記得當時有一科胚胎學考試,我幾次都考了八九十分,學期末總成績卻竟然不及格,原因是那位老師說,我都沒去上課,他不知道我在外面是否做了什麼反政府的事,因此他得跟我劃清界限才行,所以打不及格,表示他跟我沒有任何友善的關係,雖然全班有一半以上的人沒去上課,但卻只有我被打不及格,儘管我每一次考試都考了高分.</text:span></text:p>
      <text:p text:style-name="P3"><text:span text:style-name="T1">後來唸大五時,我為了寫兒童人權報告,因為學生只能跟圖書館借兩本書,於是我就找到一位教授借他的借書證,他可以同時借許多本書,可是當他後來知道我是為了寫一篇人權報告時,只差沒有嚇得屁滾尿流,連夜要求我還他借書證,並要求我保密,不要告訴任何人說他有借他的借書證給我.</text:span></text:p>
      <text:p text:style-name="P3"><text:span text:style-name="T1">總之,在二三十年前我剛參與黨外的時候,整個台灣社會的資訊是完全封鎖的,封鎖的程度遠遠超過目前大陸之封鎖程度的不知道幾百倍嚴厲.</text:span></text:p>
      <text:p text:style-name="P3"><text:span text:style-name="T1">比方說,當時台北火車站旁或重慶南路一些書局都有在賣TIMES. 我唸高中時常買,每一本書的內容都經過塗黑或挖洞,只要有出現任何有關 "共匪" 的資訊或任何官方或書店老闆覺得不妥的資訊,一概塗掉或拿剪刀直接剪掉或甚至整頁撕掉.</text:span></text:p>
      <text:p text:style-name="P3"><text:span text:style-name="T1">我家開電影院,經常會收到公文說哪些片段已經剪掉,都是剪一些莫名其妙的東西,如不能嘴對嘴接吻,或是禁唱一些絲毫看不出異樣的歌,例如 "橄欖樹" 不能唱,因為歌詞第一句寫說: "不要問我從哪裏來". 這一句之思想顯然有問題,是不是在諷刺國民黨是從大陸跑路來台? 有一首歌歌詞中有一句 "秋風掃落葉"也因此被禁唱,因為蔣經國當時正推行什麼環境整潔的政策,豈能讓你滿地落葉?</text:span></text:p>
      <text:p text:style-name="P3"><text:span text:style-name="T1">我唸大四時曾輪到我寫講義,寫的是有關 "實驗診斷學" 的講義,我在講義空白處貼了方素敏的一首詩(其實是林雙不代寫) 叫 "盼望",詩寫著:</text:span></text:p>
      <text:p text:style-name="P3"><text:span text:style-name="T1">"人家說你是好漢，我就哭了，我寧願你只是孩子的父親…我燒飯洗衣，你下田工作，在一定的時間回來….一步一掙扎,一動一灘血..."</text:span></text:p>
      <text:p text:style-name="P3"><text:span text:style-name="T1">想不到警備總部馬上知道我在講義貼這東西, 於是連夜派人包抄印刷廠,查扣那些講義. 後來,有黨外同志跟我要這本講義,我就拿一本去郵局寄,但郵局那些人都知道我是暴力陰謀份子,所以照例當場說要檢查我寄些什麼東西,一看到林義雄和殷海光等名字, 臉都綠了,拒絕替我郵寄,還說這東西他們要查扣往上報.</text:span></text:p>
      <text:p text:style-name="P3"><text:span text:style-name="T1">很荒謬是吧? 但這不過就是二十幾年前台灣社會的常態. 現在台灣人常嘲笑大陸的民主自由,彷彿台灣人很高貴,過不慣那種不自由的生活方式,事實上,目前大陸的自由程度肯定要比二十年前的台灣要自由太多了. 可以預料的是,大陸也會持續開放而很難再走回頭路.</text:span></text:p>
      <text:p text:style-name="P3"><text:span text:style-name="T1">而且,當時台灣人是幾乎一萬個人之中看有沒有一個膽敢挑戰或膽敢不配合或膽敢私下偷偷不配合這樣的一些封鎖政策,絕大部份人都是順民,爭先恐後努力喊萬歲表效忠,以便前途順利,一點都沒有比較高貴. 現在不也一樣,幾個人敢喊兩岸統一? 幾個人敢去批評民進黨上上下下那些混蛋的各種法西斯言論?</text:span></text:p>
      <text:p text:style-name="P3"><text:span text:style-name="T1">在這樣一種全面封鎖資訊的情況下,彭明敏那些話很多人其實是相信的,包括我在內. 我當時相信,只要讓我們全台各地自由演講一個月,國民黨必然立即崩潰瓦解. 我們之所以會這麼認為的背後一個假設就是: 人民之所以一面倒地支持國民黨是因為人民都被騙了,資訊全部被封鎖了,只要把資訊公諸於世,人民將因知道真相而立即唾棄國民黨.</text:span></text:p>
      <text:p text:style-name="P3"><text:span text:style-name="T1">也因此,我從大約1982-3年就開始買了一些筆記本,每天努力記載國民黨的各種扯爛污的 "真相", 準備將來出版一本國民黨罪行的百科全書讓台灣人看清半個世紀來自己如何被矇騙.</text:span></text:p>
      <text:p text:style-name="P3"><text:span text:style-name="T1">後來,這些想法全被證實為幻想. 1987年,報禁開放了,大家逐漸可以暢所欲言而不用擔心半夜被抓走了,各種揭露國民黨黑暗面的書籍如雨後春筍,而且也可以自由演講,但國民黨卻依然屹立不搖而沒有任何垮台的跡象.</text:span></text:p>
      <text:p text:style-name="P3"><text:span text:style-name="T1">反倒是民進黨開始向國民黨學習,開始努力扯爛污之後,終於才受到台灣人民的認同;當它爛得比國民黨還徹底時,終於能奪得政權了.</text:span></text:p>
      <text:p text:style-name="P3"><text:span text:style-name="T1">換句話說,資訊與理解基本上並沒有必然關係;理解與感受更是兩回事. 當資訊普遍被封鎖時,我們以為,只要把資訊揭露,人們就能產生一種新的理解而揚棄原有的誤解. 但事實上卻不必然如此.</text:span></text:p>
      <text:p text:style-name="P3"><text:span text:style-name="T1">我要說的是,我們對於人事物的理解,基本上並不是線性地對應於資訊的數量與內容;就好像兩種科學理論之競爭,並不是線性地對應於所謂證據力,而往往是立基於各種非關理性或甚至非理性的因素.</text:span></text:p>
      <text:p text:style-name="P3"><text:span text:style-name="T1">甚至可以這麼說,基本上我們對某種人事物已經先形成某種非理性的評價,然後再來為這個非關理性的評價尋找各種理由. 或者換個方式說,除非我們先整個改變某種觀看人事物的 "理論架構" 或者說 "眼光",否則光是訴諸資訊本身是起不了作用的.</text:span></text:p>
      <text:p text:style-name="P3"><text:span text:style-name="T1">就好像如果有個混蛋他已經先把你看扁了,在這個 "看扁" 的 "理論架構" 下,你就算呈現再多豐功偉業與能力或出示140分的滿分IQ 成績也沒用,甚至只是讓對方更把你看扁. 除非...除非出現一種普遍的眼光轉換 (用T.Kuhn的流行術語說就是典範的轉移--paradigm shift). 也就是說,除非你突然紅了,掌了大權或成為眾人仰慕的文化名人或權勢階級了,這時候你根本不需要再提供任何資訊,這些混蛋就會開始膜拜你.</text:span></text:p>
      <text:p text:style-name="P3"><text:span text:style-name="T1">並不是因為他對你知道了更多資訊進而修正他原先的誤解,而是因為他背後那個據以形成各種判斷的 "理論架構" 隨著某種非理性因素的改變而改變了.</text:span></text:p>
      <text:p text:style-name="P3"><text:span text:style-name="T1">講這些做什麼呢? 跟世界和平有什麼關係呢? 關係可大了. 因為這不外就是在講一種有關說服與理解的道理,簡單說就是有關 "看待人事物或看待世界的眼光" 的改變.</text:span></text:p>
      <text:p text:style-name="P3"><text:span text:style-name="T1">我常說,世界不存在,存在的只是我們對它的看法,或者說,世界長什麼樣就在於我們怎麼看世界,當我們觀看世界的方式改變,其實也就改變了世界.</text:span></text:p>
      <text:p text:style-name="P1"><text:span text:style-name="T1">陳真 | 2009.06.24 05:31 | </text:span><text:span text:style-name="T2">#</text:span></text:p>
      <text:p text:style-name="P2"><text:span text:style-name="T1">(續前)</text:span></text:p>
      <text:p text:style-name="P2"><text:span text:style-name="T1">知道一件事跟了解它是兩回事,了解它跟 "與它同在" 卻又是另一回事.</text:span></text:p>
      <text:p text:style-name="P2"><text:span text:style-name="T1">很多認識我的人,知道我各項身份資料或各種生活資訊,但他們對我卻不但一無所知,而且很可能朝反方向誤解很深,任憑你告訴對方再多資訊也沒用. 一朝是謎便永遠是謎,一朝誤解便永遠誤解.</text:span></text:p>
      <text:p text:style-name="P2"><text:span text:style-name="T1">對於事物當然不會註定永遠誤解,但對於 "人" 的誤解卻往往是永恆的. 有時候,面對誤解,我們會辯駁一番,但我們之所以提出辯解並不是以為對方將會了解,而只是說給自己聽或說給知音聽而已,拿它來做為一種例子,說明所謂理解人事物是怎麼一回事;而這事極為重要.</text:span></text:p>
      <text:p text:style-name="P2"><text:span text:style-name="T1">不一樣世界的人等於來自不一樣的星球,不可能透過傳達更多的資訊來使對方理解,就好像一隻蚯蚓無法理解做為一隻鳥是什麼感覺一樣,即便蚯蚓努力研究鳥類知識也沒用,除非這隻蚯蚓有著超乎尋常的想像力.</text:span></text:p>
      <text:p text:style-name="P2"><text:span text:style-name="T1">相反地,我發現一些人,我根本不認識,但他們或許跟我僅有一面之緣或只是看過我幾篇文章,我卻感覺他們非常了解我,彷彿我們已經認識了一千年.</text:span></text:p>
      <text:p text:style-name="P2"><text:span text:style-name="T1">換句話說,了解並非依賴資訊的多寡;同樣地,我所知道的國際資訊肯定比不上一個研究國際關係的學者,但我對於國際問題的各種了解或許遠在他們之上.</text:span></text:p>
      <text:p text:style-name="P2"><text:span text:style-name="T1">從知道(knowing)到了解(understanding)是兩回事,但了解跟感受,或者說 "了解它" 跟 "與它同在" (understanding with feeling)卻也是兩回事.</text:span></text:p>
      <text:p text:style-name="P2"><text:span text:style-name="T1">一個 "知道" 你的人,很可能對你一點都不了解,或甚至把人格者當成人渣,把唐伯虎看做馬文才(這種無法了解他人的白癡到處都是),但是一個很了解你的人,卻也很可能對你沒感覺,他不會把你放在心上,你的痛苦依然是你的痛苦,而不會變成他的痛苦. 他或許能了解,但他不在乎. 同樣地,他或許能了解一場戰爭,但他不在乎,侵略就侵略,強姦就強姦,干我屁事?</text:span></text:p>
      <text:p text:style-name="P2"><text:span text:style-name="T1">在我看來,在乎比了解更重要. 父母親不一定很了解他們的小孩,卻把他們擺在心上.</text:span></text:p>
      <text:p text:style-name="P2"><text:span text:style-name="T1">相反地,我看一些人老是選擇性地喊著什麼人權或非暴力(例如忽藍忽綠忽左忽右的蔡英文羅文嘉及其類似同夥),看了就想吐. 這些人心裏頭幾時真的在乎過什麼人權? 人權對他們來說永遠只是一種武器一種手段一種工具一種鬥爭手法,而不是一種價值.</text:span></text:p>
      <text:p text:style-name="P1"><text:span text:style-name="T1">陳真 | 2009.06.24 04:12 | </text:span><text:span text:style-name="T2">#</text:span></text:p>
      <text:p text:style-name="P3"><text:span text:style-name="T1">智巽還沒睡啊? 除了說我 "廣閱資訊" 這一點純粹是誤解之外,其它你並沒有誤解我什麼.</text:span></text:p>
      <text:p text:style-name="P3"><text:span text:style-name="T1">我並不廣,但很深.當我心裏掛念著一件事,便永遠掛念而不會因為世人不再關注而跟著轉移目光. 同樣地,我也不會因為大家說某個東西很重要很炫很進步,然後就趕緊去涉獵或關心.</text:span></text:p>
      <text:p text:style-name="P3"><text:span text:style-name="T1">我並不習慣接觸許多資訊,因為對我來說,我所需的資訊早已綽綽有餘. 我並不需要依靠許多資訊來形成判斷. 如果讓人誤以為我好像知道很多事情,那只是因為我心頭掛念的東西很有限,說來說去永遠就那幾樣東西,自然就像個專家似的. 其實所知不一定多,但肯定知道得很深.</text:span></text:p>
      <text:p text:style-name="P3"><text:span text:style-name="T1">我寫東西很快,快到連一分鐘跑一百個字的滑鼠都跟不上,並不是因為我學識淵博,而是因為我腦子長久以來翻來覆去不外就是一直惦著同樣一些東西. 所謂寫作,對我來說不過就像倒牛奶一樣給倒出來而已. 但是倒出來其實都是同樣的東西,所知不廣,但理解很深.</text:span></text:p>
      <text:p text:style-name="P3"><text:span text:style-name="T1">至於這些東西以外的世界,以及種種對我來說瑣瑣碎碎無甚意義的知識或資訊,我幾乎是一概充耳不聞.</text:span></text:p>
      <text:p text:style-name="P3"><text:span text:style-name="T1">我對資訊這東西基本上有點感冒,就好像我並不喜歡看國外新聞或記錄片一樣(台灣的當然更不喜歡). 或許相對於一般人,我的確接觸許多資訊,但若相對於任何一個在文字或知識世界裏頭翻滾的人來說,我肯定稱得上是個文盲了. 學姐可以證實這一點. 許多大家耳熟能詳的東西,我甚至連聽都沒聽過.可是,對於那些我所關注或者說以命相許的東西,我卻了解極深.</text:span></text:p>
      <text:p text:style-name="P3"><text:span text:style-name="T1">大約五六年前吧,曾有個美國的哲學家在我們系上的mailing list上發問說,維根斯坦的某段言論出自何處? 他所要打聽的那句話很冷門,並不具備所謂學術價值,所以即便是研究維根斯坦的學者大概也沒有幾個人聽過這句話,更不用說立即找出它出自何處.</text:span></text:p>
      <text:p text:style-name="P3"><text:span text:style-name="T1">但我花不到一分鐘,馬上就在自己的筆記中(這些筆記大多已毀)找到該段言論出處. 那位美國人很驚訝,他說他四處打聽都無人知曉,網上搜尋亦無所獲,沒想到來到貴系一下就找到答案,於是寫信道謝說: "天啊,貴系就像本活字典!" 其實他應該說我是活字典才對,但我的字典上永遠只記載著那幾件事,或許可以簡單說就是 "思想跟生命" 或 "word and world" (文字與世界) 這兩樣東西. 而這兩樣東西說穿了就是個 "我" 字:</text:span></text:p>
      <text:p text:style-name="P3"><text:span text:style-name="T1">"我就是我的文字","我就是我的世界" (維根斯坦的話).</text:span></text:p>
      <text:p text:style-name="P3"><text:span text:style-name="T1">換句話說,我只關心 "我" 而已. 天底下大概沒有比關心 "我" 更簡單但也更困難的事了.</text:span></text:p>
      <text:p text:style-name="P3"><text:span text:style-name="T1">我根本不需要聆聽外在無數聲音,我只須聆聽我自己心裏的聲音,我只須虔誠地沿著那個內在聲音的方向走,永遠都不會迷路.</text:span></text:p>
      <text:p text:style-name="P3"><text:span text:style-name="T1">這樣做,現實上或許會很慘,但就像維根斯坦說的,"我若不照著心裏這個聲音走,我的一切思想將會立刻毀壞",那恐怕還更慘. 所以,兩慘取其輕,我覺得還是聽從自己心裏的聲音要妥當些,而且也容易些,更重要的是愉快些.</text:span></text:p>
      <text:p text:style-name="P3"><text:span text:style-name="T1">也因此,我對自己的無知不但沒有遺憾,反倒引以為榮,因為如果你只是關心一個 "我" 字,那麼,你的知識或資訊肯定早已綽綽有餘. 就如維根斯坦所說,哲學並不是要增加你任何知識,而只是就你所知的東西透過重新的排列組合而產生一種新的歌聲,新的眼光,一種新的看待事物的方式.</text:span></text:p>
      <text:p text:style-name="P3"><text:span text:style-name="T1">不管是眼光或思維或歌聲,終究這一切還是得回到 "我" 字上頭,"我" 是我的世界這個舞台上唯一的演員. 當你的心你的字你的想法全是一體時,你根本不需要知道很多資訊,但你自然還是會深深了解那些對 "你" 來說十分重要的東西.</text:span></text:p>
      <text:p text:style-name="P3"><text:span text:style-name="T1">講得有點抽象,但我沒辦法把它講得更通俗了.</text:span></text:p>
      <text:p text:style-name="P3"><text:span text:style-name="T1">巴勒網或親系譜或哈巴狗電台或更早的card228或更更早的CARD或更更更更早的 "望春風" 和黨外以及無數所謂社運,或者說我的整個生活,這一切在我看來無非也只是圍繞在一個 "我" 字上. 我的戰爭,我的屠殺,我的刑求,我的饑荒,我的希望,我的榮耀,我的夢...</text:span></text:p>
      <text:p text:style-name="P3"><text:span text:style-name="T1">區分這個人的淚水跟那個人的淚水,區分你的戰爭跟我的戰爭,是沒有多少意義的,淚水像個海,而我們全是魚,在大海裏頭來去.</text:span></text:p>
      <text:p text:style-name="P3"><text:span text:style-name="T1">一切所謂外在事物,即便遠在天邊萬里之外的一場戰爭或一種生活方式,依然全與 "我" 有關. 它不是你家的事或他家的事,而是我家的事. 我不一定知道家中一切資訊,但我對自己的家肯定了解極深,因為我不曾離開它一秒鐘,它永遠佔據我的心,不是心的一個角落,而是全部.</text:span></text:p>
      <text:p text:style-name="P3"><text:span text:style-name="T1">我很喜歡路易馬盧的一部電影,中文翻譯做 "鬼火",我常想到片尾那段無聲的字幕:</text:span></text:p>
      <text:p text:style-name="P3"><text:span text:style-name="T1">"我不再愛妳,而妳也不再愛我,我們之間的連結鬆了,因此我要自殺,藉著我的死在你心頭打下一個傷痕,打下一個深深的印子,來把這個鬆掉的關係給重新拉緊". (這是我稍做修改,用我自己的話來講的,但原文大意如此)</text:span></text:p>
      <text:p text:style-name="P3"><text:span text:style-name="T1">我們大概沒辦法制止一場戰爭或解決一場饑荒,但我們或許有辦法在你我的心頭打下一個傷痕,打下一個深深的印子,就像打下一種記號一樣,總有一天我們會藉著這樣的記號在另一個時空重逢,就像一個破碎的家總有一天會再度團聚一樣.</text:span></text:p>
      <text:p text:style-name="P3"><text:span text:style-name="T1">這些傻話或許是不該這樣寫的,但除了說說傻話說說夢話,我沒辦法回報更多東西了.</text:span></text:p>
      <text:p text:style-name="P3"><text:span text:style-name="T1">至於現實上那些問題,例如歐巴馬如何如何,我基本上並不反對你說的. 我不會以為一件事情只能有一種說法.</text:span></text:p>
      <text:p text:style-name="P1"><text:span text:style-name="T1">智巽 | 2009.06.24 01:22 | </text:span><text:span text:style-name="T2">#</text:span></text:p>
      <text:p text:style-name="P2"><text:span text:style-name="T3"><text:line-break/></text:span><text:span text:style-name="T1">陳真大哥廣閱資訊又持嚴謹的態度</text:span><text:span text:style-name="T3"><text:line-break/></text:span><text:span text:style-name="T1">讓我覺得自己對資訊的汲取可以說是半盲</text:span></text:p>
      <text:p text:style-name="P2"><text:span text:style-name="T1">對於廢核與關閉關達納摩監獄的事,幹得好!</text:span><text:span text:style-name="T3"><text:line-break/></text:span><text:span text:style-name="T1">希望他們繼續努力,俄羅斯先前也說過目前核彈頭不能低於1500枚不是?</text:span></text:p>
      <text:p text:style-name="P2"><text:span text:style-name="T1">我其實根本沒什麼觀念..</text:span><text:span text:style-name="T3"><text:line-break/></text:span><text:span text:style-name="T1">僅僅是對人間煉獄這種事難以忍受..</text:span><text:span text:style-name="T3"><text:line-break/></text:span><text:span text:style-name="T1">但我又想自己這種想法是否天真幼稚?</text:span><text:span text:style-name="T3"><text:line-break/></text:span><text:span text:style-name="T1">如何對受苦的人才是好的,自己還很無知!</text:span><text:span text:style-name="T3"><text:line-break/></text:span><text:span text:style-name="T1">自己的確是活在地穴裡</text:span></text:p>
      <text:p text:style-name="P2"><text:span text:style-name="T3"><text:line-break/></text:span><text:span text:style-name="T1">也許我有誤解陳真大哥的意思</text:span><text:span text:style-name="T3"><text:line-break/></text:span><text:span text:style-name="T1">如果誤解,那是我理解力不好,以下的也就當作是我自己起的題目~</text:span></text:p>
      <text:p text:style-name="P2"><text:span text:style-name="T1">我相信一個好人就算要路見不平也不能拿殺人</text:span><text:span text:style-name="T3"><text:line-break/></text:span><text:span text:style-name="T1">無知又滿懷恨意的人是我們要去幫助或治療..但不該消滅阿~</text:span><text:span text:style-name="T3"><text:line-break/></text:span><text:span text:style-name="T1">一個國家或社會生了病</text:span><text:span text:style-name="T3"><text:line-break/></text:span><text:span text:style-name="T1">(我可憐的小腦袋當然還沒什麼好辦法)</text:span><text:span text:style-name="T3"><text:line-break/></text:span><text:span text:style-name="T1">也不可以為了治好這樣的病就去殺死一些人像殺病毒一樣</text:span><text:span text:style-name="T3"><text:line-break/></text:span><text:span text:style-name="T1">到底先有人,群聚才成為國家阿~</text:span><text:span text:style-name="T3"><text:line-break/></text:span><text:span text:style-name="T1">如果那樣做是唯一辦法,我永遠不想去信</text:span></text:p>
      <text:p text:style-name="P2"><text:span text:style-name="T1">我先肯定歐巴馬尊重異文化異種族!</text:span><text:span text:style-name="T3"><text:line-break/></text:span><text:span text:style-name="T1">外人來建立新秩序而又滿懷敬意的全身而退..</text:span><text:span text:style-name="T3"><text:line-break/></text:span><text:span text:style-name="T1">我真的想這樣的事發生!</text:span><text:span text:style-name="T3"><text:line-break/></text:span><text:span text:style-name="T1">但他應該是個能和他們同甘共苦,榮辱與共的外人</text:span><text:span text:style-name="T3"><text:line-break/></text:span><text:span text:style-name="T1">而不是威逼武嚇的權威(武力權威或是價值觀權威都不好)</text:span><text:span text:style-name="T3"><text:line-break/></text:span><text:span text:style-name="T1">他如果不殺人,不辱人就成功,我也想加入這種行列</text:span><text:span text:style-name="T3"><text:line-break/></text:span><text:span text:style-name="T1">如果殺了人,那我要以罪人的身份贖罪,並且以身為戒!</text:span></text:p>
      <text:p text:style-name="P1"><text:span text:style-name="T1">陳真 | 2009.06.23 16:27 | </text:span><text:span text:style-name="T2">#</text:span></text:p>
      <text:p text:style-name="P3"><text:span text:style-name="T1">忘了說,上回站樁結束後,我們跟懷軒有討論到下個月是否要改場地,所能想到的地點包括台大校本部,南海路歷史博物館,火車站.</text:span></text:p>
      <text:p text:style-name="P3"><text:span text:style-name="T1">主要是想改變一下訴求對象的屬性,但又不能是人煙稀少之地. 我比較傾向歷史博物館或植物園一帶,最不傾向台大,至於火車站人潮雖多,但傳單一本二十幾頁,若隨手拿了就丟,也挺浪費,而且火車站群眾屬性不一,所以似乎還是在文教區比較好.</text:span></text:p>
      <text:p text:style-name="P3"><text:span text:style-name="T1">問題是,七月是暑假,博物館對面的見鬼中學應該沒有什麼學生會來學校,而且博物館目前並無人氣型展覽,怕人不多,但是再少也不至於比AIT少.</text:span></text:p>
      <text:p text:style-name="P3"><text:span text:style-name="T1">在歷史博物館那一帶站樁還有個好處是: 我覺得高中生好像還會做點白日夢,不至於太現實,或許這樣一些在台灣很難接觸到的反戰訊息對一個高中生來講,多少是一種刺激.</text:span></text:p>
      <text:p text:style-name="P3"><text:span text:style-name="T1">記得黨外時,我常自己寫文章印傳單,並剪貼一些林義雄或施明德等人的言論,例如曾引用施明德一句話說: "任何偉大的理想都不可能美化卑鄙的手段." 還有一句施自己寫的墓誌銘: "我信仰了,我堅守了,我奉獻了."</text:span></text:p>
      <text:p text:style-name="P3"><text:span text:style-name="T1">印好傳單之後,就跟一兩位同學,有時則是單槍匹馬,跑到高雄一些高中門口散發,反應極為熱烈. 當然,所謂熱烈是說熱烈唾棄或熱烈辱罵者居多. 但即便是熱烈反彈,也總比冷漠沒感覺好.</text:span></text:p>
      <text:p text:style-name="P3"><text:span text:style-name="T1">許多時候,學校都會報警處理,警察常會來抓人,至少會來干涉,至於抓人究竟是依據哪一條法律,在那個年代這些都不是問題,反正是批評政府就是違法,遠比目前的中國大陸控制得還嚴.</text:span></text:p>
      <text:p text:style-name="P3"><text:span text:style-name="T1">那時,國民黨怕我對高中生產生不良影響,於是在各大高中透過教官大量捏造有關我的謠言,只差沒有把我的照片給貼到高雄各大高中或大學警告大家此人是野心陰謀份子.</text:span></text:p>
      <text:p text:style-name="P3"><text:span text:style-name="T1">高醫的教官們當然也愛國不落人後,不但在高醫各系宣傳我的敗行劣跡,甚至在護理系課堂上告訴學生說 "陳真是個從頭爛到腳的人".曾經前後大約有一個月的時間, 報上一直在炒著高醫教官指稱我誘拐高中生 (學姐) 的新聞, 我限時要他公開道歉, 他果然道歉了. 當時學校同學之間甚至還流傳一些很荒唐的抹黑,例如說我跟 "黨外那些流氓" 經營私娼館.</text:span></text:p>
      <text:p text:style-name="P3"><text:span text:style-name="T1">令人驚訝的不是抹黑,令人驚訝的是怎麼會有人相信? 記得在林口長庚那一年,也就是1990年,不但沒有幾個人知道誰是林義雄,聽過林義雄名字的醫生之中,有一個竟然說林義雄是地痞流氓,然後還舉證歷歷告訴護士們黨外全是流氓.</text:span></text:p>
      <text:p text:style-name="P3"><text:span text:style-name="T1">黨外是一堆流氓一堆人渣沒錯,問題是,這些過去黨外內部很感冒的混蛋們,現在幾乎毫無例外地全站到檯面上來,而且掌握了大權,成為愛台灣的急先鋒. 恕我不敢點名舉例,要不然又會有人來搗亂或找我麻煩.</text:span></text:p>
      <text:p text:style-name="P3"><text:span text:style-name="T1">至於那些原本不是混蛋的人,看到混蛋們如此受歡迎,於是也一個個變成了政客,變成了人渣.</text:span></text:p>
      <text:p text:style-name="P3"><text:span text:style-name="T1">回歸主題,總之,高中生是一個不錯的訴求對象. 現在的大學生太世故太現實了,不知道還有幾個還會做著白日夢.</text:span></text:p>
      <text:p text:style-name="P3"><text:span text:style-name="T1">不知道各位覺得哪個地點好? 或是維持在師大路老地方我也沒意見.</text:span></text:p>
      <text:p text:style-name="P1"><text:span text:style-name="T1">陳真 | 2009.06.23 03:13 | </text:span><text:span text:style-name="T2">#</text:span></text:p>
      <text:p text:style-name="P2"><text:span text:style-name="T1">阿忠,我想大家不會有意見的,你就貼上吧.</text:span></text:p>
      <text:p text:style-name="P5"/>
      <text:p text:style-name="P1"><text:span text:style-name="T1">陳真 | 2009.06.22 14:41 | </text:span><text:span text:style-name="T2">#</text:span></text:p>
      <text:p text:style-name="P3"><text:span text:style-name="T1">http://obama100days.amnesty.org/</text:span></text:p>
      <text:p text:style-name="P3"><text:span text:style-name="T1">上面這個網址是AI 打從歐巴馬上任時對他所提出的一份人權清單及十七項改善人權的具體步驟,並於上任滿一百天之後來驗收這份成績單.</text:span></text:p>
      <text:p text:style-name="P3"><text:span text:style-name="T1">從驗收成績的評語看來,AI 對他顯然大致上是滿意的,AI說:</text:span></text:p>
      <text:p text:style-name="P3"><text:span text:style-name="T1">At the end of the 100 days it is clear that significant steps have been taken, including some to undo damaging detention and interrogation policies developed under the previous administration.</text:span></text:p>
      <text:p text:style-name="P3"><text:span text:style-name="T1">甚至對歐巴馬在人權上的改善形容為 marked a major step (跨出了重要的一步),並說這或將使美國重回 "尊重人權" 的道路上.</text:span></text:p>
      <text:p text:style-name="P3"><text:span text:style-name="T1">當然,AI也說歐巴馬還有一些沒做到的,比方說,AI說他並不積極於調查並嚴辦前朝政府各種違法亂紀的行為(這點跟馬英九倒是很像),似乎準備輕輕放過布希及其政府. AI 認為,官方敗行劣跡之大力追究,是避免類似事件再度發生的一個重要措施.</text:span></text:p>
      <text:p text:style-name="P3"><text:span text:style-name="T1">我不是要說服大家接受這樣的評價,而是說:</text:span></text:p>
      <text:p text:style-name="P3"><text:span text:style-name="T1">1.我們應針對特定指涉實事求是,而不是含含糊糊地做出評價.</text:span></text:p>
      <text:p text:style-name="P3"><text:span text:style-name="T1">2. 你不一定要接受這樣的評價,但這樣的評價基本上一點都不幼稚,更不是信口開河,當然也不是什麼中了西方媒體的毒之類.</text:span></text:p>
      <text:p text:style-name="P3"><text:span text:style-name="T1">3. 你很難說歐巴馬 "只是" 在玩弄一些修辭,或許某些事件上是這樣,但人權問題上他的確做了很大的改變.</text:span></text:p>
      <text:p text:style-name="P3"><text:span text:style-name="T1">4. 我之前並不看好他,但他的百日維新,我還是願意頒給他五張獎狀,包括:</text:span></text:p>
      <text:p text:style-name="P3"><text:span text:style-name="T1">A. 對不同文化與民族或信仰之平等尊重.</text:span><text:span text:style-name="T3"><text:line-break/></text:span><text:span text:style-name="T1">B. 對抗氣候暖化等問題之承諾.</text:span><text:span text:style-name="T3"><text:line-break/></text:span><text:span text:style-name="T1">C. 禁止刑求.</text:span><text:span text:style-name="T3"><text:line-break/></text:span><text:span text:style-name="T1">D. 立即關閉集中營.</text:span><text:span text:style-name="T3"><text:line-break/></text:span><text:span text:style-name="T1">E. 全面裁廢核武的各種努力.</text:span><text:span text:style-name="T3"><text:line-break/></text:span></text:p>
      <text:p text:style-name="P1"><text:a xlink:type="simple" xlink:href="http://palinfo.habago.org/mt-comments.cgi?__mode=red&amp;id=18190"><text:span text:style-name="T2">柳春春阿忠</text:span></text:a><text:span text:style-name="T1"> | 2009.06.22 14:20 | </text:span><text:span text:style-name="T2">#</text:span></text:p>
      <text:p text:style-name="P2"><text:span text:style-name="T1">哈囉，我將7月份的站樁公告貼在柳春春網站了。大家看一下有沒有要新增修改的。</text:span><text:span text:style-name="T3"><text:line-break/></text:span><text:span text:style-name="T1">******************</text:span><text:span text:style-name="T3"><text:line-break/></text:span><text:span text:style-name="T1">站樁地點：台北市和平東路一段、師大路口</text:span><text:span text:style-name="T3"><text:line-break/></text:span><text:span text:style-name="T1">日　　期：2009年07月18日(六)</text:span><text:span text:style-name="T3"><text:line-break/></text:span><text:span text:style-name="T1">時　　間：下午3時至5時</text:span></text:p>
      <text:p text:style-name="P2"><text:span text:style-name="T3"><text:line-break/></text:span><text:span text:style-name="T1">我們自2008 年 3 月起，每個月挑一天，針對美國侵略伊拉克及相關反戰反侵略及反軍火貿易等人權議題，定點站樁。現場備有字牌與傳單。有問題或想參與站樁，請事先與我們連絡。</text:span></text:p>
      <text:p text:style-name="P2"><text:span text:style-name="T1">聯絡人：鄭志忠</text:span><text:span text:style-name="T3"><text:line-break/></text:span><text:span text:style-name="T1">電　話：02-82017114</text:span><text:span text:style-name="T3"><text:line-break/></text:span><text:span text:style-name="T1">手　機：0968-385408</text:span><text:span text:style-name="T3"><text:line-break/></text:span><text:span text:style-name="T1">email: ccc1969@ms9.hinet.net</text:span></text:p>
      <text:p text:style-name="P4"><text:span text:style-name="T1"/></text:p>
      <text:p text:style-name="P2"><text:span text:style-name="T1">問答：有關此反戰定點站樁活動問題都在此一併說明</text:span></text:p>
      <text:p text:style-name="P2"><text:span text:style-name="T1">* Q：請問你們是回教徒嗎？</text:span><text:span text:style-name="T3"><text:line-break/></text:span><text:span text:style-name="T1">A：回答某回教徒協會來電詢問--我們都不是回教徒。</text:span><text:span text:style-name="T3"><text:line-break/></text:span><text:span text:style-name="T1">* Q：此活動有依法申請集會遊行嗎？</text:span><text:span text:style-name="T3"><text:line-break/></text:span><text:span text:style-name="T1">A：沒有。目前也不打算依法申請集會遊行。所以是非法的。</text:span><text:span text:style-name="T3"><text:line-break/></text:span><text:span text:style-name="T1">* Q：我想參加，但時間無法配合怎麼辦？</text:span><text:span text:style-name="T3"><text:line-break/></text:span><text:span text:style-name="T1">A：可以的話，下次活動我們會儘早公佈預定時間與地點。您可以儘早將那天的行程通通排開來。</text:span><text:span text:style-name="T3"><text:line-break/></text:span><text:span text:style-name="T1">* Q：我想參加，但怕路人的眼神。</text:span><text:span text:style-name="T3"><text:line-break/></text:span><text:span text:style-name="T1">A：您可以站樁的時候在腦袋裡想想別的事，任何可以讓您不怕的，都可。或，您可以專注看對面人行道上的行人、馬路上來往汽機車、或是看著行道樹發呆都行。多站幾次，就會習慣的。</text:span><text:span text:style-name="T3"><text:line-break/></text:span><text:span text:style-name="T1">* Q：站樁是什麼？</text:span><text:span text:style-name="T3"><text:line-break/></text:span><text:span text:style-name="T1">A：就是一群人站在那裡。</text:span><text:span text:style-name="T3"><text:line-break/></text:span><text:span text:style-name="T1">* Q：要報名參加的，需要告訴你們真實姓名嗎？</text:span><text:span text:style-name="T3"><text:line-break/></text:span><text:span text:style-name="T1">A：要。</text:span></text:p>
      <text:p text:style-name="P2"><text:span text:style-name="T1">GOOGLE地圖(略)</text:span></text:p>
      <text:p text:style-name="P1"><text:span text:style-name="T1">陳真 | 2009.06.21 22:57 | </text:span><text:span text:style-name="T2">#</text:span></text:p>
      <text:p text:style-name="P3"><text:span text:style-name="T1">馬英九一方面與對岸改善關係, 另一方面卻增加國防預算, 在我看來這是為了安撫美國, 或者更精確地說, 這是在跟以美國為首的西方列強的軍火商進行一種政治交易. 簡單說就是你別擋我的兩岸政策, 但我保護費不但照給, 而且還加碼. 歐巴馬之增兵阿富汗, 似乎也是類似思維, 安撫那些對他之黨國忠誠度不放心的人.</text:span></text:p>
      <text:p text:style-name="P3"><text:span text:style-name="T1">我對阿富汗的了解不亞於我對伊拉克的了解, 卻一直很難對之形成較有把握的一些看法. 比方說, 美軍撤出伊拉克幾乎是世人特別是伊拉克人的共識, 但塔利班政權被美軍摧毀後的阿富汗, 卻處於軍閥割據的無政府狀態. 加上極度的貧窮, 人命如草芥. 不管哪一方軍隊, 只要手上有槍有砲, 就能為所欲為, 姦殺擄掠如家常便飯. 美軍恐怕還是各方軍政勢力裏頭比較文明的一方.</text:span></text:p>
      <text:p text:style-name="P3"><text:span text:style-name="T1">不過, 美軍雖然不至於大規模魚肉鄉民或是只要我高興就能把路過的任何一個女生抓進部隊裏強姦殺害, 美軍雖不至於腐敗至此, 但他的各種所謂反恐行動, 人命依然不值錢. 這兩天在一次 "反恐行動" 中美軍就又 "不小心" 給幹掉了一百二十多條老弱婦孺的性命, 差別只是比過去多了一聲抱歉.</text:span></text:p>
      <text:p text:style-name="P3"><text:span text:style-name="T1">阿富汗這樣一種可怕局面, 美俄當然是始作俑者, 問題是, 當這樣一種局面造成之後, 你發現, 儘管表面上有個傀儡政府, 但實際上, 在阿富汗這片土地上依然到處是豺狼虎豹. 若你是阿富汗人, 你會希望世人怎麼做? 答案其實很難說得準.</text:span></text:p>
      <text:p text:style-name="P3"><text:span text:style-name="T1">但我想, 對任何一個人來說, 最重要的仍然不外兩件事,一是安全, 二是麵包; 或許由聯合國託管是最好的方法. 但是, 對於這樣一些很具體的主張, 我一般都比較不會去觸及或提倡, 除非很有把握; 否則拋出一個主張很容易, 但對於該主張之可行性及可能產生之影響究竟理解多少卻很難說.</text:span></text:p>
      <text:p text:style-name="P3"><text:span text:style-name="T1">我對於阿富汗最具體的主張其實就是直接捐款給那些具有公信力的人權團體或人道救援組織, 讓這樣一些力量能夠有更好的人力物力深入阿富汗, 培養日後不管政治情勢如何變動的一個重建基礎與民間力量. 這樣一個幾十年來飽受內亂之苦與列強外侵及軍閥割據的極度赤貧國度, 人權角度的思維似乎更是政治及軍事等各項問題的一個核心.</text:span></text:p>
      <text:p text:style-name="P3"><text:span text:style-name="T1">=============</text:span><text:span text:style-name="T3"><text:line-break/></text:span><text:span text:style-name="T1">另外, 除了強調不同宗教與文化之間平等尊重原則的開羅演說該得到一點肯定之外, 歐巴馬還該得到兩項肯定, 一是他上台所做的第一件事, 關閉美國設於世界各地之集中營例如惡名昭彰的Guantanamo 基地, 第二是明確廢棄布希政府所企圖合法化的刑求逼供政策. 對我來說, 這兩件事都是大事.</text:span></text:p>
      <text:p text:style-name="P3"><text:span text:style-name="T1">另外, 歐巴馬還該獲頒兩紙獎狀,一是有關環保如氣候問題, 美國將盡其所能, 帶頭對抗氣候暖化的問題, 一是廢除核武. 這也是他的兩項主要政見, 同時也是美國過去幾任政府長久以來所敵視或漠視的兩項主張. 對我來說, 這兩件事同樣無比重要, 特別是核武問題.</text:span></text:p>
      <text:p text:style-name="P3"><text:span text:style-name="T1">冷戰時期, 核戰一觸即發, 美蘇兩國競相發展核武, 單是這兩國庫藏核彈數量, 足以把整個地球炸成碎片. 冷戰之後, 核武問題稍緩, 但布希和他底下那些人渣智囊團, 一上台之後卻立即高唱所謂 "有限度使用核武" 論調! 不但重新啟動研擬核試爆計劃, 而且增加巨幅核武研發預算, 並多次計劃以所謂小型核武攻擊敵對國家或所謂恐怖份子.</text:span></text:p>
      <text:p text:style-name="P3"><text:span text:style-name="T1">歐巴馬至少在這一點上表明了極為明確的厭惡與反對態度, 並積極推動 "無核武的世界". 今年四月初, 在捷克首都布拉格某個廣場上, 面對數萬群眾, 歐巴馬重申這項非核信念.</text:span></text:p>
      <text:p text:style-name="P3"><text:span text:style-name="T1">今天, 他如果說這事他肯定能辦到或馬上辦到, 我會認為這傢伙是在開一張空頭支票, 但他卻說他並不天真, 因此也不敢抱太大期望能在有生之年看到一個無核武的地球. 這些話, 反倒使我對他的非核誠意有著較多的信任.</text:span></text:p>
      <text:p text:style-name="P3"><text:span text:style-name="T1">他並且在上台後不久, 就持續研擬並公布了他的裁廢核武具體措施. 其中一個作法就是促使美國參議院通過美國十年前封殺的 "全面禁止核子試爆條約". 這條約在我看來十分重要. 包括俄羅斯在內, 全世界幾乎所有國家都已簽署, 卻有十個窮兵瀆武的國家拒簽, 包括美國, 中國, 北韓, 印尼, 印度, 巴基斯坦, 伊朗, 以色列, 埃及, 全都不是什麼造福人類的國家.</text:span></text:p>
      <text:p text:style-name="P3"><text:span text:style-name="T1">昨天我看俄羅斯電視台, 他們的總統 Medvedev出來開記者會表示, 俄羅斯願意呼應歐巴馬的裁廢核武提議, 將大幅刪減核武數量, 兩國並預計在下個月對此舉行高峰會, 簽署新一輪的核武條約, 這條約將比過去更為普遍且廣泛地抑制核武研發, 隨後在一年內將召開世界各國高峰會, 討論廢核計劃.</text:span></text:p>
      <text:p text:style-name="P3"><text:span text:style-name="T1">歐巴馬在布拉格的演說中更說了一段話, 我沒辦法懷疑這樣一些話的真誠. 他說, 美國是人類歷史上唯一使用過核武的國家, 因此也更有道德義務廢除核武. 他說他不相信某些人說的, 說什麼核武發展是不可能抑制的一種宿命, 但他也不至於天真到以為在他有生之年能看到地球上的核武器全部被廢棄.</text:span><text:span text:style-name="T3"><text:line-break/><text:line-break/></text:span><text:span text:style-name="T1">聽多了政客的漂亮言論, 我從來都不是一個會被政客所輕易欺騙的蠢蛋, 一些過去的黨外同志這幾年老是喜歡說我被國民黨騙了, 可是, 如果我從小稍微懂事之後就從來不曾被國民黨所欺騙過, 怎麼可能當我都已飽經政治滄桑, 而且被國民黨不斷傷害了二十幾年後, 卻反而天真到會被這樣一個黨所欺騙? 同樣地, 如果昔日情同手足的黨外同志當他們開始墮落時都不可能騙得了我, 或不可能讓我因為所謂 "革命感情" 因素而放棄是非原則, 我會是那種很容易聽信漂亮言辭的阿西嗎? 我有這麼幼稚嗎?</text:span></text:p>
      <text:p text:style-name="P3"><text:span text:style-name="T1">不久之前, 我才剛發表文章說歐巴馬政府對世人的危害很難和過去的美國有什麼不同, 但我想我得先收回這句想當然耳的預言. 我不是說他很好很完美, 而是說, 至少在做為一個美國總統的角色上, 在這麼短的時間內, 他已做到任何人若去做同樣的總統位置恐怕都很難做到的成績; 同時我也實在看不出來他只是在玩一種修辭遊戲. 我當然也不會期待任何人能夠在一上台就馬上改變各項問題. 我平常在臨床上所面臨的一些弊病或不良文化相較之下是這麼微小, 但即便我有權力改變, 事實上就算只是一個僅僅數十人的小團隊都很難改變. 在外面說說罵罵很容易, 但若真的進入裏頭改革卻難乎其難, 因此, 基本上我對主其事者向來都只是用最低道德標準來要求, 或是只要能比過去改善一些, 我覺得都值得頒獎表揚了.</text:span></text:p>
      <text:p text:style-name="P3"><text:span text:style-name="T1">表揚歸表揚, 該反抗或該抗議當然還是該持續, 這不但一點都不衝突, 而且越能就事論事或褒或貶, 理應會更有說服力才對.</text:span><text:span text:style-name="T3"><text:line-break/></text:span></text:p>
      <text:p text:style-name="P1"><text:span text:style-name="T1">智巽 | 2009.06.20 15:14 | </text:span><text:span text:style-name="T2">#</text:span></text:p>
      <text:p text:style-name="P2"><text:span text:style-name="T3"><text:line-break/></text:span><text:span text:style-name="T1">如果歐巴馬發現維護一點點人權,炒點新聞可以提升支持率</text:span><text:span text:style-name="T3"><text:line-break/></text:span><text:span text:style-name="T1">通過軍費預算或增兵阿富汗可以塞住軍火商集團的嘴</text:span><text:span text:style-name="T3"><text:line-break/></text:span><text:span text:style-name="T1">他如果繼續這麼做的話..</text:span><text:span text:style-name="T3"><text:line-break/></text:span><text:span text:style-name="T1">那麼..他就已經開始腐化了!</text:span></text:p>
      <text:p text:style-name="P2"><text:span text:style-name="T1">錢尼,布希都在軍費預算通過後轉變成大力批評歐巴馬</text:span><text:span text:style-name="T3"><text:line-break/></text:span><text:span text:style-name="T1">說他為了面子.. 這班政客肚子裡當然還有滿腹語言子彈準備攻擊</text:span><text:span text:style-name="T3"><text:line-break/></text:span><text:span text:style-name="T1">但在這樣的氛圍之下還不能說出來,因為將來還有好長一段日子要跟歐巴馬"交易"!</text:span><text:span text:style-name="T3"><text:line-break/></text:span><text:span text:style-name="T1">直到阿富汗戰事跟伊拉克的情況一樣停不下來</text:span><text:span text:style-name="T3"><text:line-break/></text:span><text:span text:style-name="T1">或者根本不知怎樣停下來,又或者再發生一次類似911的事件之後</text:span></text:p>
      <text:p text:style-name="P2"><text:span text:style-name="T1">共和黨再來說歐巴馬不懂如何維護國家安全</text:span><text:span text:style-name="T3"><text:line-break/></text:span><text:span text:style-name="T1">屆時共和黨就再次到處宣揚"美國精神",企圖贏回選舉</text:span><text:span text:style-name="T3"><text:line-break/></text:span><text:span text:style-name="T1">將來不會有更大的災難嗎?</text:span></text:p>
      <text:p text:style-name="P2"><text:span text:style-name="T1">一定要反對他出兵阿富汗,這種的交易會帶來腐化</text:span><text:span text:style-name="T3"><text:line-break/></text:span><text:span text:style-name="T1">如果他真的理解正義,應當立即據理停止錯誤外交政策</text:span></text:p>
      <text:p text:style-name="P2"><text:span text:style-name="T1">說他好話,只是他比布希政府好一點,這是真的!</text:span><text:span text:style-name="T3"><text:line-break/></text:span><text:span text:style-name="T1">但出兵阿富汗,我看是共和黨的一步棋,是要歐巴馬也陷入混水當中</text:span><text:span text:style-name="T3"><text:line-break/></text:span><text:span text:style-name="T1">屆時,美國民眾判斷是非的能力就會下降</text:span><text:span text:style-name="T3"><text:line-break/></text:span><text:span text:style-name="T1">他們無法辨別,籃子裡的外皮開始發爛的蘋果(執政的歐巴馬),跟在市場上外表重新裹上假皮的爛蘋果(共和黨)</text:span><text:span text:style-name="T3"><text:line-break/></text:span><text:span text:style-name="T1">哪一個才會是好蘋果?</text:span></text:p>
      <text:p text:style-name="P2"><text:span text:style-name="T1">但如果他要腐化,難保他不變得比布希政府還壞..</text:span><text:span text:style-name="T3"><text:line-break/></text:span><text:span text:style-name="T1">因為這樣才鬥得過他們!</text:span></text:p>
      <text:p text:style-name="P2"><text:span text:style-name="T1">反戰就更要反對阿富汗戰爭</text:span><text:span text:style-name="T3"><text:line-break/></text:span><text:span text:style-name="T1">美國要反恐就要先反省自己,武力強權不是解決之道</text:span><text:span text:style-name="T3"><text:line-break/></text:span><text:span text:style-name="T1">出兵只會招致更多報復!</text:span><text:span text:style-name="T3"><text:line-break/></text:span><text:span text:style-name="T1">死刑既然都要廢除..</text:span><text:span text:style-name="T3"><text:line-break/></text:span><text:span text:style-name="T1">殺人的戰爭更不可行,不能拿來做懲罰,更不能拿來作交易!!</text:span></text:p>
      <text:p text:style-name="P1"><text:span text:style-name="T1">陳真 | 2009.06.20 04:49 | </text:span><text:span text:style-name="T2">#</text:span></text:p>
      <text:p text:style-name="P3"><text:span text:style-name="T1">很小的時候,大陸剛好在搞文革,學生揍老師,兒子打老子,鬥死那麼多人,鬥到我上國中了還在鬥. 台南建興國中有個 "匪情研究室",裏頭存放許多匪情資料. 我被指派研讀,以便代表學校參加校際比賽,對當時文革種種可怕亂象即便只是略知一二都覺得可怕且變態,實在很難想像這樣一個國家還會有什麼將來.</text:span></text:p>
      <text:p text:style-name="P3"><text:span text:style-name="T1">可是,鄧小平上台後就不太一樣了,雖然還是專制獨裁,但就像Chomsky說的,小小的改變大不同. 方向稍微一轉,結果就整個不一樣了.</text:span></text:p>
      <text:p text:style-name="P3"><text:span text:style-name="T1">並不是說一切都是某個人的功勞,但是,領導人的差異仍然相當程度左右了往後的發展.</text:span></text:p>
      <text:p text:style-name="P3"><text:span text:style-name="T1">歐巴馬應該比布希要聰明一些,因此他就算居心不良終究也得被迫做出某種改變,否則很難想像美國這個聲名狼藉的國家還會有什麼將來.</text:span></text:p>
      <text:p text:style-name="P3"><text:span text:style-name="T1">歐巴馬若願意來領獎,我是願意頒一紙進步獎給他的,獎勵他在人權上的某種改過向善.</text:span></text:p>
      <text:p text:style-name="P3"><text:span text:style-name="T1">我看到布希這兩天已經公開在罵歐巴馬了,罵他天真,罵他之企圖以人道方式對待 "恐怖份子" 囚犯是錯誤政策.</text:span></text:p>
      <text:p text:style-name="P3"><text:span text:style-name="T1">巴勒網參與者不必因為董事長稱讚歐巴馬而覺得沒有再來參加站樁的必要,每個人總該有他自己的想法,哪裡會因為我之褒貶而決定要不要參加站樁? 再說,肯定某人的某一項作為,跟你抗議他的其他作為並不衝突. 一個政權不需要壞到徹底壞到一無是處,才能成為抗議對象,同樣地,肯定某個政權的某種正面作為,也並不意味著我們是盲從者或追隨者.</text:span></text:p>
      <text:p text:style-name="P3"><text:span text:style-name="T1">在一般人都還不知道誰是林義雄時,我是最挺他的,就跟粉絲差不多,可當他言行不一時,即便他私人有恩於我,我還不是照樣公開批評他. 不管批評或讚美,都該搞清楚你是在肯定一些什麼或否定一些什麼,而不是把它視為一種全盤的肯定或否定.</text:span></text:p>
      <text:p text:style-name="P1"><text:span text:style-name="T1">陳真 | 2009.06.20 04:04 | </text:span><text:span text:style-name="T2">#</text:span></text:p>
      <text:p text:style-name="P2"><text:span text:style-name="T1">我不相信 "本質論",日本以前是帝國,德國也是,但不管是哪一種型態的帝國主義,軍國主義也好,法西斯也罷,現在都已脫去帝國外衣,改穿別種衣服.</text:span></text:p>
      <text:p text:style-name="P2"><text:span text:style-name="T1">Chomsky也曾提到這一點,他說,美國並沒有特別壞,過去任何帝國都幹著跟美國一樣的事,將來任何國家若成為帝國也會幹同樣的壞事.</text:span></text:p>
      <text:p text:style-name="P2"><text:span text:style-name="T1">這意味著: 帝國主義不是什麼本質,它會隨著外在政經條件而改變.</text:span></text:p>
      <text:p text:style-name="P2"><text:span text:style-name="T1">歐巴馬才上台幾個月,當然不會那麼快就能馬上好,馬上改變各種問題,事實上也不需要期待他能做出這樣的改變,他只要能改變個兩三成,就足以名垂青史了.</text:span></text:p>
      <text:p text:style-name="P2"><text:span text:style-name="T1">過去半個多世紀來,從未見過與眾不同的美國總統,就如Chomsky所說,我們若真要依法行事,所有歷任的美國總統都應該被吊死! 歐巴馬當然也很難例外,但差別或許就在於有些該吊死一萬次,如布希,有些或許只該吊死一百次,如卡特,程度上仍有差別.</text:span></text:p>
      <text:p text:style-name="P1"><text:a xlink:type="simple" xlink:href="http://palinfo.habago.org/mt-comments.cgi?__mode=red&amp;id=18161"><text:span text:style-name="T2">柳春春阿忠</text:span></text:a><text:span text:style-name="T1"> | 2009.06.19 02:13 | </text:span><text:span text:style-name="T2">#</text:span></text:p>
      <text:p text:style-name="P3"><text:span text:style-name="T1">TO：hunter</text:span><text:span text:style-name="T3"><text:line-break/></text:span><text:span text:style-name="T1">可明天下午3點前直接到站樁地點AIT右側人行道上，場上見就可以，不用現在報名。請點選首頁那篇站樁公告，裏面有我的連絡手機號碼，有問題可以打給我。</text:span></text:p>
      <text:p text:style-name="P1"><text:span text:style-name="T1">hunter | 2009.06.18 22:39 | </text:span><text:span text:style-name="T2">#</text:span></text:p>
      <text:p text:style-name="P2"><text:span text:style-name="T1">請問參加需要報名嗎??</text:span></text:p>
      <text:p text:style-name="P1"><text:span text:style-name="T1">怡靜 | 2009.06.18 20:55 | </text:span><text:span text:style-name="T2">#</text:span></text:p>
      <text:p text:style-name="P6"><text:span text:style-name="T4">以色列在約但河西岸的屯墾區照片集</text:span><text:span text:style-name="T5"><text:line-break/></text:span><text:a xlink:type="simple" xlink:href="http://www.boston.com/bigpicture/2009/06/israeli_settlements_in_the_wes.html"><text:span text:style-name="T1">Israeli Settlements in the West Bank</text:span></text:a><text:span text:style-name="T5"><text:line-break/></text:span></text:p>
      <text:p text:style-name="P1"><text:span text:style-name="T1">學姊 | 2009.06.18 17:19 | </text:span><text:span text:style-name="T2">#</text:span></text:p>
      <text:p text:style-name="P2"><text:span text:style-name="T1">有時間的人也可以看看 Zmag這篇訪問稿.</text:span><text:span text:style-name="T3"><text:line-break/></text:span><text:span text:style-name="T1">http://www.zmag.org/znet/viewArticle/21730</text:span><text:span text:style-name="T3"><text:line-break/></text:span><text:span text:style-name="T1">基本上這兩位受訪的作者Jeremy Scahill和Anthony Arnove的共識也是, 我們可以看到明顯的修辭上的轉變, 卻看不到實際政策上的轉變, 就好像美國不管共和或民主黨如何輪替, 美國帝國本質與外交策略卻從未曾轉變.</text:span><text:span text:style-name="T3"><text:line-break/></text:span></text:p>
      <text:p text:style-name="P1"><text:span text:style-name="T1">學姊 | 2009.06.18 15:44 | </text:span><text:span text:style-name="T2">#</text:span></text:p>
      <text:p text:style-name="P3"><text:span text:style-name="T1">判斷事務可以聽對方的言語,可以漫談歷史必然發展法則,但是更重要的是檢驗實際政策. 包括Chomsky以及Robert Fisk目前不斷在提醒大家的就是不要只聽Obama動人的言辭 (實際上一點也不動人, 稍有些common sense的人, 聽聽演說中關於以巴問題那五分鐘的部份, 我很難想像不動火, 歐巴馬不仍是同樣將暴力歸罪哈瑪斯, 同樣好似以色列一片無辜), 而是看目前的具體政策上之轉變, 至少就以巴問題, 看看Chomsky最近這兩篇文章, 就會知道美國同樣持續的恐怖政策. 歐巴馬政府在幾個月以色列對迦薩這麼毫無正當理由的攻擊時, 依然沒有半點譴責聲音. 在開羅演說中, 還是延續那套分而治之的「肯定moderate/哈巴狗、打擊真正敵手」、甚至讓兩方陷入內鬥的政策. 這套政策美國行之以久, 過去對菲律賓以及南越皆曾用過. Chomsky指出, 幾個月前以色列攻擊事件時, 西岸安全部隊完全按兵不動, 顯然美以政策已經奏效，往後顯然還有依以美之期許發展成為打擊巴人「恐怖份子」勢力之可能性。看到這種操弄活生生地在巴勒斯坦上演，能不讓人氣憤嗎？美國的中東政策有任何改變嗎? 伊拉克撤軍, 但是卻在阿富汗與巴基斯坦增兵；伊拉克大勢已定，開始轉往中亞發展，在這兩地也同樣如在伊拉克一樣，建立有如「城市」般規模的「大使館」。我只看到赤裸裸的美國霸權展現，看不到有任何修正。我不明白為什麼有人會聽了幾句表面化就會真的認為這種本質性的政策會有所改變。如果董事長真的這麼擁戴歐巴馬的話，乾脆明天去AIT頒發獎狀好了, 何必抗議？</text:span></text:p>
      <text:p text:style-name="P1"><text:span text:style-name="T1">陳真 | 2009.06.17 18:12 | </text:span><text:span text:style-name="T2">#</text:span></text:p>
      <text:p text:style-name="P2"><text:span text:style-name="T1">號外號外! 歐巴馬一場開羅演說讓巴勒網陷入分裂危機!</text:span></text:p>
      <text:p text:style-name="P2"><text:span text:style-name="T1">我是持肯定態度,但有人說換湯不換藥,美國橫征暴斂的帝國本質並沒有改變,歐先生只是玩玩修辭,並舉 Chomsky 的批評為例,相關文章正由學姐翻譯中.</text:span></text:p>
      <text:p text:style-name="P2"><text:span text:style-name="T1">學姐說我發高燒,罹患了歐巴馬熱,本來說要禁止我周五去AIT 站樁,說不歡迎美國走狗.</text:span></text:p>
      <text:p text:style-name="P2"><text:span text:style-name="T1">但我以為,一個人事物的好壞不能拿現狀與理想狀況比較,而是拿這一刻和前一刻比較;拿眼前這一個跟之前那一個比較,只要稍微有好一些,都算是一種進步;若是壞一些,就是退步.</text:span></text:p>
      <text:p text:style-name="P2"><text:span text:style-name="T1">美國就像一個考試靠作弊,作弊靠武力,整天霸凌同學毆打老師的學生,你很難要他馬上做出實質且明顯的改變,至少稍有悔意或打人打輕一點便是一項進步.</text:span></text:p>
      <text:p text:style-name="P2"><text:span text:style-name="T1">今天我若有權管理醫界,我想醫界仍然還是一個黑字,有些事情沉疴已久,不是三五年內能明顯改善,何況三五個月.</text:span></text:p>
      <text:p text:style-name="P2"><text:span text:style-name="T1">歐巴馬上台,至少他立即對布希所推動的 "刑求敵人不算刑求" 一事做出明確的禁止與改變.我不是說美軍或美國人已經不再刑求逼供,而是說至少這項惡行已被宣告為惡行而不是像過去那樣宣告為 "必要的愛國行動" 進而大方鼓勵之,甚至企圖立法使之合法化.</text:span></text:p>
      <text:p text:style-name="P2"><text:span text:style-name="T1">當然,這並不是說我們從此不該再批評美國,而只需乖乖地慢慢地看著他自動洗心革面. 一個人有可能幡然悔悟,但一個國家或一個國家領導人卻不可能自動向善,因此,那些罵他做秀罵他玩修辭騙人或罵他換湯不換藥的聲音,依然言之成理. 但是,對於這樣一些微不足道的 "改變" 抱持希望的人,似乎也同樣言之成理.</text:span></text:p>
      <text:p text:style-name="P2"><text:span text:style-name="T1">記得十幾年前剛到英國的頭兩年,我寫了一篇有關波斯灣戰爭的反美文章,立刻信箱被灌爆,一片謾罵嘲笑,甚至對我個人做出實質的傷害行為,那時台灣社會的普遍論調是認為美國是為他人犧牲自己生命都在所不惜的正義使者或世界警察,因此罵我的聲音普遍類似這樣: "美國會殺人? 不小心殺死一兩個是有可能,美國怎麼會為了利益去殺人? 你要造謠也要有點常識!"</text:span></text:p>
      <text:p text:style-name="P2"><text:span text:style-name="T1">一直到2003年,也就是六年前侵伊戰爭開始時,這樣的一些白癡仍然不少,我記得當時曾跟一位唸政治學的留學生說到 "美國帝國主義" 這個詞,他很明顯嚇了一大跳說: "帝國主義怎麼會套用在美國身上?"</text:span></text:p>
      <text:p text:style-name="P2"><text:span text:style-name="T1">可是,十幾年過去了,現在在台灣,"美帝" 一詞幾乎就是一種普通常識,許多人對美國的武力外交政策很不以為然. 人們不一定為此走上街頭,但當你再寫什麼反美文章時,大概不會再有一堆白癡想辦法要來傷害你或羞辱你了.</text:span></text:p>
      <text:p text:style-name="P2"><text:span text:style-name="T1">我要說的是,雖然任何改變乍看都很緩慢,可當你過些日子回頭一看,其實比我們原本想像的要快上許多. 至少對我來說,已經夠快了. 或許十幾二十年後的哪一天,當有人在罵美帝時我們會覺得莫名其妙,那時候世人很可能是在罵中國帝國主義.</text:span></text:p>
      <text:p text:style-name="P2"><text:span text:style-name="T1">當然,腐爛的速度也常常比我們想像的要快上許多. 記得1986年民進黨建黨時,我常跟同志們說,"希望將來我的小孩或孫子不要出來反抗一個跟國民黨一樣腐敗貪婪的民進黨." 同志們聽了都說: "哇! 陳真真的很有遠見,想得很遠,才剛剛建黨就馬上想到這個黨以後的腐敗了."</text:span></text:p>
      <text:p text:style-name="P2"><text:span text:style-name="T1">但我從沒想到的是: 哪需要等到我的兒孫那一輩?! 甚至也根本不用等到民進黨執政,在它建黨之後兩年內就腐敗得臭不可聞了,所有過去國民黨的各種扯爛污和傷天害理的手法與行徑,他每一樣都努力學,而且立即學得青出於藍,比過去那個 "萬惡的國民黨" 還惡質還貪婪,可說是不擇手段,無法無天.</text:span></text:p>
      <text:p text:style-name="P2"><text:span text:style-name="T1">可是,當民進黨變得越腐爛越醜陋,買票賣官包娼包賭包工程樣樣來時,他卻反而越受到台灣社會的認同與歡迎,視為一種正面的 "正常發展",民進黨則是把它稱為 "轉型",視為一種 "現實感",相對於 "唱高調". 特別是那些懂得包裝懂得販賣理想懂得迎合造勢的人, 更受歡迎, 於是民進黨中最壞的一種政客類型例如羅文嘉陳水扁, 卻反而都是以揭弊改革的清流形象大熱賣.</text:span></text:p>
      <text:p text:style-name="P2"><text:span text:style-name="T1">根本不用等到我的兒孫那一代人起來反抗,就連建黨者本身或甚至一些較有理想較正直的黨外元老竟然都成為這個黨及其支持者努力傷害的對象.</text:span></text:p>
      <text:p text:style-name="P2"><text:span text:style-name="T1">民進黨這種腐敗速度之快,依我對歷史的粗淺了解,恐怕是破了金氏世界記錄.</text:span></text:p>
      <text:p text:style-name="P2"><text:span text:style-name="T1">為什麼會腐敗得這麼快? 原因無它,原因是當它開始為惡時,台灣社會不但不唾棄不制止,反而更加支持更加歡迎這樣一些 "具有高度現實感" 的人以及這樣一種 "務實" 路線,不但賦予榮耀,賦予權勢,並同時鄙夷那些不願同流合污者,嘲笑他們什麼好處也沒撈到,羞辱他們連個一官半職都沒有,簡單說就是 "沒效啦","沒有用啦".</text:span></text:p>
      <text:p text:style-name="P2"><text:span text:style-name="T1">儘管你成就了許多事,但在人們眼裏,所謂 "成就" 指的是你有多少權勢,而不是指你完成了什麼或改變了什麼.</text:span></text:p>
      <text:p text:style-name="P2"><text:span text:style-name="T1">十幾年前我出國申請學校時,弄了一個 CV (履歷表),把我過去在各項人權議題及環保和黨外民主運動以及醫界改革和工運農運等等社運界所做的比較屬於開創性成就的事務,以及所寫的文章及各項頭銜或身份或所獲榮譽及獎項等等,全列出來,竟然列了二十幾頁. 我不知道如果我做的這些事叫做 "沒有用" "沒有效",那麼這些嘲笑者自己又曾做過什麼有用或有效的事?</text:span></text:p>
      <text:p text:style-name="P2"><text:span text:style-name="T1">今天你若是高官,這些嘲笑你一事無成羞辱你 "只會罵人" 的人,百分之一百不會再羞辱你,而是會反過來搖尾奉承或視你為榜樣,覺得你真的很行,認為你一言一行一舉一動都如此不平凡. 這就是台灣人的德性,也是台灣社會的悲哀,因為這註定了一種劣幣逐良幣的反淘汰本質.</text:span></text:p>
      <text:p text:style-name="P2"><text:span text:style-name="T1">要改變任何一種肉眼可見的東西例如制度例如政策例如某種法條規章,其實都挺容易,頂多數十寒暑就能辦到,但要改變一種評價方式,改變一種有關善惡美醜的 "觀看世界的方式",卻不是一代兩代的時間能做到,它需要千百年的光陰.</text:span></text:p>
      <text:p text:style-name="P2"><text:span text:style-name="T1">施明德常說: 承受苦難易,拒絕誘惑難. 但我覺得最難的不是威逼,更不是利誘,而是在眾口爍金的環境中保守一種對美麗事物的信心. 當晚輩都已飛黃騰達,甚至爬到你頭上撒尿,很多人難免會信心起了動搖,以為自己是不是做錯了什麼或用錯了方法.</text:span></text:p>
      <text:p text:style-name="P2"><text:span text:style-name="T1">甘地有句話說得很對,他說: "只要你堅持走在正直的道路上,遲早你會走到目的地". 維根斯坦在談及知識的本質時也有類似的一段話,他說: "只要你告訴我你用的是什麼方法,我就能告訴你將會得到什麼樣的東西."</text:span><text:span text:style-name="T3"><text:line-break/></text:span></text:p>
      <text:p text:style-name="P1"><text:span text:style-name="T1">陳真 | 2009.06.16 06:27 | </text:span><text:span text:style-name="T2">#</text:span></text:p>
      <text:p text:style-name="P3"><text:span text:style-name="T1">謝謝良哲,就在我準備依循你說的這個網站向FBI提起詐騙申訴時,Amazon 今天終於全額退款了! 沒有任何道歉,退款原因一欄就只寫個 fault assignment 不知道是啥意思.</text:span></text:p>
      <text:p text:style-name="P3"><text:span text:style-name="T1">在抗爭了一個月後終於還我錢,媽的我都沒給他算利息呢.</text:span></text:p>
      <text:p text:style-name="P3"><text:span text:style-name="T1">之前走文明路線,故事一遍又一遍不斷從頭說起,結果根本沒用,比不上我最後給他們的幾封 "簡短問候語" 來得有效.</text:span></text:p>
      <text:p text:style-name="P1"><text:span text:style-name="T1">良哲 | 2009.06.15 12:39 | </text:span><text:span text:style-name="T2">#</text:span></text:p>
      <text:p text:style-name="P2"><text:span text:style-name="T1">我用Amazon與詐欺為關鍵字，搜尋到有篇報導提到"網際網路詐欺投訴中心（Internet Fraud Complaint Center）"，不過用這個名稱找的時候，則是找到Internet Crime Complaint Center( http://www.ic3.gov/default.aspx )，參考看看。</text:span></text:p>
      <text:p text:style-name="P1"><text:span text:style-name="T1">陳真 | 2009.06.14 16:13 | </text:span><text:span text:style-name="T2">#</text:span></text:p>
      <text:p text:style-name="P3"><text:span text:style-name="T1">請問有誰知道若是被美國本部的 AMAZON 及其所屬二手書商(Internationbooks)所詐騙,該找美國哪個主管單位申訴? 或是有沒有什麼人權律師願意幫我打一場理應穩贏的求償官司?</text:span></text:p>
      <text:p text:style-name="P3"><text:span text:style-name="T1">事情有點複雜,不過簡單講是這樣:</text:span></text:p>
      <text:p text:style-name="P3"><text:span text:style-name="T1">三月初,我跟Aamzon所屬的Internationbooks買了一本書,錢拿走了,但書一直沒有來,我看訂單上寫著預計寄書日期是六月,也就是三個月後才會把書寄來.</text:span></text:p>
      <text:p text:style-name="P3"><text:span text:style-name="T1">我無法等那麼久,於是在三月中,在台灣某校圖書館查到這本只有八十多頁卻要價兩三千元的三十年前舊書. 於是我就寫信給書商說,我要取消訂單,並同時把信件副本也寄給Amazon.</text:span></text:p>
      <text:p text:style-name="P3"><text:span text:style-name="T1">我之所以同時也寄給Amazon是因為,我在這之前連續有三次經驗就是當我不耐久候而在其它圖書館找到書而決定取消訂單時,對方都說: "很巧,我們 '剛剛' 已經把書寄出去了",或說: "等你將來收到書之後可以退還".</text:span></text:p>
      <text:p text:style-name="P3"><text:span text:style-name="T1">可是,我並不是要還書,而是要直接取消訂單,還書得花大筆郵費,還得包裝,還得跑郵局等等. 而且,每次我去查證了一下,發現所謂 "很巧,我們 '剛剛' 已經把書寄出去了" 是胡扯,對方根本還沒有把書寄出.</text:span></text:p>
      <text:p text:style-name="P3"><text:span text:style-name="T1">有了這三次霸王硬上弓的慘痛經驗,所以這一次我就先直接跟Amazon報備說要我跟那間二手書商取消訂單.</text:span></text:p>
      <text:p text:style-name="P3"><text:span text:style-name="T1">結果沒想到原本說六月才會寄來的書,就在 3月11日我寫信說要取消訂單時,對方竟然也說: "很巧,我們 '剛剛' 已經把書寄出去了"!</text:span></text:p>
      <text:p text:style-name="P3"><text:span text:style-name="T1">我聽了很無奈,於是問對方說,你們真的寄出了嗎? 能不能告訴我掛號郵件的號碼及郵寄日期,因為實在太巧了,怎麼每次都這樣,甚至連三個月後才 "有可能" 找到的書,竟然馬上就找到且已郵寄.</text:span></text:p>
      <text:p text:style-name="P3"><text:span text:style-name="T1">我還跟對方說,但我的訂單紀錄上並沒有顯示你們已寄出,甚至還依然寫著預估六月才有可能寄.</text:span></text:p>
      <text:p text:style-name="P3"><text:span text:style-name="T1">對方有回信,但不願回答我的問題,只說我若收到書不滿意,可以寄回原書及包裝,然後他們可以退回部份款項.</text:span></text:p>
      <text:p text:style-name="P3"><text:span text:style-name="T1">我跟他說,可是我人不在英國,現在是三月,我得五月初才會回去英國,屆時已超過可退貨的時效,也已超過Amazon的30天申訴時效.</text:span></text:p>
      <text:p text:style-name="P3"><text:span text:style-name="T1">對方回信來說,不會有這個問題,他們願意等五月我到英國後,仍然會退我錢. 我說好吧.那就這樣,但我仍然再度問對方說請問你們是哪一天寄出書本? 對方依舊沒有回答.</text:span></text:p>
      <text:p text:style-name="P3"><text:span text:style-name="T1">我把這一切信件都同時傳給Amazon,並另外又寫了個信跟Amazon說,屆時五月若有爭議,我有權不受30天申訴時效的約束. Amazon回信含糊地說,"嗯,你做得很好,很正確,這會確保我們的服務品質,你對我們的信任,將使你願意再回到Amazon放心購物".</text:span></text:p>
      <text:p text:style-name="P3"><text:span text:style-name="T1">五月時,我去到英國,結果不見書寄來,查一下訂單紀錄,也沒有任何寄出日期的說明.</text:span></text:p>
      <text:p text:style-name="P3"><text:span text:style-name="T1">我就再度寫信給Internationalbooks,問他們到底是想要怎麼樣? 我三月就要取消訂單,而你們到五月都還沒把書寄來卻一直不讓我取消訂單.這個混蛋書局卻從此不回信.</text:span></text:p>
      <text:p text:style-name="P3"><text:span text:style-name="T1">我於是就向Amazon申訴,但網站上顯示我已超過申訴時效,不讓我申訴,於是我就找到另外一個申訴管道,然後又從頭到尾把故事說了一遍.</text:span></text:p>
      <text:p text:style-name="P3"><text:span text:style-name="T1">Amazon官腔官調回信來,說了一些完全狀況外的話.於是我又把過去所有仍然保留的信件都附上,然後又把故事說了一遍. 他們又回信來竟然說: "沒問題,我們可以讓你提出申訴.但你要先把書退還給書商." 我一聽真的很火大,就說你們到底有沒有在看信?</text:span></text:p>
      <text:p text:style-name="P3"><text:span text:style-name="T1">不久,又有Amazon回信來說,真抱歉,讓你諸事不便,請再度接受我們的道歉.我們將進行調查.</text:span></text:p>
      <text:p text:style-name="P3"><text:span text:style-name="T1">調查了一個禮拜後又寫信來,竟然說: "為了進一步調查,請提供給我們你退書給對方的掛號信件號碼". 我一聽真是要火冒三丈,但仍然很有耐心地把故事又從頭到尾說了一遍,並且又第三度附上過去所有通信內容.</text:span></text:p>
      <text:p text:style-name="P3"><text:span text:style-name="T1">這下Amazon沒有回音了,我以為他們大概真的去 "深入調查" 了. 沒想到過了一個禮拜後Amazon寫信來說: "經過調查證實你並沒有退書給該書商,而且你已超過30天的申訴時效,我們無法給你任何退款,你的案子將結案,我們將不會再受理你對於此一訂單的任何郵件或申訴".</text:span></text:p>
      <text:p text:style-name="P3"><text:span text:style-name="T1">我真是被這樣的低能與蠻橫給嚇到,美國竟然也有這樣的奸商? 但我仍然回信,又第N 次把越來越長的故事又不厭其詳地從頭到尾講了一遍,並且又附上過去所有信件. 然後問他們說,我根本沒有收到書,如何可能退書? 你們到底有沒有在看 EMAIL?</text:span></text:p>
      <text:p text:style-name="P3"><text:span text:style-name="T1">可是,用網上各種管道一連寄了三封信,已經超過一兩周了,Amazon完全不理睬這件事了.</text:span></text:p>
      <text:p text:style-name="P3"><text:span text:style-name="T1">我知道台灣的拍賣網站若有交易爭議,似乎會有行政院的公平交易委員會或民間的消基會能介入處理,還消費者一個公道.不知道美國的Amazon該找誰? 難道他們可以球員兼裁判或甚至跟二手書商聯手詐騙? 我猜有此可能,因為我告訴對方說我人在台灣,他們大概認為我在台灣拿他們沒轍.</text:span></text:p>
      <text:p text:style-name="P3"><text:span text:style-name="T1">今天若是在菜市場遇到對方耍賴或偷佔我小便宜故意少找我錢,我不太會計較,甚至會假裝不知道而寧可讓這些謀生不易的人多賺點錢. 但是像Amazon這樣的大公司,或是以擅長耍小動作詐財的家樂福等等這樣一些月入數十億的跨國企業,我實在很難容忍他們騙我一毛錢,更何況不是一毛,而是兩千多元.</text:span></text:p>
      <text:p text:style-name="P3"><text:span text:style-name="T1">可是,這類公司有恃無恐. 我不知道誰能教我該怎麼做才能把錢要回來? 我也查了一下Internationalbooks,他們沒有網站,但我卻在網路上立即發現兩則以英文寫的受害者留言,受害情節與我十分類似,Internationalbooks先是假裝說有寄書,然後要你一直等,等到過了申訴時效,然後他們就消失了,不理你了.</text:span></text:p>
      <text:p text:style-name="P3"><text:span text:style-name="T1">最好是先用行政方式處理,不要弄到打官司的地步,因為我時間很有限,可是,這案子若真要打官司,難道不是穩贏的嗎? 因為我保留了各種證物,而且他們自始至終提不出寄書的證據.</text:span></text:p>
      <text:p text:style-name="P3"><text:span text:style-name="T1">請各方先進示教. 有沒有人在美國懂得該找哪個管轄單位申訴的?</text:span></text:p>
      <text:p text:style-name="P4"><text:span text:style-name="T1"><text:line-break/></text:span></text:p>
      <text:p text:style-name="P5"/>
      <text:p text:style-name="P1"><text:span text:style-name="T1">陳真 | 2009.06.14 15:09 | </text:span><text:span text:style-name="T2">#</text:span></text:p>
      <text:p text:style-name="P2"><text:span text:style-name="T1">欣宜,不管是捐款或站樁,只是個 "比喻",意思只是希望那些存心當觀眾的人要入戲一點,不要那麼百毒不侵. 至於中毒已深的人,當然不在呼籲之列.</text:span></text:p>
      <text:p text:style-name="P2"><text:span text:style-name="T1">總之別誤會,董事長並不是要大家來站樁或捐款. 站不站或捐不捐,其實一點關係都沒有. "講" 什麼不重要,"做" 什麼也不重要,"是" 什麼才重要. 在一個舞台上,是觀眾或演員,意義大不同. 這跟升學主義與升學的差異一樣,不要一聽到反對升學主義就以為人家是在反對升學.</text:span></text:p>
      <text:p text:style-name="P2"><text:span text:style-name="T1">我在醫界常常批評科學主義(scientism),一堆自以為很科學但其實不懂科學的科學白癡就會跳出來罵說: 不科學大家要怎麼做醫學研究? 不科學你現在都還在騎馬之類.</text:span></text:p>
      <text:p text:style-name="P2"><text:span text:style-name="T1">沒有人反對你以科學方式做研究,就好像沒有人反對你升學一樣.反對科學主義是反對這樣一種想法,以為凡事最終都可以化約到科學或實證層面,比方說以為愛情 "只是" 一種內分泌的變化或 neurotransmitter所產生的效果;只要用藥物稍微調整一下劑量或是在腦部某個所謂 "愛情區域" 用微量電流刺激一下,就可以製造出羅密歐與茱莉葉,使甲愛上乙或使乙不再愛甲等等.</text:span></text:p>
      <text:p text:style-name="P2"><text:span text:style-name="T1">同樣地,我對 "觀眾" 的厭惡與呼籲,也只能從這樣的層面來理解,誰是觀眾誰不是,誰是升學主義者誰不是,完全不是從行為上來理解. 一個升學主義者有可能根本不識字,一個 "觀眾" 也可能整天講一堆進步語言或從事各種所謂社運,但他不管做什麼,仍是個百毒不侵的觀眾.</text:span></text:p>
      <text:p text:style-name="P2"><text:span text:style-name="T1">好人不會因為做壞事就成為壞人,混蛋也不會因為做了許多好事而成為好人. "是" 什麼和 "做" 什麼,基本上是兩回事. 一個人努力升學,但他是否是個升學主義者卻是另一回事,而不是從他的學歷高低來判斷.</text:span></text:p>
      <text:p text:style-name="P2"><text:span text:style-name="T1">總之,任何人要來站樁只該純粹為了他自己,而不是為了給誰一個交待或給誰捧個場.之前有個社運界的混蛋也來站樁,她就認為我對她笑是因為她捧了我的場,彷彿有恩於我似的. 待匿名惡搞碰了一鼻子灰之後就揚言不要再來捧場. 真不知道這些人究竟心裏是把這樣一些活動當成什麼. 你上教會難道不是為了你自己的某種需要或想法,而是為了給某個牧師捧個場?</text:span></text:p>
      <text:p text:style-name="P1"><text:span text:style-name="T1">欣宜 | 2009.06.13 23:37 | </text:span><text:span text:style-name="T2">#</text:span></text:p>
      <text:p text:style-name="P3"><text:span text:style-name="T1">唔</text:span><text:span text:style-name="T3"><text:line-break/></text:span><text:span text:style-name="T1">工作很辛苦的</text:span><text:span text:style-name="T3"><text:line-break/></text:span><text:span text:style-name="T1">一輩子只能被資方剝削勞力</text:span><text:span text:style-name="T3"><text:line-break/></text:span><text:span text:style-name="T1">想要往上爬是很正常的</text:span><text:span text:style-name="T3"><text:line-break/></text:span><text:span text:style-name="T1">只是這樣的話只是惡性循環就是了</text:span><text:span text:style-name="T3"><text:line-break/></text:span><text:span text:style-name="T1">資方永遠是資方</text:span><text:span text:style-name="T3"><text:line-break/></text:span><text:span text:style-name="T1">勞工又累又辛苦還要被嫌是因為不夠努力</text:span><text:span text:style-name="T3"><text:line-break/></text:span><text:span text:style-name="T1">雖然爬上去的方法是有...靠自己的能力和運氣等等之類</text:span></text:p>
      <text:p text:style-name="P3"><text:span text:style-name="T1">很累就是了...很累真的很累....非得這樣過活...自己的時間變的非常短暫...</text:span><text:span text:style-name="T3"><text:line-break/></text:span><text:span text:style-name="T1">甚至是從小被教導不被允許有自己的興趣...只有讀書才是重要的....</text:span><text:span text:style-name="T3"><text:line-break/></text:span><text:span text:style-name="T1">那件事情"沒有用"所以不能做</text:span><text:span text:style-name="T3"><text:line-break/></text:span><text:span text:style-name="T1">等到風水一轉那件事情變的有用....就開始一堆人搶破頭去做</text:span><text:span text:style-name="T3"><text:line-break/></text:span><text:span text:style-name="T1">忽然變成很高尚這樣...</text:span><text:span text:style-name="T3"><text:line-break/></text:span><text:span text:style-name="T1">有用沒用有用沒用有用沒用..得擔心自己何時變成"沒用"那方</text:span><text:span text:style-name="T3"><text:line-break/></text:span><text:span text:style-name="T1">.........小時後念國文課本，就覺得奇怪</text:span><text:span text:style-name="T3"><text:line-break/></text:span><text:span text:style-name="T1">為啥課本裡面挑的古人通通過的非常悽慘貶官的貶官沒好死的沒好死...</text:span><text:span text:style-name="T3"><text:line-break/></text:span><text:span text:style-name="T1">長大之後才慢慢了解....這是當然的(笑)</text:span><text:span text:style-name="T3"><text:line-break/></text:span><text:span text:style-name="T1">堅持做自己有多麼困難...不被理解有多麼痛苦</text:span><text:span text:style-name="T3"><text:line-break/></text:span><text:span text:style-name="T1">我討厭寫東西..也討厭電話..也討厭約定..19號見</text:span></text:p>
      <text:p text:style-name="P1"><text:span text:style-name="T1">陳真 | 2009.06.12 16:03 | </text:span><text:span text:style-name="T2">#</text:span></text:p>
      <text:p text:style-name="P2"><text:span text:style-name="T1">欣宜,妳不用出錢啊,募款是針對那些不認識的人,認識的不需要捐,有來站樁過的,更享有終身免費的優惠. 而且,募款事宜也是得過一陣子再說,等我修改完這文章先.</text:span></text:p>
      <text:p text:style-name="P2"><text:span text:style-name="T1">另外,打算印個一千或兩千本,但不需要偷偷影印.</text:span></text:p>
      <text:p text:style-name="P1"><text:span text:style-name="T1">不具名 | 2009.06.12 14:04 | </text:span><text:span text:style-name="T2">#</text:span></text:p>
      <text:p text:style-name="P3"><text:span text:style-name="T1">公司有影印機</text:span><text:span text:style-name="T3"><text:line-break/></text:span><text:span text:style-name="T1">我可以偷偷用喔</text:span><text:span text:style-name="T3"><text:line-break/></text:span><text:span text:style-name="T1">要印的數量是多少呢</text:span></text:p>
      <text:p text:style-name="P1"><text:span text:style-name="T1">欣宜 | 2009.06.12 13:45 | </text:span><text:span text:style-name="T2">#</text:span></text:p>
      <text:p text:style-name="P2"><text:span text:style-name="T1">懂了~!</text:span><text:span text:style-name="T3"><text:line-break/></text:span><text:span text:style-name="T1">我願意出錢</text:span><text:span text:style-name="T3"><text:line-break/></text:span><text:span text:style-name="T1">要匯到哪裡</text:span></text:p>
      <text:p text:style-name="P1"><text:span text:style-name="T1">陳真 | 2009.06.12 07:01 | </text:span><text:span text:style-name="T2">#</text:span></text:p>
      <text:p text:style-name="P3"><text:span text:style-name="T1">懷軒,募款是一定要的,但第一步是得先修訂一下這篇伊拉克淪陷真相,只是我目前實在無暇做這事. 雖暫時無業,但這一個多月來因家中長輩健康問題,常得三地兩地四處跑,不斷進出醫院,加上公務及個人研究進度所需,每天能有四五小時的睡眠就不錯了. 至少得等我家人健康狀況穩定後才有時間辦這事. 總之,六月份是不可能弄好這冊子了.</text:span></text:p>
      <text:p text:style-name="P3"><text:span text:style-name="T1">============================</text:span><text:span text:style-name="T3"><text:line-break/></text:span><text:span text:style-name="T1">P.S.: 各位巴勒網讀者:</text:span></text:p>
      <text:p text:style-name="P3"><text:span text:style-name="T1">募款不光是為了這小冊子,我也希望能做為巴勒網其它各種開支,比方說光是做個標語牌各種材料加一加往往就要耗費數千元.</text:span></text:p>
      <text:p text:style-name="P3"><text:span text:style-name="T1">學姐最近說要加做阿富汗的標語牌,但我想到這又是一筆錢,而且又得想口號,又得對阿富汗的狀況做點最新的研究,然後又是至少一個晚上的練習書法工作,心想還是先緩一緩好了,最快下個月再來增加標語牌好了.</text:span></text:p>
      <text:p text:style-name="P3"><text:span text:style-name="T1">這一切費用,理應由支持者共同埋單,人們或許不該只是一味從中獲益而不願花自己一毛錢. 比方說董事長半生寫上一兩千萬字,讓大家看笑話看熱鬧看洋相,增加各位的生活情趣,或是增加各位寫作或寫報告或甚至做研究的靈感與資料或資訊,從來也沒給大家收過一毛錢,更從沒聽過各位潛水偷學者說聲謝,希望那些捫心自問從中獲益者,或是口頭支持者,理應出點錢,做出點實質貢獻.</text:span></text:p>
      <text:p text:style-name="P3"><text:span text:style-name="T1">這其實不光是錢的問題,更是美感問題. 比方說當年在英國做CARD(反種族歧視運動),場邊指導者一大堆,教我該串連諸弱小民族,教我該結合西方各反帝國主義團體,教我該這樣那樣. 看熱鬧者更是不計其數,可是,不管是指導者或看熱鬧者,或是從中獲益者,他們只出一張嘴,或是只出一對眼睛,卻從不願付出.</text:span></text:p>
      <text:p text:style-name="P3"><text:span text:style-name="T1">他們難道以為,所謂理想或公義什麼的,就只是嘴巴說說或幕後指導一下叫別人去做些他自己根本不做的事,然後就彷彿自己也參與了革命似的.</text:span></text:p>
      <text:p text:style-name="P3"><text:span text:style-name="T1">我其實深深覺得,一個人要不就也來站樁,要不就出點錢,再不行就自己寫寫文章,或是至少寫寫信給美國政府或以色列政府或中國政府,不管寫給哪個霸道政權都好,或是在你自己所屬的工作單位或學校或任何圈子內做點事情或發點不平之鳴,而不是只是一味沉溺在其實毫無意義的文字或話語裏頭,彷彿只要聽了道或看了道或說了道便等於行了道似的,就跟教會沒兩樣;每天歌頌那些美麗的道理,可是,你自己究竟做了什麼呢?</text:span></text:p>
      <text:p text:style-name="P3"><text:span text:style-name="T1">我不是行為主義者,我不是說任何人都該具體做出一些什麼動作或事情,而是說,如果這一切文字或道理只是讓你爽一爽笑一笑,或是讓你的某種內分泌短暫提高一下,然後又迅即恢復正常,你的一切生活什麼也沒改變,照樣吃喝拉撒,照樣飛黃騰達,照樣馬屁逢迎,照樣噤若寒蟬,那麼,接觸這一切文字或語語,不但無益,而且有害,甚至在我看來是很齷齪的,就跟吸毒一樣,那只是進一步敗壞你自己的靈魂.</text:span></text:p>
      <text:p text:style-name="P3"><text:span text:style-name="T1">我公開寫東西最厭惡的也是這一點,簡單說就是: 生活是生活,文字是文字,把兩者切割得乾乾淨淨. 我實在很厭惡這樣一些只是在文字話語中虛擬存在的 "人",很不真實,很蒼白,簡單說就是很沒出息. 這其實不能算 "人",這只是一種符號,一種社會身份,沒頭沒臉沒五官,面目全然模糊.</text:span></text:p>
      <text:p text:style-name="P3"><text:span text:style-name="T1">人們總是能夠給自己找到各種不作為或不願改變生活的藉口,比方說沒時間,比方說沒錢. 我發現台灣人特別喜歡強調自己很窮,但我活到這把年紀,很少很少看見比我們還窮的. 我們忙碌半生,而且若有工作時又是高收入,但我們的真實財產卻恐怕只有周遭絕大部份人的十分之一或百分之一或甚至萬分之一. 我敢說全醫院上上下下包括清潔工,恐怕找不到一個比我還窮的人,窮得只剩下一點點白日夢.</text:span></text:p>
      <text:p text:style-name="P3"><text:span text:style-name="T1">報稅季節到了,兩位護士自己跑來問我說: "陳醫師,你有錢繳稅嗎? 要不要我先借你?" 這是內行人的問法,我的確連繳稅都有困難. 但過著窮日子是我們自己的選擇,怪不得別人. 我只是要說,你不出錢就算了,千萬不要說什麼你很窮.</text:span></text:p>
      <text:p text:style-name="P3"><text:span text:style-name="T1">我們這麼窮,窮到連買個 "不吃不會死的奢侈食物"(例如學姐最愛吃的榴槤)都免不了會在那零頭幾元來回計較盤算該不該買,但我還不是照樣每個月搭車北上站樁,來回一趟一兩千元跑不掉,可以讓我至少吃上十餐.</text:span></text:p>
      <text:p text:style-name="P3"><text:span text:style-name="T1">若要說忙,大概更少有人能跟我比了. 當我過去兩年有在做臨床工作時,一個月至少要值班六七天,每次值班,急診總是忙得不可開交,再加上五個精神科病房一兩百個病患一整晚總是會有許許多多狀況必須處理,幾乎不太可能睡上兩小時, 整晚不睡更是家常便飯.</text:span></text:p>
      <text:p text:style-name="P3"><text:span text:style-name="T1">但是,隔天天一亮,依然得持續繼續上班,繼續看門診,繼續到各病房查房,繼續做個種行政工作或學術活動或教學.</text:span></text:p>
      <text:p text:style-name="P3"><text:span text:style-name="T1">也就是說,你必須連續三十幾個小時無法闔眼,一直到隔天的晚上七八點才回到宿舍,一進門,每次幾乎就是直接癱在椅子上,往往連去小個便的力氣也沒有. 但是,隔天你又得上班上到七晚八晚,接著隔兩天可能又得值班,同樣的折磨又得來一次,又是一兩天不能睡覺. 一個醫生若每天上班之外,一個月還得另外值七天班,等於是他將有半個月的時間是無法睡覺或睡眠嚴重不足的.</text:span></text:p>
      <text:p text:style-name="P3"><text:span text:style-name="T1">過去一年多,每次站樁,我十次至少有八次前一晚睡不到三小時,實在疲憊不堪到極點,有時都很害怕會站不住而當場累昏了,但每一次都還是咬牙忍了過來.</text:span></text:p>
      <text:p text:style-name="P3"><text:span text:style-name="T1">每次站樁基本成員大概就是五龍二鳳,我想我們每個人應該都很忙,但幾乎還是每一次都來站,除非真的難以分身才會缺席.</text:span></text:p>
      <text:p text:style-name="P3"><text:span text:style-name="T1">我要說的是,那些從不作為的人,總是喜歡找各種藉口,但那其實都只是藉口. 當我們不想去做一件事時,總是能找到各種理由.</text:span></text:p>
      <text:p text:style-name="P3"><text:span text:style-name="T1">我不是說我們五龍二鳳很偉大,也不是說大家一定要做些什麼事才行,而只是說當我們在自欺欺人找各種理由時,往往不知道自己其實只是在找理由.</text:span></text:p>
      <text:p text:style-name="P3"><text:span text:style-name="T1">比方說,會有人忙到就住在台北市,卻連一個月來站一次樁都做不到? 有這麼忙嗎? 永遠只是在文字或話語上打滾而從不見任何作為,與其說忙,不如說根本不想做.</text:span></text:p>
      <text:p text:style-name="P3"><text:span text:style-name="T1">門諾醫院前前任院長是個外國人,中文名叫薄柔纜,他有句名言說 "美國很近,花蓮很遠". 意思是台灣人到美國留學從不說遠,大家爭先恐後往美國跑,但相較於美國,花蓮這麼近,卻連找個醫生來工作都很難,根本沒有人要來,大家說 "花蓮太遠了",可是美國你都不怕遠,花蓮會遠嗎?. 其實這哪裡是什麼遠近問題,那只是因為人們根本不想來這窮鄉僻壤工作.</text:span></text:p>
      <text:p text:style-name="P3"><text:span text:style-name="T1">接替薄柔纜的就是黃勝雄院長,他在美國教書多年,決定返台定居. 那時候的花蓮不像現在大家搶著去,十五年前他來找我時,門諾根本找不到精神科醫師.</text:span></text:p>
      <text:p text:style-name="P3"><text:span text:style-name="T1">黃院長我之前不認識他,十五年前的某一天,有個人打電話來,自我介紹說他是門諾院長,問我有沒有意願去花蓮工作? 我說我才剛跳槽脫離台北來到台中不到幾個月,我不好意思才剛來上班就馬上說要離職. 於是我就幫他介紹了幾位我認為還不錯的醫生.</text:span></text:p>
      <text:p text:style-name="P3"><text:span text:style-name="T1">幾天後,黃院長又打電話來說,他們去接觸了那幾位醫生,但他們獅子大開口,比方說一周看兩三次門診,其它時間不用上班,月薪竟然索價四十萬起跳.</text:span></text:p>
      <text:p text:style-name="P3"><text:span text:style-name="T1">我聽了,覺得很不可思議,於是就說那我去好了,我一毛錢薪水都不要,車馬費也不用,連宿舍都不需要,我自己可以另外租房子,但我只能利用每周周末不上班時去看門診. 從此之後,我就每周坐火車由沙鹿到門諾,一直持續看了大約兩年門診,風雨無阻,不曾間斷,門諾精神科就是這樣創立的.</text:span></text:p>
      <text:p text:style-name="P3"><text:span text:style-name="T1">可是,現在的花蓮大概不會再有人說 "太遠了",它的遠近根本沒有變,花蓮門諾一直就在同一個地方,改變的是這地方不再偏僻,而且醫生太多了,工作不好找,所以也不會有人嫌它 "太遠了".</text:span></text:p>
      <text:p text:style-name="P3"><text:span text:style-name="T1">這一切道理其實都一樣. 對自己有利的事,再遠也不覺得遠,再貴也不怕貴,但是對自己沒有好處或甚至有壞處的事,各種藉口就來了.</text:span></text:p>
      <text:p text:style-name="P1"><text:a xlink:type="simple" xlink:href="http://palinfo.habago.org/mt-comments.cgi?__mode=red&amp;id=18088"><text:span text:style-name="T2">柳春春阿忠</text:span></text:a><text:span text:style-name="T1"> | 2009.06.11 12:49 | </text:span><text:span text:style-name="T2">#</text:span></text:p>
      <text:p text:style-name="P2"><text:span text:style-name="T1">懷軒，E給我手機，我跟你約，拿那個小桌子。</text:span><text:span text:style-name="T3"><text:line-break/></text:span><text:span text:style-name="T1">ccc1969+fortable@gmail.com</text:span></text:p>
      <text:p text:style-name="P1"><text:span text:style-name="T1">Naga | 2009.06.11 04:13 | </text:span><text:span text:style-name="T2">#</text:span></text:p>
      <text:p text:style-name="P3"><text:span text:style-name="T1">向各位推薦《愛無盡夢飛翔》，真是部好片！</text:span></text:p>
      <text:p text:style-name="P1"><text:span text:style-name="T1">懷軒 | 2009.06.11 02:55 | </text:span><text:span text:style-name="T2">#</text:span></text:p>
      <text:p text:style-name="P2"><text:span text:style-name="T1">什麼設計師ㄚ？我看不懂下面這則留言...。</text:span></text:p>
      <text:p text:style-name="P2"><text:span text:style-name="T1">言歸正傳，各位，6/19AIT的站樁我十之八九無法出席了。今天被告知公司接了個新案子，當天我得跟我老闆去花蓮。</text:span></text:p>
      <text:p text:style-name="P2"><text:span text:style-name="T1">站樁以來第一次缺席，挺悶的...。(來得及改成本週嗎？偷偷問...)</text:span></text:p>
      <text:p text:style-name="P2"><text:span text:style-name="T1">另外，這樣站樁用的桌子該怎辦？我要先拿去給阿忠或良哲嗎？</text:span></text:p>
      <text:p text:style-name="P2"><text:span text:style-name="T1">還有我問到了印小冊子的大概經費，用再生紙的話，每本不會高於20元，用一般紙也便宜不了幾元。這是以一千本為計價單位，量少價格會更高，相對量多會更便宜(上回跟陳真討論過了)，所以呢？我們要募款嗎？</text:span></text:p>
      <text:p text:style-name="P1"><text:span text:style-name="T1">不具名 | 2009.06.10 23:59 | </text:span><text:span text:style-name="T2">#</text:span></text:p>
      <text:p text:style-name="P3"><text:span text:style-name="T1">其實...那個..設計師就像是</text:span><text:span text:style-name="T3"><text:line-break/></text:span><text:span text:style-name="T1">騙有錢人買些莫名其妙的東西</text:span><text:span text:style-name="T3"><text:line-break/></text:span><text:span text:style-name="T1">讓他們以為會因此變的高尚....</text:span><text:span text:style-name="T3"><text:line-break/></text:span><text:span text:style-name="T1">只要他們肯花錢浪費....</text:span><text:span text:style-name="T3"><text:line-break/></text:span><text:span text:style-name="T1">底下就有數不完的工作....</text:span><text:span text:style-name="T3"><text:line-break/></text:span><text:span text:style-name="T1">以這點來說練嘴上功夫的設計師還蠻厲害的..</text:span><text:span text:style-name="T3"><text:line-break/></text:span></text:p>
      <text:p text:style-name="P1"><text:a xlink:type="simple" xlink:href="http://palinfo.habago.org/mt-comments.cgi?__mode=red&amp;id=18079"><text:span text:style-name="T2">柳春春阿忠</text:span></text:a><text:span text:style-name="T1"> | 2009.06.10 22:34 | </text:span><text:span text:style-name="T2">#</text:span></text:p>
      <text:p text:style-name="P2"><text:span text:style-name="T1">因為11點接到電話時，我才剛剛起床，神智尚未完全清醒。打電話來的先生表明自己是中正大學的學生，聽電話中的聲音似乎有一定的年紀了，至少大四以上。在未清醒前，我以為這位先生是要參加柳春春的......。我委婉的請他先去參加別的劇團。(別的劇團至少有演出活動)後來我才搞清楚他是想來參加在AIT的站樁。</text:span></text:p>
      <text:p text:style-name="P2"><text:span text:style-name="T1">是在他提到上次3月AIT前站樁有來參與的唐先生，我才突然醒過來的。</text:span><text:span text:style-name="T3"><text:line-break/></text:span><text:span text:style-name="T1">接著，他試著詢問我是不是某大學教授(是啊，家裡蹲大學，還是NHK台灣分部哩[這是動漫的包袱，各位可以跳過])。想知道我們站樁成員是怎麼組成的。</text:span></text:p>
      <text:p text:style-name="P2"><text:span text:style-name="T1">基於以上，我判定這位來電者應是轄區分局被指派來打探詢電話的。</text:span></text:p>
      <text:p text:style-name="P1"><text:span text:style-name="T1">陳真 | 2009.06.10 18:45 | </text:span><text:span text:style-name="T2">#</text:span></text:p>
      <text:p text:style-name="P3"><text:span text:style-name="T1">巴勒網也參加了連署</text:span></text:p>
      <text:p text:style-name="P3"><text:span text:style-name="T1">陳真</text:span></text:p>
      <text:p text:style-name="P3"><text:span text:style-name="T1">=====================</text:span><text:span text:style-name="T3"><text:line-break/></text:span><text:span text:style-name="T1">敬邀連署</text:span></text:p>
      <text:p text:style-name="P3"><text:span text:style-name="T1">要求彰化縣府針對新設動物園一案，召開行政聽證並將資訊完整公開</text:span></text:p>
      <text:p text:style-name="P3"><text:span text:style-name="T1">彰化縣政府城市暨觀光發展處委託中興大學執行的「彰化縣動物園設置地點委託先期規劃研究案」，預定在彰化市八卦山桃源里設立「野生動物教育園區」。縣府將在6月8日召開第二次地方說明會，民間團體批評縣府此舉違反行政程序，應召開行政聽證、公開相關資訊，並質疑此案「掛羊頭賣狗肉」、多此一舉。理由說明如下：</text:span></text:p>
      <text:p text:style-name="P3"><text:span text:style-name="T1">一、公民參與：縣府應召開行政聽證，而非地方說明會。</text:span></text:p>
      <text:p text:style-name="P3"><text:span text:style-name="T1">所謂公民參與，根據地球憲章（Earth Charter），是「所有感興趣的個人及組織得以具實質意義的方式參與決策過程」。彰化縣政府規劃興建「動物園」，不論是類型或設置地點為何，都牽涉人民知的權利、政府資訊公開、縣府財政分配、土地使用規劃、動物福利、環境保護、環境與生命教育等多面向，且涉及不同利益人、行政機關管轄，縣府應依行政程序法第164條舉行聽證，不可含混敷衍了事。</text:span></text:p>
      <text:p text:style-name="P3"><text:span text:style-name="T1">二、資訊公開：縣府不願事先公開委託研究案內容，違反政府資訊公開精神。</text:span></text:p>
      <text:p text:style-name="P3"><text:span text:style-name="T1">縣府真有誠意要和民眾溝通，應先將計畫內容完整告知民眾或團體，讓民眾或團體有時間消化、瞭解規劃的動機、配套措施、利弊得失等等。才可能聆聽到民眾和公民團體真正的聲音。但縣府的開會通知書，檢附的「本案計畫方針」，卻只有會議流程，民眾無法事先瞭解研究內容。等民間團體反映後，才提供簡略的Q＆A，連預定地點都未說明。究竟是委託研究報告原本簡略，還是縣府擔心民眾知道太多，不願公開，應說請清楚、講明白。</text:span></text:p>
      <text:p text:style-name="P3"><text:span text:style-name="T1">三、非當務急：彰化縣府究竟要「觀光」，還是要「教育」，不要掛羊頭賣狗肉。</text:span></text:p>
      <text:p text:style-name="P3"><text:span text:style-name="T1">計畫研究單位中興大學建議，彰化適合設立「野生動物教育園區」，具有野生動物中途之家、園區棲地復育功能，連結彰化縣「生態觀光動線」、「山景觀光動線」與自行車步道，形成生態觀光走廊與教育園區。</text:span></text:p>
      <text:p text:style-name="P3"><text:span text:style-name="T1">野生動物救傷中心有其必要性，但目前官方、民間已有多處野生動物救傷中心、中途之家，是否真有其需要？且要長期收容野生動物，甚至野放，需要專業人力，及穩定、充裕的經費。以彰化縣一縣之財政分配而言，此項支出，是否為當務之急，不無可議。</text:span></text:p>
      <text:p text:style-name="P3"><text:span text:style-name="T1">四、多此一舉：</text:span></text:p>
      <text:p text:style-name="P3"><text:span text:style-name="T1">彰化縣有山、又靠海，既有都市裡難得的自然野地八卦山，又有豐富的海岸濕地生態、瀕臨絕種的中華白海豚，還有員林鎮的流浪動物之家等，都是現成生態教育、動物福利教育的好場所，亟需投入專業人力、經費去改善，不需捨近求遠。況且縣府先砍森林，影響八卦山既有生物生存環境，再蓋中途之家來收容受傷的野生動物，根本是多此一舉。</text:span></text:p>
      <text:p text:style-name="P3"><text:span text:style-name="T1">發起連署團體：台灣動物社會研究會、台灣生態學會、彰化縣環境保護聯盟、台灣媽祖魚保育聯盟</text:span></text:p>
      <text:p text:style-name="P3"><text:span text:style-name="T1">◆【參與連署】要求彰化縣府針對新設動物園一案，召開行政聽證並將資訊完整公開</text:span></text:p>
      <text:p text:style-name="P3"><text:span text:style-name="T1">團體連署 聯絡人</text:span><text:span text:style-name="T3"><text:line-break/></text:span><text:span text:style-name="T1">個人連署</text:span><text:span text:style-name="T3"><text:line-break/></text:span><text:span text:style-name="T1">電話</text:span><text:span text:style-name="T3"><text:line-break/></text:span><text:span text:style-name="T1">E-Mail</text:span><text:span text:style-name="T3"><text:line-break/></text:span><text:span text:style-name="T1">地址</text:span><text:span text:style-name="T3"><text:line-break/></text:span><text:span text:style-name="T1">相關留言</text:span><text:span text:style-name="T3"><text:line-break/></text:span><text:span text:style-name="T1">連署回覆：eastfree@east.org.tw 或傳真 02-22397634</text:span></text:p>
      <text:p text:style-name="P3"><text:span text:style-name="T1">◆【線上連署】要求彰化縣府針對新設動物園一案，召開行政聽證並將資訊完整公開</text:span><text:span text:style-name="T3"><text:line-break/><text:line-break/></text:span><text:span text:style-name="T1">◆延伸閱讀－動物園相關資訊</text:span><text:span text:style-name="T3"><text:line-break/><text:line-break/></text:span><text:span text:style-name="T1">發行團體：台灣動物社會研究會 Environment &amp; Animal Society of Taiwan（EAST）</text:span><text:span text:style-name="T3"><text:line-break/></text:span><text:span text:style-name="T1">電話：02-22398105~6　　　　　</text:span><text:span text:style-name="T3"><text:line-break/></text:span><text:span text:style-name="T1">傳真：02-22397634　　</text:span><text:span text:style-name="T3"><text:line-break/></text:span><text:span text:style-name="T1">E-Mail：eastfree@east.org.tw　　</text:span><text:span text:style-name="T3"><text:line-break/></text:span><text:span text:style-name="T1">Website：http://www.east.org.tw/　</text:span><text:span text:style-name="T3"><text:line-break/></text:span><text:span text:style-name="T1">歡迎贊助：促進人與動物、環境的和諧互動，改善動物福利</text:span><text:span text:style-name="T3"><text:line-break/></text:span><text:span text:style-name="T1">劃撥帳號：19461051　台灣動物社會研究會</text:span></text:p>
      <text:p text:style-name="P1"><text:span text:style-name="T1">陳真 | 2009.06.10 18:15 | </text:span><text:span text:style-name="T2">#</text:span></text:p>
      <text:p text:style-name="P2"><text:span text:style-name="T1">阿忠如何知道是警察杯杯?</text:span></text:p>
      <text:p text:style-name="P2"><text:span text:style-name="T1">我也常收到一些表面上有名有姓的人之來信詢問,可是,一個匿名混蛋並不會因為他隨便編了個姓名就能騙人以為真有其人,一個人是否匿名,是問真的還是問假的,是有意惡搞或無意,只要聞一下那個味道通常都能感覺得出來.</text:span></text:p>
      <text:p text:style-name="P2"><text:span text:style-name="T1">比方說這留言板有個綠色人渣,就換了不知道多少名字,讓人以為好像人很多,其實都是同樣那一兩個人. 台前幕後不斷裝神弄鬼,所以我給錄了IP,果然一追查來源便逐個現身.</text:span></text:p>
      <text:p text:style-name="P2"><text:span text:style-name="T1">一個人要當好人也行,當壞人也沒關係,至少都還是個 "人",但千萬別當人渣,窩窩囊囊陰陰暗暗地,真的很沒出息.</text:span></text:p>
      <text:p text:style-name="P2"><text:span text:style-name="T1">警察更不該這樣沒出息,又不是爪爬仔,有什麼問題就光明正大直接問,何必裝神弄鬼匿名或用一些假身份不知道是想刺探什麼.</text:span></text:p>
      <text:p text:style-name="P2"><text:span text:style-name="T1">我們又不窩囊,站樁就站樁,難道會有什麼祕密怕被人知道? 哪天若真要做什麼抗爭,我們更會直接通知對方,不會幹偷偷摸摸去噴油漆或搞破壞之類的事.</text:span></text:p>
      <text:p text:style-name="P2"><text:span text:style-name="T1">哪天我們若真想以身試法,就會刻意以身試法,而不會去幹違法的事被逮捕或被移送法辦後卻說什麼司法迫害之類沒出息的話. 存心以身試法的抗爭者應該想辦法公開去做那些會讓自己有罪的舉動,而不是事後想辦法脫罪. 若要脫罪,一開始就根本不應該來做這些事.</text:span></text:p>
      <text:p text:style-name="P2"><text:span text:style-name="T1">從巴勒網後台也可以看見,北市警方也常來巴勒網. 但我不知道他們究竟是在工作還是個人在玩網路? 若是一種工作,為何瀏覽巴勒網會成為警方的工作項目之一? 有必要浪費這樣的人力在我們身上嗎?</text:span></text:p>
      <text:p text:style-name="P1"><text:a xlink:type="simple" xlink:href="http://palinfo.habago.org/mt-comments.cgi?__mode=red&amp;id=18076"><text:span text:style-name="T2">柳春春阿忠</text:span></text:a><text:span text:style-name="T1"> | 2009.06.10 13:09 | </text:span><text:span text:style-name="T2">#</text:span></text:p>
      <text:p text:style-name="P3"><text:span text:style-name="T1">大會報告：剛剛起床，接到一通自稱中正大學學生來電探聽的電話。警察先生真是一點都不光明磊落啊......。</text:span></text:p>
      <text:p text:style-name="P1"><text:span text:style-name="T1">陳真 | 2009.06.10 04:20 | </text:span><text:span text:style-name="T2">#</text:span></text:p>
      <text:p text:style-name="P2"><text:span text:style-name="T1">(續前)</text:span></text:p>
      <text:p text:style-name="P2"><text:span text:style-name="T1">人們常喜歡騙小孩說: 好心有好報或善有善報惡有惡報, 比方說幾乎所有連續劇, 所有廉價小說, 以及各種好萊塢電影, 都是這麼胡扯. 公式是這樣: 一個好人一開始被誤解了, 哇, 真是人見人厭, 大家說到他就皺眉吐痰. 可是, 隨著許多機緣巧合¸ 人們終於知道 “真相”, 原來壞人另有其人, 於是好人獲得平反, 好人終於有好報, 甚至成為英雄, 不但女生搶著愛, 而且名利雙收等等.</text:span></text:p>
      <text:p text:style-name="P2"><text:span text:style-name="T1">可是, 現實中有幾件這樣的事? 絕無僅有, 少之又少. 所謂好人有好報壞人有壞報這樣的鬼話恐怕連小孩也騙不過. 事實上, 好人很少有好報, 壞人更是很少有壞報. 如果好人都像好萊塢電影演的那樣眾人欽羡, 天底下將不會有壞人了¸ 大家搶破頭也要當好人.</text:span></text:p>
      <text:p text:style-name="P2"><text:span text:style-name="T1">真實世界裏, 好人不但不會有好報, 而且十之九會很慘, 他得承受外人難以想像的無數痛苦. 好得太過頭的, 更是甚至得身敗名裂或賠上人生一切應得的待遇, 可是, 你不要以為現實就像好萊塢電影那樣, 隨著劇情推演, 最後會來個大逆轉. 根本不會有這種事, 想都不要想. 如果你想當個正直的好人, 對於這一切痛苦你就得認了, 你不要幻想哪天會戲劇化平反, 人們 “終於” 認識了你的好. 這純粹是一種幻想, 一種好萊塢電影, 而不是真實人生.</text:span></text:p>
      <text:p text:style-name="P2"><text:span text:style-name="T1">或許有時你會自我安慰說, 沒關係, 百年後 “高貴的人們” (馬克思語) 將公平看待我們, 歷史將還給我們一個公道. 這樣的事, 當然要比你生前平反的可能性要高一些, 但其實也高不了多少. 我們所看到的各種死後平反的例子其實只是極少數的名人, 其他絕大多數的 “好人”, 就算有天大委屈或誤解, 死了就死了, 大家嘲笑兩句¸ 不消多久就失去了抹黑嘲弄的興趣, 根本不會有人記得你了.</text:span></text:p>
      <text:p text:style-name="P2"><text:span text:style-name="T1">而壞人呢? 幾個會有壞報? 壞人有壞報的例子真要我舉例, 我還真舉不出半個來. 事實上, 壞人一朝吃香喝辣, 通常就持續吃香喝辣, 而且庇蔭子孫繼續享受各種榮華富貴, 持續接受人們的歡呼與羨慕. 有哪個壞人真會遭到什麼壞報? 少之又少.</text:span></text:p>
      <text:p text:style-name="P2"><text:span text:style-name="T1">當然, 這裏指的壞人是指那些壞到根本不需犯法就能為惡、心術不正的混蛋, 例如所有政客, 例如各行各界衣冠楚楚的菁英們, 例如那些匿名玩陰的人渣, 而不是指那些下階層偷搶拐騙的歹徒之類.</text:span></text:p>
      <text:p text:style-name="P2"><text:span text:style-name="T1">阿扁算是壞人之中比較倒楣的一個特例, 但即便是阿扁, 你以為他會多倒楣? 絕對不會! 他們雖然一家都是賊, 但我敢保證他們一家將持續吃香喝辣個好幾代而終究絕對不會有事.</text:span></text:p>
      <text:p text:style-name="P2"><text:span text:style-name="T1">總之, 好人是註定不會有好報的, 而壞人只要壞得有技術點, 壞得冠冕堂皇些, 更絕對不會有壞報. 壞人若真有壞報, 我看不但各政府機構或民意機關得全數關門, 許多醫院和各大學恐怕八成也得打烊.</text:span></text:p>
      <text:p text:style-name="P2"><text:span text:style-name="T1">至於好人若有好報, 你想世上還會有誰不想當好人? 正因為好人註定有壞報, 所以我們才只好想盡辦法騙小孩說: “你看! 等電影或連續劇例如 “大長今” 快演完時, 好人就會獲得好報, 到時候他就是萬人迷了, 名利雙收了.” 可是, 這純粹是一種幻想.</text:span></text:p>
      <text:p text:style-name="P2"><text:span text:style-name="T1">可我仍一直相信善有善報惡有惡報. 原因是, 此報非彼報. 所謂善報惡報指的是一種宗教概念, 就好像信耶穌會得永生一樣. 當你連世上的生命都能捨去, 你就能永生. 這意味著此永生非彼永生, 此善惡之報也非彼善惡之報.</text:span></text:p>
      <text:p text:style-name="P2"><text:span text:style-name="T1">好人一定會有好報, 但此 “報” 並非指世上的福利與好康, 而是說, 當你犧牲了這一切時, 老天爺會給你個獎賞.</text:span></text:p>
      <text:p text:style-name="P2"><text:span text:style-name="T1">於是, 真正的重點來了! 這獎賞究竟是什麼呢? 這獎賞就是你所做的好事以及 “你” 這個好人本身. 你所做的事, 以及你這個人本身, 就是你最好的回報; 再也沒有其它外來的任何回報了.</text:span></text:p>
      <text:p text:style-name="P2"><text:span text:style-name="T1">就好像好花會有好報一樣, 好花的好報就在於這朵花本身以及它所做的, 也就是它所散發的香氣和感覺. 除此之外, 別無它物. 所謂好報並不是說在這一切美好的人事物 “之外” 另外會有個報酬.</text:span></text:p>
      <text:p text:style-name="P2"><text:span text:style-name="T1">很多民間小說不是常有那類故事, 比方說誠實的樵夫當天神為他打撈起金斧銀斧時他都否認那是他的釜頭, 堅持自己的只是一把生鏽的鐵製斧頭. 最後神就把金斧銀斧都送給他做為誠實的獎勵. 但這些都只是一種寓言, 一種神話, 一種與現實不符的幻想.</text:span></text:p>
      <text:p text:style-name="P2"><text:span text:style-name="T1">好人的好報就在於存在這樣一個人, 存在這樣一個人所做的一切美好的事, 這就是最大也是唯一的回報. 除此之外, 別無它物做為報酬. 而這個好人在現實世界中是會倒大霉的, 但卻也正因如此而成就了 “美”, 成就了 “善”. 耶穌若非無辜受難, 何能洗淨世人的罪?</text:span></text:p>
      <text:p text:style-name="P2"><text:span text:style-name="T1">宗教也一樣. 千萬不要把宗教當成一種可以讓你人際關係更好, 讓你飛黃騰達舒服愉快過日子的依靠, 恰恰相反, 宗教是要讓你倒霉讓你成為犧牲品的. 馬克思說: “宗教是鴉片”, 我覺得他說錯了. 宗教不是鴉片, 教會才是. 鴉片就是讓你吸得爽歪歪甚至一路爽到底, 教會鴉片更是除了爽之外沒有其它副作用, 讓你不但自我感覺異常良好, 而且更好混得開.</text:span></text:p>
      <text:p text:style-name="P2"><text:span text:style-name="T1">當然, 我不是說每個教會或每個教徒都是這樣. 只是我並不相信一個日子過得很爽人人稱羨的基督徒就是了. 要我相信其實很簡單, 先學著跟一般人一樣生活,至少物質上不要過得比大家好太多, 然後再來稱賢稱義也不遲.</text:span></text:p>
      <text:p text:style-name="P2"><text:span text:style-name="T1">十幾年前, 有很長一段時間, 我曾是勞工陣線的幹部, 但每次開會發現所有人都開車, 只有我一人得冒著日曬雨淋來回騎上一兩小時的摩托車, 可是, 我是醫生, 而且當時還是個區域教學醫院的主任, 論收入, 理應超過一般人的甚至十倍以上, 應該是我開車你們騎機車才對.</text:span></text:p>
      <text:p text:style-name="P2"><text:span text:style-name="T1">可是, 我發現, 這些勞工代表或幹部們, 有的住豪宅, 有的好像錢多到用不完, 餐桌是義大利進口, 連買個音響都是百萬元起跳, 可我買音響頂多就是一兩千塊台幣, 我當時的書桌是兼餐桌使用,是一般人燒香拜拜用的那種折疊式活動桌子, 一個才兩百元, 每次抗爭經常就搬我的桌子充當群眾簽名桌. 為何咱們物質生活落差這麼大? 這時候, 要我相信他們真的了解勞工的痛苦並且願意為此奮鬥, 實際上是很難相信.</text:span></text:p>
      <text:p text:style-name="P5"/>
      <text:p text:style-name="P1"><text:span text:style-name="T1">陳真 | 2009.06.09 21:47 | </text:span><text:span text:style-name="T2">#</text:span></text:p>
      <text:p text:style-name="P3"><text:span text:style-name="T1">跟久違好友一段談話(略加修改以免讓人猜出是誰)</text:span></text:p>
      <text:p text:style-name="P3"><text:span text:style-name="T1">B: 陳真,你怎麼不受洗?</text:span></text:p>
      <text:p text:style-name="P3"><text:span text:style-name="T1">我: ....(無言)</text:span></text:p>
      <text:p text:style-name="P3"><text:span text:style-name="T1">B: 你不信神是吧? 你們唸哲學的,不會相信這些.</text:span></text:p>
      <text:p text:style-name="P3"><text:span text:style-name="T1">我: 我信神啊.我寫的每個字不都跟神有關?</text:span></text:p>
      <text:p text:style-name="P3"><text:span text:style-name="T1">B: 哪個神?</text:span></text:p>
      <text:p text:style-name="P3"><text:span text:style-name="T1">我: 神只有一個.</text:span></text:p>
      <text:p text:style-name="P3"><text:span text:style-name="T1">B: 那你為什麼不受洗? 或是來教會?</text:span></text:p>
      <text:p text:style-name="P3"><text:span text:style-name="T1">我: 我不會想要去隸屬一個教會.</text:span></text:p>
      <text:p text:style-name="P3"><text:span text:style-name="T1">B: 為什麼?</text:span></text:p>
      <text:p text:style-name="P3"><text:span text:style-name="T1">我: 我相信神,但我不相信教會,更不會相信長老教會. 在我看來,教會只是像個影評人,我不需要透過任何影評去了解一部電影,更不需要透過影評去了解拍這電影的那位導演.</text:span></text:p>
      <text:p text:style-name="P3"><text:span text:style-name="T1">教會是人的產物,我不需要這種東西. 托爾斯泰說: "天國就在你心裏." 達賴說: "我的心就是我的殿堂". 一個人想禱告,他實在不需要跑去教會禱告給大家看,他隨時可以禱告.</text:span></text:p>
      <text:p text:style-name="P3"><text:span text:style-name="T1">教會是人的產物,聖經也是. 它或許是神的部份話語,但卻是由人所編篆,而且是經過與當代議會政治方式十分類似的程序所推出來的一種人為共識,它不是上帝親筆所寫.</text:span></text:p>
      <text:p text:style-name="P3"><text:span text:style-name="T1">我相信,人想去到上帝那裏,不但不一定需要先經過聖經的閱讀,許多時候,閱讀經典反而是有害的. 你看三隱士連禱告文都不識一個字,可是,究竟是教導他們如何禱告的主教較為神所喜愛或三隱士較像神的子民? 答案其實很清楚.</text:span></text:p>
      <text:p text:style-name="P3"><text:span text:style-name="T1">聖經不也說,天國是屬於那些像小孩子的人. 小孩甚至連字都還不認識,他哪會讀聖經?</text:span></text:p>
      <text:p text:style-name="P3"><text:span text:style-name="T1">而且 ,在教會裏,整天把那些他們從沒做到的道理掛在嘴巴上,越說其實只是離神越遠.</text:span></text:p>
      <text:p text:style-name="P3"><text:span text:style-name="T1">B: ...(點頭表認同) 不過,宗教是一種精神寄託.</text:span></text:p>
      <text:p text:style-name="P3"><text:span text:style-name="T1">我 : 宗教也不該是什麼精神寄託,我是說,不是要藉著它來享福發達或獲得世上的所謂平安. 正好相反,至少我所理解的基督教是要教人成為一種犧牲,這是會讓你倒楣而不是要讓你發達的,這是要讓你承受痛苦的,甚至要讓你被眾人唾棄,而不是要使你過得舒舒服服或是為眾人所欽羨. 耶穌到頭來甚至都上了十字架不是嗎? 如果你信教信得左右逢源飛黃騰達爽歪歪, 那你應該半夜起床捫心自問自己究竟是信真的還是信假的.</text:span></text:p>
      <text:p text:style-name="P3"><text:span text:style-name="T1">宗教絕不應該當成一種讓你的世俗日子亨通發達的依靠,也不是一種讓你人際關係改良的方法. 而且正好相反,就如齊克果所說:</text:span></text:p>
      <text:p text:style-name="P3"><text:span text:style-name="T1">"你若真的願意實踐神的教誨,你將立刻四面楚歌,你將立即跛腳而寸步難行,你將成為一名可憐蟲或受害者,可是,當眾人糟蹋你時,神會以一種不可思議的方式悄悄來到你身邊."</text:span></text:p>
      <text:p text:style-name="P3"><text:span text:style-name="T1">維根斯坦也曾說: "所謂永生,並不是指的長生不老,而是指一種在時空之外不受制於時空法則的生命."</text:span></text:p>
      <text:p text:style-name="P3"><text:span text:style-name="T1">所謂快樂也一樣,成為可憐蟲或倒楣鬼怎麼會快樂? 耶穌怎麼會有我們平常所謂的快樂? 宗教上所謂快樂並不是指的世俗上的享受或榮耀,而是指的一種只有你心知肚明的深層愉悅與滿足,但你在現實世界中,肯定是充滿痛苦而不會愉快的;就算耶穌也不可能笑嘻嘻地上十字架吧? 耶穌照樣稱它苦酒滿杯,差別只是在於耶穌雖覺得苦,但祂不求自己避免苦杯的意志遂行.</text:span></text:p>
      <text:p text:style-name="P3"><text:span text:style-name="T1">總之,把宗教當成一種為己謀福利的精神寄託是錯的,那不是宗教,那比較像一種福利社或民間團體,只要加入成為會員就有許多好康等你拿,但宗教卻不該是這樣一種東西.</text:span></text:p>
      <text:p text:style-name="P3"><text:span text:style-name="T1">結論: 我對教會意見多,特別是長老教會,但希望你不要受我影響,儘管走你自己想走的路. 教會若是個家,畢竟每個人應該有他自己回家或離家的方式.</text:span></text:p>
      <text:p text:style-name="P3"><text:span text:style-name="T1">日本歷史上有位反對日本四處侵略卻被開除的教授叫矢內原忠雄,就是個無教會主義者. 維根斯坦在我看來是個極其虔誠的信徒,但他不但不上教會,他甚至說: "如果有一種宗教沒有任何教義(doctrine),我將馬上加入.</text:span><text:span text:style-name="T3"><text:line-break/></text:span></text:p>
      <text:p text:style-name="P1"><text:a xlink:type="simple" xlink:href="http://palinfo.habago.org/mt-comments.cgi?__mode=red&amp;id=18064"><text:span text:style-name="T2">柳春春阿忠</text:span></text:a><text:span text:style-name="T1"> | 2009.06.09 01:05 | </text:span><text:span text:style-name="T2">#</text:span></text:p>
      <text:p text:style-name="P2"><text:span text:style-name="T1">感謝懷軒。</text:span><text:span text:style-name="T3"><text:line-break/></text:span><text:span text:style-name="T1">日期已補上。</text:span></text:p>
      <text:p text:style-name="P1"><text:span text:style-name="T1">懷軒 | 2009.06.09 00:25 | </text:span><text:span text:style-name="T2">#</text:span></text:p>
      <text:p text:style-name="P3"><text:span text:style-name="T1">首頁公佈的站樁活動沒打上日期喔~。</text:span></text:p>
      <text:p text:style-name="P3"><text:span text:style-name="T1">懷軒</text:span></text:p>
      <text:p text:style-name="P1"><text:a xlink:type="simple" xlink:href="http://palinfo.habago.org/mt-comments.cgi?__mode=red&amp;id=18061"><text:span text:style-name="T2">柳春春阿忠</text:span></text:a><text:span text:style-name="T1"> | 2009.06.08 11:47 | </text:span><text:span text:style-name="T2">#</text:span></text:p>
      <text:p text:style-name="P2"><text:span text:style-name="T1">大會報告：AIT比起師大路這個站樁地點，可能會令人興奮一點點。早上9點就被一通詢問叫醒。另，我在首頁站樁公告加了AIT的GOOGLE地圖。(包含從捷運木柵線大安站步行至AIT的路線指示)</text:span></text:p>
      <text:p text:style-name="P1"><text:span text:style-name="T1">陳真 | 2009.06.08 05:15 | </text:span><text:span text:style-name="T2">#</text:span></text:p>
      <text:p text:style-name="P3"><text:span text:style-name="T1">六月份站樁將在美國在台協會進行,請見首頁.</text:span></text:p>
      <text:p text:style-name="P1"><text:span text:style-name="T1">陳真 | 2009.06.05 18:48 | </text:span><text:span text:style-name="T2">#</text:span></text:p>
      <text:p text:style-name="P2"><text:span text:style-name="T1">歐巴馬的演說,使美國在回教世界的形象瞬間大幅提升,各種民調都破表,可見恐怖份子實在很善良,長期被侵略與屠殺,現在來了一個比較文明的講幾句其實也沒什麼的友善話語,被壓迫者似乎就原諒了加害者.</text:span></text:p>
      <text:p text:style-name="P2"><text:span text:style-name="T1">歐巴馬之相對於布希,這其實也使我對美國或西方許多國家所謂民主制度感到很懷疑,台灣當然就更不用說了. 民主是不談英明君主,不依靠個人的善意的,但事實上,當你選出一個人渣例如布希或陳水扁,跟你選出一個正常人,後果很可能全然不同,代表人民的國會事實上並沒有辦法管制穿著西裝的現代君王之為所欲為.</text:span></text:p>
      <text:p text:style-name="P2"><text:span text:style-name="T1">當年西歐大多國家都反對侵伊戰爭,但他們的政府照樣派兵參戰或支持,而民意卻無法對之有效制裁. 一個人或少數人的意志在所謂民主國家依然凌駕於所有民意之上.</text:span></text:p>
      <text:p text:style-name="P2"><text:span text:style-name="T1">當年若不是選出布希,我看美國大概也不會自導自演諸如911這樣一些所謂恐怖攻擊,當然也就更不會有接下來的各種侵略包括伊拉克和阿富汗等等.</text:span></text:p>
      <text:p text:style-name="P2"><text:span text:style-name="T1">這其實也說明了所謂投廢票之爛蘋果理論是錯的,兩個爛蘋果終究還是會有一個比較不爛,而這個乍看微小的 "不爛" 差距,便很可能產生巨大的不同結果. 就好像兩條角度稍有不同的線條,當它往外無限延伸,差距便逐漸拉大.</text:span></text:p>
      <text:p text:style-name="P2"><text:span text:style-name="T1">p.s.: 連spec-i-a-l-i-s-t 一字都不能出現在我們的淨化版面上,因為含有c-i-a-l-i-s (犀牛士,一種壯陽藥).</text:span></text:p>
      <text:p text:style-name="P2"><text:span text:style-name="T1">陳真</text:span><text:span text:style-name="T3"><text:line-break/></text:span><text:span text:style-name="T1">============</text:span><text:span text:style-name="T3"><text:line-break/></text:span><text:span text:style-name="T1">半島新聞</text:span><text:span text:style-name="T3"><text:line-break/></text:span><text:span text:style-name="T1">Thursday, June 04, 2009</text:span><text:span text:style-name="T3"><text:line-break/></text:span><text:span text:style-name="T1">21:24 Mecca time, 18:24 GMT</text:span></text:p>
      <text:p text:style-name="P2"><text:span text:style-name="T1">Speech stirs mixed feelings</text:span></text:p>
      <text:p text:style-name="P2"><text:span text:style-name="T3"><text:line-break/></text:span><text:span text:style-name="T1">The Palestinian Authority hailed Obama's speech as a 'good beginning' [AFP]</text:span></text:p>
      <text:p text:style-name="P2"><text:span text:style-name="T1">Arab intellectuals remain unsurprisingly split over the speech by Barak Obama to the Islamic world.</text:span></text:p>
      <text:p text:style-name="P2"><text:span text:style-name="T1">While some consider it as bold, historic and an opening of a new chapter in US relations with the Islamic world, others simply see it as evasive and lacking substance.</text:span></text:p>
      <text:p text:style-name="P2"><text:span text:style-name="T1">Ahmed Yousef, senior advisor to the deposed Palestinian prime minister, Ismail Haniya, told Al Jazeera that Obama's speech was a "landmark", but had some reservations.</text:span></text:p>
      <text:p text:style-name="P2"><text:span text:style-name="T1">"The things he said about Islam and the Palestinian suffering and their right to have a state is great. It is a landmark and a breakthrough speech," Yousef said.</text:span></text:p>
      <text:p text:style-name="P2"><text:span text:style-name="T1">"But when it comes to legitimacy of the Israeli right to exist [there are issues]. He knows the Palestinians have to have their own state before recognising another.</text:span></text:p>
      <text:p text:style-name="P2"><text:span text:style-name="T1">"They [the US] recognise the PLO as representative of the Palestinian people, but they don't recognise the people's right to return to their own land in Palestine, as set out by the UN resolution.</text:span></text:p>
      <text:p text:style-name="P2"><text:span text:style-name="T1">"This issue needs to be recognised before the issue of recognising Israel.</text:span></text:p>
      <text:p text:style-name="P2"><text:span text:style-name="T1">"[However] we are feeling America isn't going to use their military might to keep threatening the Muslim world. That they are going to open dialogue and to engage with the Muslim world and Muslims in the region."</text:span></text:p>
      <text:p text:style-name="P2"><text:span text:style-name="T1">'Historic moment'</text:span></text:p>
      <text:p text:style-name="P2"><text:span text:style-name="T1">In depth</text:span></text:p>
      <text:p text:style-name="P2"><text:span text:style-name="T1">Focus:</text:span><text:span text:style-name="T3"><text:line-break/></text:span><text:span text:style-name="T1">Obama offers change to Muslim world</text:span><text:span text:style-name="T3"><text:line-break/></text:span><text:span text:style-name="T1">Americans 'negative' about Muslims</text:span><text:span text:style-name="T3"><text:line-break/></text:span><text:span text:style-name="T1">Winning the war of words</text:span></text:p>
      <text:p text:style-name="P2"><text:span text:style-name="T1">Videos:</text:span><text:span text:style-name="T3"><text:line-break/></text:span><text:span text:style-name="T1">Arabs gear up for Obama speech</text:span><text:span text:style-name="T3"><text:line-break/></text:span><text:span text:style-name="T1">Egypt awaits Obama address</text:span><text:span text:style-name="T3"><text:line-break/></text:span><text:span text:style-name="T1">Indonesia watches Obama</text:span></text:p>
      <text:p text:style-name="P2"><text:span text:style-name="T1">Your media:</text:span><text:span text:style-name="T3"><text:line-break/></text:span><text:span text:style-name="T1">Send us your video footage and pictures</text:span><text:span text:style-name="T3"><text:line-break/><text:line-break/></text:span><text:span text:style-name="T1">Hady Amr, a special-i-s-t on Middle East politics with the Brookings Institution in Doha, told Al Jazeera the speech "struck such a tone, as to be an historic moment".</text:span></text:p>
      <text:p text:style-name="P2"><text:span text:style-name="T1">"[Osama] Bin Laden is clearly shaking in his boots when you've got all the resistance movements in the region lining up saying this is a great speech.</text:span></text:p>
      <text:p text:style-name="P2"><text:span text:style-name="T1">"As the speech sinks in, the echoes that the president used from the Bible, Torah, Quran and human wisdom [mean] we are going to be operating politically in a newly redefined world.</text:span></text:p>
      <text:p text:style-name="P2"><text:span text:style-name="T1">"It is no longer possible for Israel to wiggle out of its settlements, for Hamas to make excuses about its rockets for Bin Laden to say cut your ties with Christians and Jews.</text:span></text:p>
      <text:p text:style-name="P2"><text:span text:style-name="T1">"I think the president has actually changed discourse on the political area in a very lasting way. I can't imagine Jews, Christians or Muslims feeling uncomfortable with this speech," he said.</text:span></text:p>
      <text:p text:style-name="P2"><text:span text:style-name="T1">However, Hassan Abu Nimah, director of the Royal Institute for Inter-Faith Studies at the Jordan Institute of Diplomacy in Amman, thought the speech was lacking substance.</text:span></text:p>
      <text:p text:style-name="P2"><text:span text:style-name="T1">'Non committal'</text:span></text:p>
      <text:p text:style-name="P2"><text:span text:style-name="T1">"I think it was very careful and non-committal. There was not much in it that indicated change. The speech was very evasive and lacking substance.</text:span></text:p>
      <text:p text:style-name="P2"><text:span text:style-name="T1">"He did not offer any criticism of Israel except that he was opposed to settlements.</text:span><text:span text:style-name="T3"><text:line-break/></text:span><text:span text:style-name="T1">He did not oppose the existing settlements. Half of the West Bank is occupied. Nobody is talking about where the state of Palestine is going to exist."</text:span></text:p>
      <text:p text:style-name="P2"><text:span text:style-name="T1">Some saw a a gap between Obama's words and actions.</text:span></text:p>
      <text:p text:style-name="P2"><text:span text:style-name="T1">Mohamed Oqla Arsan, a Syrian writer and analyst and former president of the Arab Writers Association, said: "It is a public relation speech that was rich with good gestures but did not amount to a breakaway from American policies that have created the divide between Washington and the Muslim World.</text:span></text:p>
      <text:p text:style-name="P2"><text:span text:style-name="T1">"Obama still fails to recognise that the Palestinian cause is the core issues that affect Arab and Muslim perceptions of America."</text:span></text:p>
      <text:p text:style-name="P2"><text:span text:style-name="T1">'Connect with people'</text:span></text:p>
      <text:p text:style-name="P2"><text:span text:style-name="T3"><text:line-break/></text:span><text:span text:style-name="T1">Obama evoked a vision of peace after a cycle of 'suspicion and discord' [EPA]</text:span><text:span text:style-name="T3"><text:line-break/></text:span><text:span text:style-name="T1">Todd Kent, a professor of American politics at the Texas A&amp;M University in Doha, told Al Jazeera: "There will be some Republicans who didn't like it, who will accuse him of being too apologetic, too broad in his goals, Democrats who are proud and excited. He has faced criticism for apologising for past US behaviour and for going too far with Israel.</text:span></text:p>
      <text:p text:style-name="P2"><text:span text:style-name="T1">"This speech was aimed at connecting with the people in the street. Obama was able to connect and raise key issues at the same time. We will see if he can turn his broad policy options into some specifics.</text:span></text:p>
      <text:p text:style-name="P2"><text:span text:style-name="T1">"When Obama said Israel must stop the settlements and Hamas stop the violence, he reflected the American stance on the issue.</text:span></text:p>
      <text:p text:style-name="P2"><text:span text:style-name="T1">"You are going to see a lot of domestic pressure on the president. Historically, presidents have bent to that pressure. We will see if Obama has the strength to be different.</text:span></text:p>
      <text:p text:style-name="P2"><text:span text:style-name="T1">"There is a lot of mistrust and misunderstanding on both sides. What Obama did best today was to bridge the gap between Muslims and Americans.</text:span></text:p>
      <text:p text:style-name="P2"><text:span text:style-name="T1">"If you look at the polls, Obama is popular here, yet most people in the Middle East dislike US policy. Obama's challenge will be if he can bring them both together," Kent said.</text:span><text:span text:style-name="T3"><text:line-break/><text:line-break/></text:span></text:p>
      <text:p text:style-name="P1"><text:span text:style-name="T1">陳真 | 2009.06.03 17:05 | </text:span><text:span text:style-name="T2">#</text:span></text:p>
      <text:p text:style-name="P3"><text:span text:style-name="T1">不了解卻自以為了解恐怕是世上許多衝突與悲劇的根源,就好像西方人不了解但卻自以為了解華人或其它民族一樣,反之亦然,很多台灣女生對洋人充滿憧憬,把好萊塢那一套直接套在每個洋人身上,但事實上卻非如此,就好像洋人受李小龍影響,以為我們或多或少都會點中國功夫,但事實上幾個人會打拳?</text:span></text:p>
      <text:p text:style-name="P3"><text:span text:style-name="T1">記得有個英國小女生問說: "你們台灣有電冰箱嗎?" 實在可笑,台灣的電冰箱恐怕比英國不但要多上許多而且要大上好幾倍. 但他們有些人可能以為台灣很落後,甚至以為台灣就是泰國的同義詞,反正以為亞洲都很落後,故有 "你們那裡有電冰箱嗎?" 此一疑問.</text:span></text:p>
      <text:p text:style-name="P3"><text:span text:style-name="T1">因此,"理解" 大概是所有問題的主要核心. 政客騙選票靠的是什麼? 不過就是刻意製造誤解,把異己污名化. 軍火販子賣武器或挑起戰爭最好的方法是什麼? 就是說謊與扭曲,把對方給戴上個污紗帽,甚至己妖魔化成一種病態,所謂恐怖份子就是這樣一種言語邏輯.</text:span></text:p>
      <text:p text:style-name="P3"><text:span text:style-name="T1">戰爭如此,平常特別是在華人世界裏的種種圈子,不也一模一樣. 他不需要真的去打你揍你,他只要把你污名化便可.</text:span></text:p>
      <text:p text:style-name="P3"><text:span text:style-name="T1">我常說一個故事,記得二十年前我在彰化基督教醫院實習,當我輪派到精神科時,科裏請來了一位現在很 "愛台灣" 的台灣精神醫學界大老指導我們. 剛好那時科裏收了一個精神分裂症病患,但他同時也是個民進黨員. 這位大老在指導大家怎麼了解病情時就說: 這個人是個民進黨,這我們就要小心了,我們要特別注意看他有沒有被害妄想,有沒有情緒暴躁,更重要就是要注意看他在人格這方面是否有人格異常的病態.</text:span></text:p>
      <text:p text:style-name="P3"><text:span text:style-name="T1">大家聽了猛點頭表示對大老之觀察入微感到佩服,但我以為他是在開玩笑,於是噗嗤一笑,但很快就把笑聲收回,因為我發現他是當真的而不是在開玩笑. 而我當時仍是個民進黨員,因此頓時感到彷彿我也變成一種病態似的. 後來,我發現,醫護人員果然把這位病人的各種作為例如反核抗議,全視為一種生病的證據.</text:span></text:p>
      <text:p text:style-name="P3"><text:span text:style-name="T1">改朝換代也一樣,頂多只改變污名化的對象,而不是改變污名化的手段.</text:span></text:p>
      <text:p text:style-name="P3"><text:span text:style-name="T1">你要打擊一個人或一個民族,往往在發射飛彈之前,語言武器就已經先發揮作用. 以前國民黨說我們是什麼? 是野心陰謀份子,絕大多數人民是相信的,於是你身上得被迫戴著這樣一頂帽子,面對周遭所有的人際關係隨之而來的各種羞辱嘲諷與誤解.</text:span></text:p>
      <text:p text:style-name="P3"><text:span text:style-name="T1">但即便改朝換代了,這樣的作法仍然深入人心,至少深入華人社會的心. 前些日子聽悟泓演講,他說世上最毒的東西就是語言(大意如此). 但在我看來,毒跟藥其實是同一種東西,對症就是藥,否則便是毒. 語言也一樣,理解便是藥,誤解便是毒. 你不能說這事情不重要,如果它不重要,我看不出凡是有關生命之事還會有第二個話題可談. 大至世界大戰或以巴戰火,小至人與人之間的衝突,全是有關誤解. 誤解是所有衝突的柴火.</text:span></text:p>
      <text:p text:style-name="P3"><text:span text:style-name="T1">不了解卻自以為了解或刻意誤解刻意造謠或抹黑異己,效果基本上是一樣的. 或許這也是為什麼我們需要藝術需要哲學的原因,因為這些東西幫助我們想像,幫助我們重新佈置時空,在概念上或方法上藉著時間空間的不同調整,或是像維根斯坦說的,藉著各式出於想像或出於事實的例子,讓我們看見人事物真實的面貌.</text:span></text:p>
      <text:p text:style-name="P3"><text:span text:style-name="T1">科波拉幾次強調,他不是反戰,他只是反對謊言,同樣地,與其說我反戰,我倒也覺得我自始至終只是對謊言或偏見厭惡至極,它不但道德上令人厭惡,同時理性上也很低能.</text:span></text:p>
      <text:p text:style-name="P3"><text:span text:style-name="T1">沈從文有句話深得我心,他說:我對這世界沒有意見. 我對世界也沒意見,但我對世界怎麼被捏造出來有意見.</text:span></text:p>
      <text:p text:style-name="P1"><text:span text:style-name="T1">陳真 | 2009.06.02 19:49 | </text:span><text:span text:style-name="T2">#</text:span></text:p>
      <text:p text:style-name="P2"><text:span text:style-name="T1">(續前)</text:span></text:p>
      <text:p text:style-name="P2"><text:span text:style-name="T1">A: 我這次來雲林啊,特別注意一下看有沒有人闖紅燈,結果沒有啊.</text:span></text:p>
      <text:p text:style-name="P2"><text:span text:style-name="T1">我: 雲林還好啦,跟台北比起來還好.</text:span></text:p>
      <text:p text:style-name="P2"><text:span text:style-name="T1">A: 台北? 誰跟台北比? 沒有人跟台北比! 而且事實上台北人開車也很守規矩.</text:span></text:p>
      <text:p text:style-name="P2"><text:span text:style-name="T1">我: ...(默然).(心裏納悶: 現在是有關交通的辯論時間嗎? 這有什麼好反駁? 他都有在看蘋果,大概是在反駁我最近幫成龍講話批評台灣的交通 "太" 自由一事.)</text:span></text:p>
      <text:p text:style-name="P2"><text:span text:style-name="T1">A: 英國的醫生沒有比較好啊.</text:span><text:span text:style-name="T3"><text:line-break/></text:span><text:span text:style-name="T1">我: 他們醫療效率差,看病慢慢看,但很詳細,態度也很好.</text:span><text:span text:style-name="T3"><text:line-break/></text:span><text:span text:style-name="T1">A: 沒有吧,我太太以前...在急診室那個都是住院醫師在看.</text:span><text:span text:style-name="T3"><text:line-break/></text:span><text:span text:style-name="T1">我: 態度比較好.</text:span><text:span text:style-name="T3"><text:line-break/></text:span><text:span text:style-name="T1">A: 沒有吧.</text:span><text:span text:style-name="T3"><text:line-break/></text:span><text:span text:style-name="T1">我:...(默然) (心裏想: 這有什麼好辯? 他大概是在反駁我屢次寫文章批評台英兩地醫療人員的態度之巨大差異. 這人很奇怪,我在醫院內部寫的文章竟然也會輾轉傳到他手上.)</text:span></text:p>
      <text:p text:style-name="P2"><text:span text:style-name="T1">A: 對了,你幹嘛去唸什麼書啊? 唉呀,當醫生就好了啦.</text:span></text:p>
      <text:p text:style-name="P2"><text:span text:style-name="T1">我: ...(默然尷尬陪笑).</text:span></text:p>
      <text:p text:style-name="P2"><text:span text:style-name="T1">A: 為什麼不開業呢? 精神科不好開是不是? 應該不會有生意.</text:span></text:p>
      <text:p text:style-name="P2"><text:span text:style-name="T1">我: ...(默然尷尬陪笑) (畫外音:媽的,那你這麼喜歡講八卦, 幹嘛不去當綜藝節目主持人呢?)</text:span></text:p>
      <text:p text:style-name="P2"><text:span text:style-name="T1">A: 那你們也要發表論文嗎?</text:span></text:p>
      <text:p text:style-name="P2"><text:span text:style-name="T1">我: 我們? ...嗯 (支吾其詞)..., 也要啊, 看你自己要不要寫或寫什麼. (畫外音: 這也算是個問題嗎?)</text:span></text:p>
      <text:p text:style-name="P2"><text:span text:style-name="T1">我接著說: 醫院想繼續發展當然就會希望醫生護士都要盡量發表論文. 我自己倒是連一篇也沒有. 我本來一直都很排斥發表論文, 可是一直有一些人要找我去教書,可我連教書資格都有問題,連一篇期刊論文都沒有,最近想,終究我還是得被迫寫些東西來發表才行.</text:span></text:p>
      <text:p text:style-name="P2"><text:span text:style-name="T1">學姐突然插嘴講到別的地方去: 陳真有些文章或想法沒有正式發表,卻把它寫在網路上或把它說出來,常被人剽竊或偷學.</text:span></text:p>
      <text:p text:style-name="P2"><text:span text:style-name="T1">A: 那你可以告他們啊.</text:span></text:p>
      <text:p text:style-name="P2"><text:span text:style-name="T1">我: 那我可能得請一百個律師才告得完二三十年來那麼多案子.</text:span></text:p>
      <text:p text:style-name="P2"><text:span text:style-name="T1">A: 那好那好,你不要唸什麼書了啦,也不用當醫生,你就靠著告人來賺錢不就好了?</text:span></text:p>
      <text:p text:style-name="P2"><text:span text:style-name="T1">我: ...(默然). 接著尷尬地說: 我...我不知道該怎麼說...(看著學姐,心想,妳自己來講話吧,我不會講了.)</text:span></text:p>
      <text:p text:style-name="P2"><text:span text:style-name="T1">A: 你看,我和鑑慧都很低調, 而你..你不是很愛跟人吵架很愛罵人,就打官司賺錢嘛! 嘿嘿嘿...</text:span></text:p>
      <text:p text:style-name="P2"><text:span text:style-name="T1">我: 我還不夠低調嗎? 而且我寫文章也只罵事情不罵 "人",至於平常生活更是很少跟人有什麼不愉快. 我在工作上更不會跟人吵架,我不想誇自己,但如果一定要這樣講話,事實上,不管我在哪個工作機構,長年以來一直都很受同事歡迎很受病人的推崇,我平常跟人特別好相處.</text:span></text:p>
      <text:p text:style-name="P2"><text:span text:style-name="T1">A: 有個你不認識的醫界同行說到你,就說是個大炮啦,很敢罵,怪胎一個啦.嘿嘿嘿...(態度很輕衊)</text:span></text:p>
      <text:p text:style-name="P2"><text:span text:style-name="T1">我:....(默然)</text:span></text:p>
      <text:p text:style-name="P2"><text:span text:style-name="T1">學姐: 在台灣就是這樣,改革者很容易就會被污名化.</text:span></text:p>
      <text:p text:style-name="P2"><text:span text:style-name="T1">A:...(默然,但神情顯然不以為然)</text:span></text:p>
      <text:p text:style-name="P2"><text:span text:style-name="T1">我: 我不知道該怎麼說, 不是你想像的那樣.</text:span></text:p>
      <text:p text:style-name="P2"><text:span text:style-name="T1">A: 唉呀, 反正不要再唸什麼書了啦,就當醫生就好.</text:span></text:p>
      <text:p text:style-name="P2"><text:span text:style-name="T1">我:...(默然,不知該說什麼)</text:span></text:p>
      <text:p text:style-name="P2"><text:span text:style-name="T1">-------------</text:span><text:span text:style-name="T3"><text:line-break/></text:span><text:span text:style-name="T1">相對於 "兵",看看這樣一些 "秀" 才們,就可以知道人與人的世界相去多遠.</text:span></text:p>
      <text:p text:style-name="P2"><text:span text:style-name="T1">兵相處起來挺愉快,真真實實的一個人,但跟 "秀" 才稍有接觸就覺得痛苦不堪,沒什麼人味,整個腦子除了功名利祿之評價比較與炫耀及背後說人壞話之外,好像整個世界都引不起他任何真實的趣味或感覺似的.</text:span></text:p>
      <text:p text:style-name="P2"><text:span text:style-name="T1">在這些人眼裏,人不是人,人只是一種經由各種功名利祿來定義的身份地位. 地位高,行情好,他就唯唯諾諾哄你巴結你,甚至說你是他的典範或心靈導師,你的文章思想多麼深邃多麼天才等等,而你的人格是多麼崇高聖潔.</text:span></text:p>
      <text:p text:style-name="P2"><text:span text:style-name="T1">可當你地位若輸他,他就百般不屑. 你變成可笑沒出息的怪人,甚至連精神或人格都可能有問題. 理應比過去還更加 "思想深邃" 的文章,竟然變成沒有用沒進步沒內涵的笑柄,甚至低級一點的還會寫信假裝是要來問候你,其實只是要跟你說你好爛好可憐啊,思想都沒有進步,人家我現在是名校教授耶,我獲得這樣那樣的成就,而你呢,你還在寫那些無聊的文章啊,要保重喔,與你共勉喔.</text:span><text:span text:style-name="T3"><text:line-break/><text:line-break/></text:span><text:span text:style-name="T1">我常舉個例,路旁有些狗,當牠啃著骨頭或撿到一包垃圾時,你最好不要去摸牠,等牠吃飽再摸,因為牠會以為你是要跟牠搶食物而可能咬你.</text:span></text:p>
      <text:p text:style-name="P2"><text:span text:style-name="T1">於是,只要你一靠近,牠就會齜牙裂嘴狺狺作響發出恐嚇聲,但其實我們根本沒有要跟牠搶骨頭,我們有自己的食物. 你所驕傲的骨頭,就算送給我,我也不敢吃. 我們的世界長得不一樣,不但語言不一樣,就連食物也不一樣,每晚更是做著完全不一樣的夢.</text:span></text:p>
      <text:p text:style-name="P2"><text:span text:style-name="T1">世界不一樣很正常,不正常的是台灣這個社會,似乎完全無法想像有人是活在不一樣的世界裏,而認定所有人一定都他一樣,窩囊地想著或追求著那些在我看來毫無價值或甚至讓人很想逃之夭夭的東西.</text:span></text:p>
      <text:p text:style-name="P2"><text:span text:style-name="T1">人們卻認定: 比方說如果有官做,大家一定半夜就趕去報到而不會相信有人會說我不要我不喜歡當主管不喜歡搞行政; 如果有大錢賺,大家一定拼命賺而不會相信有人會想把錢都送給窮人想要盡量跟窮人過著同樣的生活而不願過度消費;如果能提高社會地位,大家一定拼命爭取機會而不會相信有人會不喜歡那種環境而喜歡留在鄉野.</text:span></text:p>
      <text:p text:style-name="P2"><text:span text:style-name="T1">維根斯坦姐姐在日記裏說: 我實在很納悶,我這個弟弟怎麼了? 他為什麼不拿個學位? 為什麼要放棄很容易就能到手的哲學教授職位,卻反而跑去當園丁當廚房助理當醫院護佐?</text:span></text:p>
      <text:p text:style-name="P2"><text:span text:style-name="T1">日記裏寫著: 有一天,他就直接問維根斯坦. 維根斯坦說:</text:span></text:p>
      <text:p text:style-name="P2"><text:span text:style-name="T1">妳讓我想起這樣一個畫面: 在一個暴風夜,有個人在屋內看著窗外遠處有個人,這人究竟怎麼啦? 是腳有問題嗎? 好像站不穩似地往一邊倒,勉強還站立著. 屋內這個人根本不知道暴風正從哪吹來.</text:span></text:p>
      <text:p text:style-name="P2"><text:span text:style-name="T1">維根斯坦姐姐說,當她聽完維根斯坦這個比喻,"我就完全明白了維根斯坦的心境" 而從此不再對他之種種選擇感到納悶不解.</text:span></text:p>
      <text:p text:style-name="P2"><text:span text:style-name="T1">維根斯坦姐姐很聰明,光講這樣一個比喻就能懂. 事實上,能懂的自然就會懂,不可能懂的就算你給他看一千萬字的說明他還是照樣對你誤解到骨子裏,因為他根本無法想像人事物有無限的可能. 台灣就是這樣一種極度封閉的社會,就像個水族箱或伸展台,以為在台上搔首弄姿引來讚嘆就是每個人一生所追求的夢,他無法想像水族箱以外的世界,無法想像海洋,無法想像伸展台以外的真實與燦爛.</text:span></text:p>
      <text:p text:style-name="P1"><text:span text:style-name="T1">陳真 | 2009.06.02 00:38 | </text:span><text:span text:style-name="T2">#</text:span></text:p>
      <text:p text:style-name="P3"><text:span text:style-name="T1">(仍續給張澈那篇)</text:span></text:p>
      <text:p text:style-name="P3"><text:span text:style-name="T1">我比較不怕秀才遇到兵,反倒很害怕兵去遇到 "秀" 才,秀逗的 "秀",得加個引號.</text:span></text:p>
      <text:p text:style-name="P3"><text:span text:style-name="T1">我自認骨子裏是個兵,兵直接而坦白,一說一,二說二,不會拐彎抹角,憑感覺講氣味,"秀"才卻喜歡分析論述,喜歡解釋人事物的原因,腦袋裏一堆無血無肉沒有營養的理論或主張.</text:span></text:p>
      <text:p text:style-name="P3"><text:span text:style-name="T1">各位看過小弟差不多十年前寫的 "藏鏡人告官記" 或 "儒林拉屎" 或 "火氣大的原因" 或 "老師我思想有問題" 等等文章吧? 可謂兵遇到 "秀" 才的諸多實例之一. 記得當時各大院校一些自以為大牌的老師或自以為很厲害的研究生常常寫信來ggyy 不知道在論述什麼或反彈什麼,儘講些與我所言全然不相干的蠢話.</text:span></text:p>
      <text:p text:style-name="P3"><text:span text:style-name="T1">(廢話聲明: 我當然不是說 "每一個" 都是混蛋! 永遠得做這樣的聲明,否則 "秀" 才們會 "指出錯誤" 說我打翻了一船人.)</text:span></text:p>
      <text:p text:style-name="P3"><text:span text:style-name="T1">"不會講理卻很愛講" 跟 "根本不靠理字生活" 畢竟是兩回事. 這些喜歡 "講理" 的 "秀" 才們,幾個真有本事講理? 少之又少. 他們不是喜歡講理,他們只是喜歡一種 "我很會講理哦" 的虛榮.</text:span></text:p>
      <text:p text:style-name="P3"><text:span text:style-name="T1">其虛榮之強烈,往往令人難以置信,也正因虛榮如此強烈,於是蠢到離譜,壞到徹底.</text:span></text:p>
      <text:p text:style-name="P3"><text:span text:style-name="T1">那種壞當然不是法律意義上的壞,而是人品上的敗壞. 那種蠢也不是普通的蠢,是會讓人起疑其智商狀況的那種蠢. 但我們卻很難在其它社會的菁英界看到類似的蠢跟壞.</text:span></text:p>
      <text:p text:style-name="P3"><text:span text:style-name="T1">維根斯坦若活在台灣,我敢保證他一定會想辦法移民. 如果連劍橋那樣的環境都會讓他想吐,更不用說虛榮指數超過劍橋十的一億萬次方倍的台灣學界或台灣菁英社會.</text:span></text:p>
      <text:p text:style-name="P3"><text:span text:style-name="T1">眾所周知, 維根斯坦從來不參加學術研討會,也不看哲學期刊,他倒是很喜歡看電影及小說,有時甚至每天到電影院報到.</text:span></text:p>
      <text:p text:style-name="P3"><text:span text:style-name="T1">曾有一次,在一個談話中,同事跟他說咱們劍橋下周將有個哲學研討會; 維根斯坦說: "聽起來就好像說咱劍橋下周將會發生鼠疫一樣,我得躲遠一點".</text:span></text:p>
      <text:p text:style-name="P3"><text:span text:style-name="T1">還有一次,他突然氣急敗壞跑去跟朋友說: 慘了慘了,有個人渣親戚 (似乎也是個學者) 要來劍橋住一陣子, 我一定要躲起來. 他的朋友說,維根斯坦真的躲到倫敦去了; 他受不了這些不老實的人與事.</text:span></text:p>
      <text:p text:style-name="P3"><text:span text:style-name="T1">最近搭計程車從輔大到板橋火車站, 通常我若自己一個人, 都會跟司機講話; 跟這些 "兵" 講話,感覺彼此的 "語言" 似乎比較對味.</text:span></text:p>
      <text:p text:style-name="P3"><text:span text:style-name="T1">我問他前面街角吵吵鬧鬧的是在抬媽祖嗎? 他說不是,是大眾廟有活動, 然後就說到新莊當地的一些事, 指著一條街說這裏以前是一條大水溝, 那裡則是一些 "查某間" (妓女戶).</text:span></text:p>
      <text:p text:style-name="P3"><text:span text:style-name="T1">他說: 老娼仔(即老鴇)都坐在門口招徠客人, 而且呵呵呵, 都兩腳開開沒穿內褲. 我說: 那不是很恐怖嗎? 老娼不是都五六十歲了? 而且她是老闆娘, 不穿內褲是為啥呢? 自己也下海嗎?</text:span></text:p>
      <text:p text:style-name="P3"><text:span text:style-name="T1">司機說: 沒有啦, 我的意思是說老娼跟那些小姐啦, 呵呵呵呵呵, 小板凳排一排, 坐在門口, 每個都不穿內褲...</text:span></text:p>
      <text:p text:style-name="P3"><text:span text:style-name="T1">這司機說他自己已經六十幾歲了,我看他說得挺開心, 本來想跟他經驗交流一下,因為我從小至今的老家就是在台南 "新町" (台灣自日據時期以來最大的一個風化區, 全盛時期有一百多家妓女戶), 可惜板橋火車站很快就到了, 他說, "下次若有機會再為你服務,大家再來開講(即聊天)"</text:span></text:p>
      <text:p text:style-name="P3"><text:span text:style-name="T1">講到新町,我內心就激昂澎湃,大約就像熱血青年想到保家衛國那般身心反應. 但我之激昂澎湃是因為那裏頭有著我半生的記憶及見聞--我自己的, 還有別人的, 更有那些女子的各種悲歡離合及日常生活.</text:span></text:p>
      <text:p text:style-name="P3"><text:span text:style-name="T1">一到了晚上,整個新町區域全是江湖郎中的雜耍團或魔術表演或現在已經看不到的各種私人流動商家, 個個能言善道,但我從小聽到大, 他們每天將講些什麼台詞或賭博將怎麼出老千或拍賣如何做假等等, 我幾乎都瞭若指掌. 為了吸引觀眾, 許多攤甚至還會穿插 "SPECIAL " (我怕這裏有未成年小孩, 恕不便說明). 幾點會有SPECIAL 上場, 我也挺清楚.</text:span></text:p>
      <text:p text:style-name="P3"><text:span text:style-name="T1">每次SPECIAL 要開始表演時, 主持人就會說, 囝仔兄不要看, 回去叫你阿公叫你爸爸來看, 或者提醒大家說: 如果好看, 記得不要鼓掌啊, 惦惦看(即安靜地看)就好 (怕引來警察). 可是, 待人群一聚攏, 他又不表演SPECIAL了, 馬上又介紹起他所賣的藥物來. 通常真正的SPECIAL 表演時間是在十點或十一點多快收攤時.</text:span></text:p>
      <text:p text:style-name="P3"><text:span text:style-name="T1">我最喜歡看的是一些賣藥耍寶或魔術, 比方說表演吞玻璃,這是賣健胃散的, 吃了這個健胃散,你看,當場表演把燈泡嚼碎整個吞下肚子去都不會怎麼樣,變成鐵胃了,吞玻璃就跟吞餅乾屑一樣簡單.</text:span></text:p>
      <text:p text:style-name="P3"><text:span text:style-name="T1">我還喜歡看賣除蟲藥那一攤,老闆經常會叫他的小孩(我懷疑那真的是他小孩) 出來當眾大便給大家看, 你看,一吃這個蛔蟲藥, 再大的蟲也馬上死翹翹全排出來了.</text:span></text:p>
      <text:p text:style-name="P3"><text:span text:style-name="T1">每晚必然上演的賣藥表演除了人, 還包括各種動物, 猴子抽煙或騎單車這很常見, 比較驚心動魄的是毒蛇大戰貓鼬, 但其實沒有一次真的進行生死決鬥, 通常主持人只是故意挑釁一下雙方, 讓彼此嗆聲, 蛇一般都會氣得抬起頭來張嘴ㄔㄔ作響.</text:span></text:p>
      <text:p text:style-name="P3"><text:span text:style-name="T1">另外, 每晚會有蛇吞小雞的表演, 小雞無聲無息地整隻吞下, 最後蛇嘴裏就倒掛著兩隻雞腳. 還有一次算是特別表演, 不知從哪弄來一隻大黑熊, 關在籠子裏. 有一天, 我親眼看見一隻猴子就綁在籠子上, 猴子很調皮, 從籠頂一直捉弄那頭熊, 沒想到原本動作笨拙緩慢的大黑熊, 竟然突然以極快的速度伸出熊掌, 一把抓向那隻猴子. 猴子慘叫一聲, 胸前被抓出個大窟窿, 血不是用流的, 而是用噴的, 路人尖叫.</text:span></text:p>
      <text:p text:style-name="P3"><text:span text:style-name="T1">這裏頭最大的一間妓女戶一度名聞全台, 叫做 "夜來香", 離我家約十幾公尺, 就在正對面巷口. 那裏每晚門口都蹲著一堆人, 因為生意太好, 得排隊, 經常有人因為不耐久候,便站起來朝窗戶敲門叫裏面的人動作快一點, 經常聽到他們喊 "卡緊耶" (快一點之意).</text:span></text:p>
      <text:p text:style-name="P3"><text:span text:style-name="T1">因為龍蛇雜處, 新町經常有免費武俠場面可以看,最常用的劍器是武士刀, 第二是扁鑽. 有一次, 我跟我弟正在吃東西, 兩派人馬突然掀桌拔出武士刀幹起架來, 還好我們跑得快, 耳朵不小心被削到,流了點血.</text:span></text:p>
      <text:p text:style-name="P3"><text:span text:style-name="T1">我還有個 "最愛' 就是夜來香門口每晚有個說書攤, 幾把椅子, 前面一張小桌子, 桌上點著一個小燭火,手上拿著一個驚檀木, 說到精采處便拍桌吆喝, 真是精采到不行.</text:span></text:p>
      <text:p text:style-name="P3"><text:span text:style-name="T1">最常說的故事是三國演義和封神榜, 我幾乎聽到都會背了. 聽眾若聽了覺得興味,就自由捐獻幾個銅板, 不給錢當然也沒關係.</text:span></text:p>
      <text:p text:style-name="P3"><text:span text:style-name="T1">我的童年與少年,每天幾乎就是這樣過日子,不是泡在自己家開的電影院,就是每晚巡視這上百個攤位,除了考前一天,根本沒在看書,不過還是都考第一名就是了.</text:span></text:p>
      <text:p text:style-name="P3"><text:span text:style-name="T1">至於妓女們的故事, 差不多得寫上幾本書才講得完. 本來有一百多家妓女戶,現在只剩幾家努力硬撐, 例如夜巴黎,真花園等等.</text:span></text:p>
      <text:p text:style-name="P3"><text:span text:style-name="T1">夜巴黎一過街就正對著我家,現在門口還是一直都坐著一些女人等候客人上門, 不過看起來都至少五十幾歲了.</text:span></text:p>
      <text:p text:style-name="P3"><text:span text:style-name="T1">每次經過, 我都不太敢看她們, 我怕她們會覺得被人這樣看心裏會不舒服. 這些人, 往往從十七八歲就來了, 一生就奉獻在一張陰暗的小床上.</text:span></text:p>
      <text:p text:style-name="P3"><text:span text:style-name="T1">我的某部份大腦或許屬於菁英界, 但我的心卻從來都不曾離開這樣一些人,整個靈魂是同她們靠近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